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paragraph-properties fo:break-before="page"/>
      <style:text-properties officeooo:paragraph-rsid="0059aa80"/>
    </style:style>
    <style:style style:name="P3" style:family="paragraph" style:parent-style-name="Preformatted_20_Text">
      <style:paragraph-properties fo:break-before="page"/>
      <style:text-properties officeooo:paragraph-rsid="0063a548"/>
    </style:style>
    <style:style style:name="P4" style:family="paragraph" style:parent-style-name="Preformatted_20_Text">
      <style:paragraph-properties fo:break-before="page"/>
      <style:text-properties officeooo:paragraph-rsid="006c652a"/>
    </style:style>
    <style:style style:name="P5" style:family="paragraph" style:parent-style-name="Preformatted_20_Text">
      <style:paragraph-properties fo:break-before="page"/>
      <style:text-properties officeooo:paragraph-rsid="006fe130"/>
    </style:style>
    <style:style style:name="P6" style:family="paragraph" style:parent-style-name="Preformatted_20_Text">
      <style:paragraph-properties fo:break-before="page"/>
      <style:text-properties officeooo:paragraph-rsid="007254fa"/>
    </style:style>
    <style:style style:name="P7" style:family="paragraph" style:parent-style-name="Preformatted_20_Text">
      <style:paragraph-properties fo:break-before="page"/>
      <style:text-properties officeooo:paragraph-rsid="007304da"/>
    </style:style>
    <style:style style:name="P8" style:family="paragraph" style:parent-style-name="Preformatted_20_Text">
      <style:paragraph-properties fo:break-before="page"/>
      <style:text-properties officeooo:paragraph-rsid="00dbfaba"/>
    </style:style>
    <style:style style:name="P9" style:family="paragraph" style:parent-style-name="Preformatted_20_Text">
      <style:paragraph-properties fo:break-before="page"/>
      <style:text-properties officeooo:paragraph-rsid="011d2225"/>
    </style:style>
    <style:style style:name="P10" style:family="paragraph" style:parent-style-name="Preformatted_20_Text">
      <style:paragraph-properties fo:break-before="page"/>
      <style:text-properties style:text-underline-style="none" officeooo:paragraph-rsid="01837d7f"/>
    </style:style>
    <style:style style:name="P11" style:family="paragraph" style:parent-style-name="Preformatted_20_Text">
      <style:paragraph-properties fo:break-before="page"/>
      <style:text-properties officeooo:paragraph-rsid="01b8753f"/>
    </style:style>
    <style:style style:name="P12" style:family="paragraph" style:parent-style-name="Preformatted_20_Text">
      <style:paragraph-properties fo:break-before="page"/>
      <style:text-properties officeooo:paragraph-rsid="01c5f254"/>
    </style:style>
    <style:style style:name="P13" style:family="paragraph" style:parent-style-name="Preformatted_20_Text">
      <style:paragraph-properties fo:break-before="page"/>
      <style:text-properties officeooo:paragraph-rsid="018f66e7"/>
    </style:style>
    <style:style style:name="P14" style:family="paragraph" style:parent-style-name="Preformatted_20_Text">
      <style:paragraph-properties fo:break-before="page"/>
      <style:text-properties officeooo:paragraph-rsid="01dbd24b"/>
    </style:style>
    <style:style style:name="P15" style:family="paragraph" style:parent-style-name="Preformatted_20_Text">
      <style:text-properties style:text-underline-style="none"/>
    </style:style>
    <style:style style:name="P16" style:family="paragraph" style:parent-style-name="Preformatted_20_Text">
      <style:text-properties style:text-underline-style="none" officeooo:paragraph-rsid="016cf98d"/>
    </style:style>
    <style:style style:name="P17" style:family="paragraph" style:parent-style-name="Preformatted_20_Text">
      <style:text-properties style:text-underline-style="none" officeooo:paragraph-rsid="017b5fb7"/>
    </style:style>
    <style:style style:name="P18" style:family="paragraph" style:parent-style-name="Preformatted_20_Text">
      <style:text-properties style:text-underline-style="none" officeooo:paragraph-rsid="01837d7f"/>
    </style:style>
    <style:style style:name="P19" style:family="paragraph" style:parent-style-name="Preformatted_20_Text">
      <style:text-properties officeooo:paragraph-rsid="00076e8d"/>
    </style:style>
    <style:style style:name="P20" style:family="paragraph" style:parent-style-name="Preformatted_20_Text">
      <style:text-properties officeooo:paragraph-rsid="000a98ce"/>
    </style:style>
    <style:style style:name="P21" style:family="paragraph" style:parent-style-name="Preformatted_20_Text">
      <style:text-properties style:font-name="Courier New" fo:font-size="10pt" officeooo:paragraph-rsid="000a98ce" style:font-name-asian="Courier New" style:font-size-asian="10pt" style:font-name-complex="Courier New" style:font-size-complex="10pt"/>
    </style:style>
    <style:style style:name="P22" style:family="paragraph" style:parent-style-name="Preformatted_20_Text">
      <style:text-properties style:font-name="Courier New" fo:font-size="10pt" officeooo:paragraph-rsid="0068b037" style:font-name-asian="Courier New" style:font-size-asian="10pt" style:font-name-complex="Courier New" style:font-size-complex="10pt"/>
    </style:style>
    <style:style style:name="P23" style:family="paragraph" style:parent-style-name="Preformatted_20_Text">
      <style:text-properties style:font-name="Courier New" fo:font-size="10pt" style:text-underline-style="none" officeooo:rsid="016cf98d" officeooo:paragraph-rsid="017b5fb7" style:font-name-asian="Courier New" style:font-size-asian="10pt" style:font-name-complex="Courier New" style:font-size-complex="10pt"/>
    </style:style>
    <style:style style:name="P24" style:family="paragraph" style:parent-style-name="Preformatted_20_Text">
      <style:text-properties officeooo:paragraph-rsid="000b8847"/>
    </style:style>
    <style:style style:name="P25" style:family="paragraph" style:parent-style-name="Preformatted_20_Text">
      <style:text-properties officeooo:rsid="000f4b08" officeooo:paragraph-rsid="000f4b08"/>
    </style:style>
    <style:style style:name="P26" style:family="paragraph" style:parent-style-name="Preformatted_20_Text">
      <style:text-properties officeooo:rsid="000f4b08" officeooo:paragraph-rsid="0010e031"/>
    </style:style>
    <style:style style:name="P27" style:family="paragraph" style:parent-style-name="Preformatted_20_Text">
      <style:text-properties officeooo:rsid="000f4b08" officeooo:paragraph-rsid="00110993"/>
    </style:style>
    <style:style style:name="P28" style:family="paragraph" style:parent-style-name="Preformatted_20_Text">
      <style:text-properties officeooo:rsid="000f4b08" officeooo:paragraph-rsid="01b8753f"/>
    </style:style>
    <style:style style:name="P29" style:family="paragraph" style:parent-style-name="Preformatted_20_Text">
      <style:text-properties officeooo:rsid="000f4b08" officeooo:paragraph-rsid="021e246e"/>
    </style:style>
    <style:style style:name="P30" style:family="paragraph" style:parent-style-name="Preformatted_20_Text">
      <style:text-properties officeooo:rsid="000f4b08" officeooo:paragraph-rsid="01d0ba21"/>
    </style:style>
    <style:style style:name="P31" style:family="paragraph" style:parent-style-name="Preformatted_20_Text">
      <style:text-properties officeooo:paragraph-rsid="0010e031"/>
    </style:style>
    <style:style style:name="P32" style:family="paragraph" style:parent-style-name="Preformatted_20_Text">
      <style:text-properties officeooo:paragraph-rsid="001cc4b1"/>
    </style:style>
    <style:style style:name="P33" style:family="paragraph" style:parent-style-name="Preformatted_20_Text">
      <style:text-properties officeooo:rsid="001cc4b1" officeooo:paragraph-rsid="001cc4b1"/>
    </style:style>
    <style:style style:name="P34" style:family="paragraph" style:parent-style-name="Preformatted_20_Text">
      <style:text-properties officeooo:paragraph-rsid="00251cca"/>
    </style:style>
    <style:style style:name="P35" style:family="paragraph" style:parent-style-name="Preformatted_20_Text">
      <style:text-properties officeooo:paragraph-rsid="00317649"/>
    </style:style>
    <style:style style:name="P36" style:family="paragraph" style:parent-style-name="Preformatted_20_Text">
      <style:text-properties officeooo:paragraph-rsid="003d385d"/>
    </style:style>
    <style:style style:name="P37" style:family="paragraph" style:parent-style-name="Preformatted_20_Text">
      <style:text-properties officeooo:paragraph-rsid="003edfd1"/>
    </style:style>
    <style:style style:name="P38" style:family="paragraph" style:parent-style-name="Preformatted_20_Text">
      <style:text-properties officeooo:paragraph-rsid="00461b96"/>
    </style:style>
    <style:style style:name="P39" style:family="paragraph" style:parent-style-name="Preformatted_20_Text">
      <style:text-properties officeooo:paragraph-rsid="00472e09"/>
    </style:style>
    <style:style style:name="P40" style:family="paragraph" style:parent-style-name="Preformatted_20_Text">
      <style:text-properties officeooo:paragraph-rsid="004d3e7e"/>
    </style:style>
    <style:style style:name="P41" style:family="paragraph" style:parent-style-name="Preformatted_20_Text">
      <style:text-properties officeooo:paragraph-rsid="005098c0"/>
    </style:style>
    <style:style style:name="P42" style:family="paragraph" style:parent-style-name="Preformatted_20_Text">
      <style:text-properties officeooo:paragraph-rsid="00526956"/>
    </style:style>
    <style:style style:name="P43" style:family="paragraph" style:parent-style-name="Preformatted_20_Text">
      <style:text-properties officeooo:paragraph-rsid="00528915"/>
    </style:style>
    <style:style style:name="P44" style:family="paragraph" style:parent-style-name="Preformatted_20_Text">
      <style:text-properties officeooo:paragraph-rsid="005443f2"/>
    </style:style>
    <style:style style:name="P45" style:family="paragraph" style:parent-style-name="Preformatted_20_Text">
      <style:text-properties officeooo:paragraph-rsid="00584c7d"/>
    </style:style>
    <style:style style:name="P46" style:family="paragraph" style:parent-style-name="Preformatted_20_Text">
      <style:text-properties officeooo:paragraph-rsid="00588cd9"/>
    </style:style>
    <style:style style:name="P47" style:family="paragraph" style:parent-style-name="Preformatted_20_Text">
      <style:text-properties officeooo:paragraph-rsid="0059aa80"/>
    </style:style>
    <style:style style:name="P48" style:family="paragraph" style:parent-style-name="Preformatted_20_Text">
      <style:text-properties officeooo:paragraph-rsid="005ad319"/>
    </style:style>
    <style:style style:name="P49" style:family="paragraph" style:parent-style-name="Preformatted_20_Text">
      <style:text-properties officeooo:rsid="005f5f63" officeooo:paragraph-rsid="005f5f63"/>
    </style:style>
    <style:style style:name="P50" style:family="paragraph" style:parent-style-name="Preformatted_20_Text">
      <style:text-properties officeooo:paragraph-rsid="00613f8b"/>
    </style:style>
    <style:style style:name="P51" style:family="paragraph" style:parent-style-name="Preformatted_20_Text">
      <style:text-properties officeooo:paragraph-rsid="0061e161"/>
    </style:style>
    <style:style style:name="P52" style:family="paragraph" style:parent-style-name="Preformatted_20_Text">
      <style:text-properties officeooo:paragraph-rsid="00629bb8"/>
    </style:style>
    <style:style style:name="P53" style:family="paragraph" style:parent-style-name="Preformatted_20_Text">
      <style:text-properties officeooo:paragraph-rsid="00639004"/>
    </style:style>
    <style:style style:name="P54" style:family="paragraph" style:parent-style-name="Preformatted_20_Text">
      <style:text-properties officeooo:paragraph-rsid="0063a548"/>
    </style:style>
    <style:style style:name="P55" style:family="paragraph" style:parent-style-name="Preformatted_20_Text">
      <style:text-properties officeooo:paragraph-rsid="00670c89"/>
    </style:style>
    <style:style style:name="P56" style:family="paragraph" style:parent-style-name="Preformatted_20_Text">
      <style:text-properties officeooo:paragraph-rsid="0068b037"/>
    </style:style>
    <style:style style:name="P57" style:family="paragraph" style:parent-style-name="Preformatted_20_Text">
      <style:text-properties officeooo:paragraph-rsid="0069fe15"/>
    </style:style>
    <style:style style:name="P58" style:family="paragraph" style:parent-style-name="Preformatted_20_Text">
      <style:text-properties officeooo:paragraph-rsid="006c652a"/>
    </style:style>
    <style:style style:name="P59" style:family="paragraph" style:parent-style-name="Preformatted_20_Text">
      <style:text-properties officeooo:paragraph-rsid="006e0849"/>
    </style:style>
    <style:style style:name="P60" style:family="paragraph" style:parent-style-name="Preformatted_20_Text">
      <style:text-properties officeooo:paragraph-rsid="006e67a4"/>
    </style:style>
    <style:style style:name="P61" style:family="paragraph" style:parent-style-name="Preformatted_20_Text">
      <style:text-properties officeooo:paragraph-rsid="006fe130"/>
    </style:style>
    <style:style style:name="P62" style:family="paragraph" style:parent-style-name="Preformatted_20_Text">
      <style:text-properties officeooo:paragraph-rsid="00708f6e"/>
    </style:style>
    <style:style style:name="P63" style:family="paragraph" style:parent-style-name="Preformatted_20_Text">
      <style:text-properties officeooo:paragraph-rsid="007254fa"/>
    </style:style>
    <style:style style:name="P64" style:family="paragraph" style:parent-style-name="Preformatted_20_Text">
      <style:text-properties officeooo:paragraph-rsid="007304da"/>
    </style:style>
    <style:style style:name="P65" style:family="paragraph" style:parent-style-name="Preformatted_20_Text">
      <style:text-properties officeooo:paragraph-rsid="00739a97"/>
    </style:style>
    <style:style style:name="P66" style:family="paragraph" style:parent-style-name="Preformatted_20_Text">
      <style:text-properties officeooo:paragraph-rsid="0073f5cc"/>
    </style:style>
    <style:style style:name="P67" style:family="paragraph" style:parent-style-name="Preformatted_20_Text">
      <style:text-properties officeooo:paragraph-rsid="0074c13c"/>
    </style:style>
    <style:style style:name="P68" style:family="paragraph" style:parent-style-name="Preformatted_20_Text">
      <style:text-properties officeooo:paragraph-rsid="00764af1"/>
    </style:style>
    <style:style style:name="P69" style:family="paragraph" style:parent-style-name="Preformatted_20_Text">
      <style:text-properties officeooo:rsid="004d3e7e" officeooo:paragraph-rsid="004d3e7e"/>
    </style:style>
    <style:style style:name="P70" style:family="paragraph" style:parent-style-name="Preformatted_20_Text">
      <style:text-properties officeooo:rsid="004d3e7e" officeooo:paragraph-rsid="00739a97"/>
    </style:style>
    <style:style style:name="P71" style:family="paragraph" style:parent-style-name="Preformatted_20_Text">
      <style:text-properties officeooo:rsid="0056e02d" officeooo:paragraph-rsid="0059aa80"/>
    </style:style>
    <style:style style:name="P72" style:family="paragraph" style:parent-style-name="Preformatted_20_Text">
      <style:text-properties officeooo:rsid="0056e02d" officeooo:paragraph-rsid="005ad319"/>
    </style:style>
    <style:style style:name="P73" style:family="paragraph" style:parent-style-name="Preformatted_20_Text">
      <style:text-properties officeooo:rsid="0056e02d" officeooo:paragraph-rsid="012736c5"/>
    </style:style>
    <style:style style:name="P74" style:family="paragraph" style:parent-style-name="Preformatted_20_Text">
      <style:text-properties officeooo:paragraph-rsid="008ab3f8"/>
    </style:style>
    <style:style style:name="P75" style:family="paragraph" style:parent-style-name="Preformatted_20_Text">
      <style:text-properties officeooo:paragraph-rsid="00902225"/>
    </style:style>
    <style:style style:name="P76" style:family="paragraph" style:parent-style-name="Preformatted_20_Text">
      <style:text-properties officeooo:paragraph-rsid="009159cc"/>
    </style:style>
    <style:style style:name="P77" style:family="paragraph" style:parent-style-name="Preformatted_20_Text">
      <style:text-properties officeooo:paragraph-rsid="00929149"/>
    </style:style>
    <style:style style:name="P78" style:family="paragraph" style:parent-style-name="Preformatted_20_Text">
      <style:text-properties officeooo:paragraph-rsid="0095a0af"/>
    </style:style>
    <style:style style:name="P79" style:family="paragraph" style:parent-style-name="Preformatted_20_Text">
      <style:text-properties officeooo:rsid="00a20d2f"/>
    </style:style>
    <style:style style:name="P80" style:family="paragraph" style:parent-style-name="Preformatted_20_Text">
      <style:text-properties officeooo:rsid="00a20d2f" officeooo:paragraph-rsid="00a20d2f"/>
    </style:style>
    <style:style style:name="P81" style:family="paragraph" style:parent-style-name="Preformatted_20_Text">
      <style:text-properties officeooo:rsid="00a20d2f" officeooo:paragraph-rsid="00fac63d"/>
    </style:style>
    <style:style style:name="P82" style:family="paragraph" style:parent-style-name="Preformatted_20_Text">
      <style:text-properties officeooo:rsid="00a20d2f" officeooo:paragraph-rsid="00fe9b1b"/>
    </style:style>
    <style:style style:name="P83" style:family="paragraph" style:parent-style-name="Preformatted_20_Text">
      <style:text-properties officeooo:rsid="00a20d2f" officeooo:paragraph-rsid="00ffa3ba"/>
    </style:style>
    <style:style style:name="P84" style:family="paragraph" style:parent-style-name="Preformatted_20_Text">
      <style:text-properties officeooo:rsid="00a20d2f" officeooo:paragraph-rsid="010ae396"/>
    </style:style>
    <style:style style:name="P85" style:family="paragraph" style:parent-style-name="Preformatted_20_Text">
      <style:text-properties officeooo:rsid="00a20d2f" officeooo:paragraph-rsid="010c4f0d"/>
    </style:style>
    <style:style style:name="P86" style:family="paragraph" style:parent-style-name="Preformatted_20_Text">
      <style:text-properties officeooo:rsid="00a20d2f" officeooo:paragraph-rsid="010ce2f3"/>
    </style:style>
    <style:style style:name="P87" style:family="paragraph" style:parent-style-name="Preformatted_20_Text">
      <style:text-properties officeooo:rsid="00a20d2f" officeooo:paragraph-rsid="010d41d1"/>
    </style:style>
    <style:style style:name="P88" style:family="paragraph" style:parent-style-name="Preformatted_20_Text">
      <style:text-properties officeooo:rsid="00a20d2f" officeooo:paragraph-rsid="0111adee"/>
    </style:style>
    <style:style style:name="P89" style:family="paragraph" style:parent-style-name="Preformatted_20_Text">
      <style:text-properties officeooo:rsid="00a20d2f" officeooo:paragraph-rsid="01597e58"/>
    </style:style>
    <style:style style:name="P90" style:family="paragraph" style:parent-style-name="Preformatted_20_Text">
      <style:text-properties officeooo:rsid="00a20d2f" officeooo:paragraph-rsid="015b32c5"/>
    </style:style>
    <style:style style:name="P91" style:family="paragraph" style:parent-style-name="Preformatted_20_Text">
      <style:text-properties officeooo:paragraph-rsid="00ae3aaa"/>
    </style:style>
    <style:style style:name="P92" style:family="paragraph" style:parent-style-name="Preformatted_20_Text">
      <style:text-properties officeooo:paragraph-rsid="00b5500e"/>
    </style:style>
    <style:style style:name="P93" style:family="paragraph" style:parent-style-name="Preformatted_20_Text">
      <style:text-properties officeooo:rsid="00472e09" officeooo:paragraph-rsid="00472e09"/>
    </style:style>
    <style:style style:name="P94" style:family="paragraph" style:parent-style-name="Preformatted_20_Text">
      <style:text-properties officeooo:paragraph-rsid="00be3011"/>
    </style:style>
    <style:style style:name="P95" style:family="paragraph" style:parent-style-name="Preformatted_20_Text">
      <style:text-properties officeooo:rsid="00c01ad5" officeooo:paragraph-rsid="00c01ad5"/>
    </style:style>
    <style:style style:name="P96" style:family="paragraph" style:parent-style-name="Preformatted_20_Text">
      <style:text-properties officeooo:paragraph-rsid="00c01ad5"/>
    </style:style>
    <style:style style:name="P97" style:family="paragraph" style:parent-style-name="Preformatted_20_Text">
      <style:text-properties officeooo:paragraph-rsid="00c19d8b"/>
    </style:style>
    <style:style style:name="P98" style:family="paragraph" style:parent-style-name="Preformatted_20_Text">
      <style:text-properties officeooo:paragraph-rsid="00cc1248"/>
    </style:style>
    <style:style style:name="P99" style:family="paragraph" style:parent-style-name="Preformatted_20_Text">
      <style:text-properties officeooo:paragraph-rsid="00d02da0"/>
    </style:style>
    <style:style style:name="P100" style:family="paragraph" style:parent-style-name="Preformatted_20_Text">
      <style:text-properties officeooo:paragraph-rsid="00d2d158"/>
    </style:style>
    <style:style style:name="P101" style:family="paragraph" style:parent-style-name="Preformatted_20_Text">
      <style:text-properties officeooo:paragraph-rsid="00d8009a"/>
    </style:style>
    <style:style style:name="P102" style:family="paragraph" style:parent-style-name="Preformatted_20_Text">
      <style:text-properties officeooo:paragraph-rsid="00dbfaba"/>
    </style:style>
    <style:style style:name="P103" style:family="paragraph" style:parent-style-name="Preformatted_20_Text">
      <style:text-properties officeooo:rsid="002ed1f8" officeooo:paragraph-rsid="00dbfaba"/>
    </style:style>
    <style:style style:name="P104" style:family="paragraph" style:parent-style-name="Preformatted_20_Text">
      <style:text-properties officeooo:paragraph-rsid="00ddc7f5"/>
    </style:style>
    <style:style style:name="P105" style:family="paragraph" style:parent-style-name="Preformatted_20_Text">
      <style:text-properties officeooo:paragraph-rsid="00df984e"/>
    </style:style>
    <style:style style:name="P106" style:family="paragraph" style:parent-style-name="Preformatted_20_Text">
      <style:text-properties officeooo:paragraph-rsid="00e575cd"/>
    </style:style>
    <style:style style:name="P107" style:family="paragraph" style:parent-style-name="Preformatted_20_Text">
      <style:text-properties officeooo:paragraph-rsid="00e9d223"/>
    </style:style>
    <style:style style:name="P108" style:family="paragraph" style:parent-style-name="Preformatted_20_Text">
      <style:text-properties officeooo:paragraph-rsid="00ecbdaf"/>
    </style:style>
    <style:style style:name="P109" style:family="paragraph" style:parent-style-name="Preformatted_20_Text">
      <style:text-properties officeooo:paragraph-rsid="00f5dcf9"/>
    </style:style>
    <style:style style:name="P110" style:family="paragraph" style:parent-style-name="Preformatted_20_Text">
      <style:text-properties officeooo:rsid="00fe9b1b" officeooo:paragraph-rsid="00fe9b1b"/>
    </style:style>
    <style:style style:name="P111" style:family="paragraph" style:parent-style-name="Preformatted_20_Text">
      <style:text-properties officeooo:paragraph-rsid="0114bc80"/>
    </style:style>
    <style:style style:name="P112" style:family="paragraph" style:parent-style-name="Preformatted_20_Text">
      <style:text-properties officeooo:paragraph-rsid="011798d9"/>
    </style:style>
    <style:style style:name="P113" style:family="paragraph" style:parent-style-name="Preformatted_20_Text">
      <style:text-properties officeooo:paragraph-rsid="011d2225"/>
    </style:style>
    <style:style style:name="P114" style:family="paragraph" style:parent-style-name="Preformatted_20_Text">
      <style:text-properties officeooo:paragraph-rsid="012736c5"/>
    </style:style>
    <style:style style:name="P115" style:family="paragraph" style:parent-style-name="Preformatted_20_Text">
      <style:text-properties officeooo:rsid="013f49a6" officeooo:paragraph-rsid="013f49a6"/>
    </style:style>
    <style:style style:name="P116" style:family="paragraph" style:parent-style-name="Preformatted_20_Text">
      <style:text-properties officeooo:rsid="013f49a6" officeooo:paragraph-rsid="0151d1ff"/>
    </style:style>
    <style:style style:name="P117" style:family="paragraph" style:parent-style-name="Preformatted_20_Text">
      <style:text-properties officeooo:rsid="003a9c70" officeooo:paragraph-rsid="0151d1ff"/>
    </style:style>
    <style:style style:name="P118" style:family="paragraph" style:parent-style-name="Preformatted_20_Text">
      <style:text-properties officeooo:rsid="003abd28" officeooo:paragraph-rsid="003abd28"/>
    </style:style>
    <style:style style:name="P119" style:family="paragraph" style:parent-style-name="Preformatted_20_Text">
      <style:text-properties officeooo:rsid="003abd28" officeooo:paragraph-rsid="0151d1ff"/>
    </style:style>
    <style:style style:name="P120" style:family="paragraph" style:parent-style-name="Preformatted_20_Text">
      <style:text-properties officeooo:rsid="014128ed" officeooo:paragraph-rsid="0151d1ff"/>
    </style:style>
    <style:style style:name="P121" style:family="paragraph" style:parent-style-name="Preformatted_20_Text">
      <style:text-properties officeooo:paragraph-rsid="014b5b29"/>
    </style:style>
    <style:style style:name="P122" style:family="paragraph" style:parent-style-name="Preformatted_20_Text">
      <style:text-properties officeooo:paragraph-rsid="014cba7a"/>
    </style:style>
    <style:style style:name="P123" style:family="paragraph" style:parent-style-name="Preformatted_20_Text">
      <style:text-properties officeooo:paragraph-rsid="014e651e"/>
    </style:style>
    <style:style style:name="P124" style:family="paragraph" style:parent-style-name="Preformatted_20_Text">
      <style:text-properties officeooo:paragraph-rsid="014fd185"/>
    </style:style>
    <style:style style:name="P125" style:family="paragraph" style:parent-style-name="Preformatted_20_Text">
      <style:text-properties officeooo:paragraph-rsid="01517fb1"/>
    </style:style>
    <style:style style:name="P126" style:family="paragraph" style:parent-style-name="Preformatted_20_Text">
      <style:text-properties officeooo:paragraph-rsid="0151d1ff"/>
    </style:style>
    <style:style style:name="P127" style:family="paragraph" style:parent-style-name="Preformatted_20_Text">
      <style:text-properties officeooo:paragraph-rsid="01597e58"/>
    </style:style>
    <style:style style:name="P128" style:family="paragraph" style:parent-style-name="Preformatted_20_Text">
      <style:text-properties officeooo:paragraph-rsid="015b32c5"/>
    </style:style>
    <style:style style:name="P129" style:family="paragraph" style:parent-style-name="Preformatted_20_Text">
      <style:text-properties officeooo:paragraph-rsid="0163aa80"/>
    </style:style>
    <style:style style:name="P130" style:family="paragraph" style:parent-style-name="Preformatted_20_Text">
      <style:text-properties officeooo:paragraph-rsid="016ad8a6"/>
    </style:style>
    <style:style style:name="P131" style:family="paragraph" style:parent-style-name="Preformatted_20_Text">
      <style:text-properties officeooo:paragraph-rsid="016bca76"/>
    </style:style>
    <style:style style:name="P132" style:family="paragraph" style:parent-style-name="Preformatted_20_Text">
      <style:text-properties officeooo:paragraph-rsid="016cf98d"/>
    </style:style>
    <style:style style:name="P133" style:family="paragraph" style:parent-style-name="Preformatted_20_Text">
      <style:text-properties officeooo:rsid="016cf98d" officeooo:paragraph-rsid="016cf98d"/>
    </style:style>
    <style:style style:name="P134" style:family="paragraph" style:parent-style-name="Preformatted_20_Text">
      <style:text-properties officeooo:paragraph-rsid="0172e0ec"/>
    </style:style>
    <style:style style:name="P135" style:family="paragraph" style:parent-style-name="Preformatted_20_Text">
      <style:text-properties officeooo:paragraph-rsid="017d858a"/>
    </style:style>
    <style:style style:name="P136" style:family="paragraph" style:parent-style-name="Preformatted_20_Text">
      <style:text-properties officeooo:paragraph-rsid="017e310d"/>
    </style:style>
    <style:style style:name="P137" style:family="paragraph" style:parent-style-name="Preformatted_20_Text">
      <style:text-properties officeooo:paragraph-rsid="018ceb98"/>
    </style:style>
    <style:style style:name="P138" style:family="paragraph" style:parent-style-name="Preformatted_20_Text">
      <style:text-properties officeooo:paragraph-rsid="01960594"/>
    </style:style>
    <style:style style:name="P139" style:family="paragraph" style:parent-style-name="Preformatted_20_Text">
      <style:text-properties officeooo:paragraph-rsid="019efd5a"/>
    </style:style>
    <style:style style:name="P140" style:family="paragraph" style:parent-style-name="Preformatted_20_Text">
      <style:text-properties officeooo:paragraph-rsid="01ad2d17"/>
    </style:style>
    <style:style style:name="P141" style:family="paragraph" style:parent-style-name="Preformatted_20_Text">
      <style:text-properties officeooo:paragraph-rsid="01b8753f"/>
    </style:style>
    <style:style style:name="P142" style:family="paragraph" style:parent-style-name="Preformatted_20_Text">
      <style:text-properties officeooo:paragraph-rsid="01bc03b5"/>
    </style:style>
    <style:style style:name="P143" style:family="paragraph" style:parent-style-name="Preformatted_20_Text">
      <style:text-properties officeooo:paragraph-rsid="01bd6da2"/>
    </style:style>
    <style:style style:name="P144" style:family="paragraph" style:parent-style-name="Preformatted_20_Text">
      <style:text-properties officeooo:paragraph-rsid="01be6c0d"/>
    </style:style>
    <style:style style:name="P145" style:family="paragraph" style:parent-style-name="Preformatted_20_Text">
      <style:text-properties officeooo:paragraph-rsid="01c49e19"/>
    </style:style>
    <style:style style:name="P146" style:family="paragraph" style:parent-style-name="Preformatted_20_Text">
      <style:text-properties officeooo:paragraph-rsid="01c5f254"/>
    </style:style>
    <style:style style:name="P147" style:family="paragraph" style:parent-style-name="Preformatted_20_Text">
      <style:text-properties officeooo:paragraph-rsid="01c96923"/>
    </style:style>
    <style:style style:name="P148" style:family="paragraph" style:parent-style-name="Preformatted_20_Text">
      <style:text-properties officeooo:paragraph-rsid="01cb4005"/>
    </style:style>
    <style:style style:name="P149" style:family="paragraph" style:parent-style-name="Preformatted_20_Text">
      <style:text-properties officeooo:paragraph-rsid="01cf5b18"/>
    </style:style>
    <style:style style:name="P150" style:family="paragraph" style:parent-style-name="Preformatted_20_Text">
      <style:text-properties officeooo:paragraph-rsid="01d0ba21"/>
    </style:style>
    <style:style style:name="P151" style:family="paragraph" style:parent-style-name="Preformatted_20_Text">
      <style:text-properties officeooo:paragraph-rsid="01dbd24b"/>
    </style:style>
    <style:style style:name="P152" style:family="paragraph" style:parent-style-name="Preformatted_20_Text">
      <style:text-properties officeooo:rsid="000b8847" officeooo:paragraph-rsid="01dcbc64"/>
    </style:style>
    <style:style style:name="P153" style:family="paragraph" style:parent-style-name="Preformatted_20_Text">
      <style:text-properties officeooo:paragraph-rsid="01dcbc64"/>
    </style:style>
    <style:style style:name="P154" style:family="paragraph" style:parent-style-name="Preformatted_20_Text">
      <style:text-properties officeooo:paragraph-rsid="01de48d0"/>
    </style:style>
    <style:style style:name="P155" style:family="paragraph" style:parent-style-name="Preformatted_20_Text">
      <style:text-properties officeooo:paragraph-rsid="01e19f62"/>
    </style:style>
    <style:style style:name="P156" style:family="paragraph" style:parent-style-name="Preformatted_20_Text">
      <style:text-properties officeooo:paragraph-rsid="01e5cab3"/>
    </style:style>
    <style:style style:name="P157" style:family="paragraph" style:parent-style-name="Preformatted_20_Text">
      <style:text-properties officeooo:paragraph-rsid="01e69e08"/>
    </style:style>
    <style:style style:name="P158" style:family="paragraph" style:parent-style-name="Preformatted_20_Text">
      <style:text-properties officeooo:paragraph-rsid="01e96fe3"/>
    </style:style>
    <style:style style:name="P159" style:family="paragraph" style:parent-style-name="Preformatted_20_Text">
      <style:text-properties officeooo:paragraph-rsid="01eb1e74"/>
    </style:style>
    <style:style style:name="P160" style:family="paragraph" style:parent-style-name="Preformatted_20_Text">
      <style:text-properties officeooo:paragraph-rsid="01ed08bd"/>
    </style:style>
    <style:style style:name="P161" style:family="paragraph" style:parent-style-name="Preformatted_20_Text">
      <style:text-properties officeooo:paragraph-rsid="01ee178c"/>
    </style:style>
    <style:style style:name="P162" style:family="paragraph" style:parent-style-name="Preformatted_20_Text">
      <style:text-properties officeooo:paragraph-rsid="01ef4e49"/>
    </style:style>
    <style:style style:name="P163" style:family="paragraph" style:parent-style-name="Preformatted_20_Text">
      <style:text-properties officeooo:paragraph-rsid="01f0c719"/>
    </style:style>
    <style:style style:name="P164" style:family="paragraph" style:parent-style-name="Preformatted_20_Text">
      <style:text-properties officeooo:paragraph-rsid="01f163d2"/>
    </style:style>
    <style:style style:name="P165" style:family="paragraph" style:parent-style-name="Preformatted_20_Text">
      <style:text-properties officeooo:paragraph-rsid="01f1cd88"/>
    </style:style>
    <style:style style:name="P166" style:family="paragraph" style:parent-style-name="Preformatted_20_Text">
      <style:text-properties officeooo:paragraph-rsid="01f22721"/>
    </style:style>
    <style:style style:name="P167" style:family="paragraph" style:parent-style-name="Preformatted_20_Text">
      <style:text-properties officeooo:paragraph-rsid="01f348e5"/>
    </style:style>
    <style:style style:name="P168" style:family="paragraph" style:parent-style-name="Preformatted_20_Text">
      <style:text-properties officeooo:paragraph-rsid="01f484e3"/>
    </style:style>
    <style:style style:name="P169" style:family="paragraph" style:parent-style-name="Preformatted_20_Text">
      <style:text-properties officeooo:paragraph-rsid="01f57259"/>
    </style:style>
    <style:style style:name="P170" style:family="paragraph" style:parent-style-name="Preformatted_20_Text">
      <style:text-properties officeooo:paragraph-rsid="01f7dcc3"/>
    </style:style>
    <style:style style:name="P171" style:family="paragraph" style:parent-style-name="Preformatted_20_Text">
      <style:text-properties officeooo:paragraph-rsid="02099e4e"/>
    </style:style>
    <style:style style:name="P172" style:family="paragraph" style:parent-style-name="Preformatted_20_Text">
      <style:text-properties officeooo:paragraph-rsid="020cb097"/>
    </style:style>
    <style:style style:name="P173" style:family="paragraph" style:parent-style-name="Preformatted_20_Text">
      <style:text-properties officeooo:paragraph-rsid="020ea43b"/>
    </style:style>
    <style:style style:name="P174" style:family="paragraph" style:parent-style-name="Preformatted_20_Text">
      <style:text-properties officeooo:paragraph-rsid="02103dfa"/>
    </style:style>
    <style:style style:name="P175" style:family="paragraph" style:parent-style-name="Preformatted_20_Text">
      <style:text-properties officeooo:paragraph-rsid="02119b08"/>
    </style:style>
    <style:style style:name="P176" style:family="paragraph" style:parent-style-name="Preformatted_20_Text">
      <style:text-properties officeooo:paragraph-rsid="021de381"/>
    </style:style>
    <style:style style:name="P177" style:family="paragraph" style:parent-style-name="Preformatted_20_Text">
      <style:text-properties officeooo:paragraph-rsid="021f05d6"/>
    </style:style>
    <style:style style:name="P178" style:family="paragraph" style:parent-style-name="Preformatted_20_Text">
      <style:text-properties officeooo:paragraph-rsid="02212213"/>
    </style:style>
    <style:style style:name="P179" style:family="paragraph" style:parent-style-name="Preformatted_20_Text">
      <style:text-properties officeooo:rsid="00739a97" officeooo:paragraph-rsid="01960594"/>
    </style:style>
    <style:style style:name="P180" style:family="paragraph" style:parent-style-name="Preformatted_20_Text">
      <style:text-properties officeooo:rsid="00fac63d" officeooo:paragraph-rsid="00ffa3ba"/>
    </style:style>
    <style:style style:name="P181" style:family="paragraph" style:parent-style-name="Preformatted_20_Text">
      <style:text-properties officeooo:rsid="00fac63d" officeooo:paragraph-rsid="0102109a"/>
    </style:style>
    <style:style style:name="P182" style:family="paragraph" style:parent-style-name="Preformatted_20_Text">
      <style:text-properties officeooo:rsid="01d88ed4" officeooo:paragraph-rsid="01d88ed4"/>
    </style:style>
    <style:style style:name="P183" style:family="paragraph" style:parent-style-name="Preformatted_20_Text">
      <style:text-properties officeooo:rsid="01e10cb6" officeooo:paragraph-rsid="01e19f62"/>
    </style:style>
    <style:style style:name="P184" style:family="paragraph" style:parent-style-name="Preformatted_20_Text">
      <style:text-properties officeooo:rsid="016bca76" officeooo:paragraph-rsid="016bca76"/>
    </style:style>
    <style:style style:name="P185" style:family="paragraph" style:parent-style-name="Preformatted_20_Text">
      <style:text-properties officeooo:rsid="00d2d158" officeooo:paragraph-rsid="00d2d158"/>
    </style:style>
    <style:style style:name="P186" style:family="paragraph" style:parent-style-name="Preformatted_20_Text">
      <style:text-properties officeooo:rsid="00d2d158" officeooo:paragraph-rsid="00d65fd4"/>
    </style:style>
    <style:style style:name="P187" style:family="paragraph" style:parent-style-name="Preformatted_20_Text">
      <style:text-properties officeooo:rsid="00d2d158" officeooo:paragraph-rsid="0207313f"/>
    </style:style>
    <style:style style:name="P188" style:family="paragraph" style:parent-style-name="Preformatted_20_Text">
      <style:text-properties officeooo:rsid="00d65fd4" officeooo:paragraph-rsid="00d8009a"/>
    </style:style>
    <style:style style:name="P189" style:family="paragraph" style:parent-style-name="Preformatted_20_Text">
      <style:text-properties officeooo:rsid="01bc03b5" officeooo:paragraph-rsid="01bc8c25"/>
    </style:style>
    <style:style style:name="P190" style:family="paragraph" style:parent-style-name="Preformatted_20_Text">
      <style:text-properties officeooo:rsid="01bc03b5" officeooo:paragraph-rsid="01be6c0d"/>
    </style:style>
    <style:style style:name="P191" style:family="paragraph" style:parent-style-name="Preformatted_20_Text">
      <style:text-properties officeooo:rsid="01c626ed" officeooo:paragraph-rsid="01c96923"/>
    </style:style>
    <style:style style:name="P192" style:family="paragraph" style:parent-style-name="Preformatted_20_Text">
      <style:text-properties officeooo:rsid="00df984e" officeooo:paragraph-rsid="01965d6f"/>
    </style:style>
    <style:style style:name="P193" style:family="paragraph" style:parent-style-name="Preformatted_20_Text">
      <style:text-properties officeooo:rsid="00e1338b" officeooo:paragraph-rsid="01888997"/>
    </style:style>
    <style:style style:name="P194" style:family="paragraph" style:parent-style-name="Preformatted_20_Text">
      <style:text-properties officeooo:rsid="023241b4" officeooo:paragraph-rsid="023248a1"/>
    </style:style>
    <style:style style:name="P195" style:family="paragraph" style:parent-style-name="Preformatted_20_Text">
      <style:text-properties officeooo:rsid="023241b4" officeooo:paragraph-rsid="0233c70c"/>
    </style:style>
    <style:style style:name="P196" style:family="paragraph" style:parent-style-name="Standard">
      <style:text-properties officeooo:paragraph-rsid="000a98ce"/>
    </style:style>
    <style:style style:name="P197" style:family="paragraph" style:parent-style-name="Standard">
      <style:text-properties fo:color="#000000" style:font-name="Courier New" fo:font-size="10pt" fo:font-weight="normal" officeooo:rsid="001cc4b1" officeooo:paragraph-rsid="001cc4b1" fo:background-color="transparent" style:font-name-asian="Courier New" style:font-size-asian="10pt" style:font-name-complex="Courier New" style:font-size-complex="10pt"/>
    </style:style>
    <style:style style:name="P198" style:family="paragraph" style:parent-style-name="Standard">
      <style:paragraph-properties style:line-height-at-least="0.503cm"/>
      <style:text-properties fo:color="#000000" style:font-name="Courier New" fo:font-size="10pt" fo:font-weight="normal" officeooo:rsid="001cc4b1" fo:background-color="transparent" style:font-name-asian="Courier New" style:font-size-asian="10pt" style:font-name-complex="Courier New" style:font-size-complex="10pt"/>
    </style:style>
    <style:style style:name="P199" style:family="paragraph" style:parent-style-name="Standard">
      <style:text-properties style:font-name="Courier New" fo:font-size="10pt" style:text-underline-style="none" officeooo:paragraph-rsid="00dbfaba" style:font-name-asian="Courier New" style:font-size-asian="10pt" style:font-name-complex="Courier New" style:font-size-complex="10pt"/>
    </style:style>
    <style:style style:name="P200" style:family="paragraph" style:parent-style-name="Standard">
      <style:text-properties style:font-name="Courier New" fo:font-size="10pt" officeooo:rsid="00629bb8" officeooo:paragraph-rsid="01eb1e74" style:font-name-asian="Courier New" style:font-size-asian="10pt" style:font-name-complex="Courier New" style:font-size-complex="10pt"/>
    </style:style>
    <style:style style:name="P201" style:family="paragraph" style:parent-style-name="Standard">
      <style:text-properties style:font-name="Courier New" fo:font-size="10pt" officeooo:paragraph-rsid="01f0c719" style:font-name-asian="Courier New" style:font-size-asian="10pt" style:font-name-complex="Courier New" style:font-size-complex="10pt"/>
    </style:style>
    <style:style style:name="P202" style:family="paragraph" style:parent-style-name="Standard">
      <style:text-properties style:font-name="Courier New" fo:font-size="10pt" officeooo:paragraph-rsid="01f163d2" style:font-name-asian="Courier New" style:font-size-asian="10pt" style:font-name-complex="Courier New" style:font-size-complex="10pt"/>
    </style:style>
    <style:style style:name="P203" style:family="paragraph" style:parent-style-name="Standard">
      <style:text-properties style:font-name="Courier New" fo:font-size="10pt" officeooo:paragraph-rsid="020cb097" style:font-name-asian="Courier New" style:font-size-asian="10pt" style:font-name-complex="Courier New" style:font-size-complex="10pt"/>
    </style:style>
    <style:style style:name="P204" style:family="paragraph" style:parent-style-name="Standard">
      <style:text-properties officeooo:paragraph-rsid="017b5fb7"/>
    </style:style>
    <style:style style:name="P205" style:family="paragraph" style:parent-style-name="Standard">
      <style:text-properties officeooo:paragraph-rsid="01bd6da2"/>
    </style:style>
    <style:style style:name="P206" style:family="paragraph" style:parent-style-name="Standard">
      <style:text-properties officeooo:paragraph-rsid="01c96923"/>
    </style:style>
    <style:style style:name="P207" style:family="paragraph" style:parent-style-name="Standard">
      <style:text-properties officeooo:paragraph-rsid="01cf5b18"/>
    </style:style>
    <style:style style:name="P208" style:family="paragraph" style:parent-style-name="Standard">
      <style:text-properties officeooo:paragraph-rsid="01f1cd88"/>
    </style:style>
    <style:style style:name="P209" style:family="paragraph" style:parent-style-name="Standard">
      <style:text-properties officeooo:paragraph-rsid="02103dfa"/>
    </style:style>
    <style:style style:name="P210" style:family="paragraph" style:parent-style-name="Standard">
      <style:text-properties officeooo:rsid="000f4b08" officeooo:paragraph-rsid="021e246e"/>
    </style:style>
    <style:style style:name="P21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officeooo:paragraph-rsid="01bf61b1"/>
    </style:style>
    <style:style style:name="P2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officeooo:paragraph-rsid="0055a7b3"/>
    </style:style>
    <style:style style:name="P21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f435f1"/>
    </style:style>
    <style:style style:name="P21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fce78b"/>
    </style:style>
    <style:style style:name="P215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0c4f0d"/>
    </style:style>
    <style:style style:name="P216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14bc80"/>
    </style:style>
    <style:style style:name="P217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a20d2f" officeooo:paragraph-rsid="010c4f0d"/>
    </style:style>
    <style:style style:name="P218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9.75pt" fo:letter-spacing="normal" fo:font-style="normal" fo:font-weight="normal" officeooo:rsid="00f435f1" officeooo:paragraph-rsid="00f435f1"/>
    </style:style>
    <style:style style:name="P219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9.75pt" fo:letter-spacing="normal" fo:font-style="normal" fo:font-weight="normal" officeooo:rsid="01137df5" officeooo:paragraph-rsid="010c4f0d"/>
    </style:style>
    <style:style style:name="P22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text-underline-style="none" officeooo:rsid="01bf61b1" officeooo:paragraph-rsid="01bf61b1"/>
    </style:style>
    <style:style style:name="P2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text-underline-style="none" officeooo:rsid="01c3dcf0" officeooo:paragraph-rsid="01bf61b1"/>
    </style:style>
    <style:style style:name="P222" style:family="paragraph" style:parent-style-name="Standard">
      <style:text-properties officeooo:paragraph-rsid="024e1b24"/>
    </style:style>
    <style:style style:name="P22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9.75pt" fo:letter-spacing="normal" fo:font-style="normal" fo:font-weight="normal" officeooo:rsid="023bb6a5" officeooo:paragraph-rsid="00f435f1"/>
    </style:style>
    <style:style style:name="P224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text-underline-style="none" officeooo:rsid="01bf61b1" officeooo:paragraph-rsid="01bf61b1"/>
    </style:style>
    <style:style style:name="P225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officeooo:paragraph-rsid="0055a7b3"/>
    </style:style>
    <style:style style:name="P226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officeooo:paragraph-rsid="01bf61b1"/>
    </style:style>
    <style:style style:name="P227" style:family="paragraph" style:parent-style-name="Preformatted_20_Text" style:list-style-name="L1">
      <style:text-properties officeooo:paragraph-rsid="01d88ed4"/>
    </style:style>
    <style:style style:name="P228" style:family="paragraph" style:parent-style-name="Preformatted_20_Text">
      <style:text-properties officeooo:paragraph-rsid="005443f2"/>
    </style:style>
    <style:style style:name="P229" style:family="paragraph" style:parent-style-name="Preformatted_20_Text">
      <style:text-properties officeooo:paragraph-rsid="00526956"/>
    </style:style>
    <style:style style:name="P230" style:family="paragraph" style:parent-style-name="Preformatted_20_Text">
      <style:text-properties officeooo:paragraph-rsid="0249b144"/>
    </style:style>
    <style:style style:name="P231" style:family="paragraph" style:parent-style-name="Preformatted_20_Text">
      <style:text-properties officeooo:paragraph-rsid="02103dfa"/>
    </style:style>
    <style:style style:name="P232" style:family="paragraph" style:parent-style-name="Preformatted_20_Text">
      <style:text-properties officeooo:paragraph-rsid="024d161e"/>
    </style:style>
    <style:style style:name="P233" style:family="paragraph" style:parent-style-name="Preformatted_20_Text">
      <style:text-properties officeooo:paragraph-rsid="024e1b24"/>
    </style:style>
    <style:style style:name="P234" style:family="paragraph" style:parent-style-name="Preformatted_20_Text">
      <style:text-properties officeooo:paragraph-rsid="02523525"/>
    </style:style>
    <style:style style:name="P235" style:family="paragraph" style:parent-style-name="Preformatted_20_Text">
      <style:text-properties officeooo:paragraph-rsid="02571ff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b911e"/>
    </style:style>
    <style:style style:name="T3" style:family="text">
      <style:text-properties style:text-underline-style="none" officeooo:rsid="002ed1f8"/>
    </style:style>
    <style:style style:name="T4" style:family="text">
      <style:text-properties style:text-underline-style="none" officeooo:rsid="00c83e20"/>
    </style:style>
    <style:style style:name="T5" style:family="text">
      <style:text-properties style:text-underline-style="none" officeooo:rsid="019df3b4"/>
    </style:style>
    <style:style style:name="T6" style:family="text">
      <style:text-properties style:text-underline-style="none" officeooo:rsid="01bf61b1"/>
    </style:style>
    <style:style style:name="T7" style:family="text">
      <style:text-properties style:text-underline-style="none" officeooo:rsid="01bfa017"/>
    </style:style>
    <style:style style:name="T8" style:family="text">
      <style:text-properties style:text-underline-style="none" officeooo:rsid="01c3dcf0"/>
    </style:style>
    <style:style style:name="T9" style:family="text">
      <style:text-properties style:text-underline-style="none" officeooo:rsid="0215f8be"/>
    </style:style>
    <style:style style:name="T10" style:family="text">
      <style:text-properties style:text-underline-style="none" officeooo:rsid="0217ab35"/>
    </style:style>
    <style:style style:name="T11" style:family="text">
      <style:text-properties style:text-underline-style="none" officeooo:rsid="024b2cf0"/>
    </style:style>
    <style:style style:name="T12" style:family="text">
      <style:text-properties style:text-underline-style="none" officeooo:rsid="024b4537"/>
    </style:style>
    <style:style style:name="T13" style:family="text">
      <style:text-properties style:text-underline-style="none" officeooo:rsid="0209bbfd"/>
    </style:style>
    <style:style style:name="T14" style:family="text">
      <style:text-properties officeooo:rsid="00013ace"/>
    </style:style>
    <style:style style:name="T15" style:family="text">
      <style:text-properties officeooo:rsid="000489f1"/>
    </style:style>
    <style:style style:name="T16" style:family="text">
      <style:text-properties officeooo:rsid="0005bc47"/>
    </style:style>
    <style:style style:name="T17" style:family="text">
      <style:text-properties officeooo:rsid="00076e8d"/>
    </style:style>
    <style:style style:name="T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" style:family="text">
      <style:text-properties style:font-name="Courier New" fo:font-size="10pt" officeooo:rsid="01c626ed" style:font-name-asian="Courier New" style:font-size-asian="10pt" style:font-name-complex="Courier New" style:font-size-complex="10pt"/>
    </style:style>
    <style:style style:name="T20" style:family="text">
      <style:text-properties style:font-name="Courier New" fo:font-size="10pt" officeooo:rsid="01a7f4a7" style:font-name-asian="Courier New" style:font-size-asian="10pt" style:font-name-complex="Courier New" style:font-size-complex="10pt"/>
    </style:style>
    <style:style style:name="T21" style:family="text">
      <style:text-properties style:font-name="Courier New" fo:font-size="10pt" officeooo:rsid="01f232ed" style:font-name-asian="Courier New" style:font-size-asian="10pt" style:font-name-complex="Courier New" style:font-size-complex="10pt"/>
    </style:style>
    <style:style style:name="T22" style:family="text">
      <style:text-properties style:font-name="Courier New" fo:font-size="10pt" officeooo:rsid="01ffabe3" style:font-name-asian="Courier New" style:font-size-asian="10pt" style:font-name-complex="Courier New" style:font-size-complex="10pt"/>
    </style:style>
    <style:style style:name="T23" style:family="text">
      <style:text-properties style:font-name="Courier New" fo:font-size="10pt" officeooo:rsid="02013c37" style:font-name-asian="Courier New" style:font-size-asian="10pt" style:font-name-complex="Courier New" style:font-size-complex="10pt"/>
    </style:style>
    <style:style style:name="T24" style:family="text"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T25" style:family="text">
      <style:text-properties style:font-name="Courier New" fo:font-size="10pt" style:text-underline-style="none" officeooo:rsid="016cf98d" style:font-name-asian="Courier New" style:font-size-asian="10pt" style:font-name-complex="Courier New" style:font-size-complex="10pt"/>
    </style:style>
    <style:style style:name="T26" style:family="text">
      <style:text-properties style:font-name="Courier New" fo:font-size="10pt" style:text-underline-style="none" officeooo:rsid="017b5fb7" style:font-name-asian="Courier New" style:font-size-asian="10pt" style:font-name-complex="Courier New" style:font-size-complex="10pt"/>
    </style:style>
    <style:style style:name="T27" style:family="text">
      <style:text-properties style:font-name="Courier New" fo:font-size="10pt" style:text-underline-style="none" officeooo:rsid="01c23604" style:font-name-asian="Courier New" style:font-size-asian="10pt" style:font-name-complex="Courier New" style:font-size-complex="10pt"/>
    </style:style>
    <style:style style:name="T28" style:family="text">
      <style:text-properties officeooo:rsid="000b8847"/>
    </style:style>
    <style:style style:name="T29" style:family="text">
      <style:text-properties officeooo:rsid="000d865d"/>
    </style:style>
    <style:style style:name="T30" style:family="text">
      <style:text-properties officeooo:rsid="000ea00b"/>
    </style:style>
    <style:style style:name="T31" style:family="text">
      <style:text-properties officeooo:rsid="000f4b08"/>
    </style:style>
    <style:style style:name="T32" style:family="text">
      <style:text-properties officeooo:rsid="0010e031"/>
    </style:style>
    <style:style style:name="T33" style:family="text">
      <style:text-properties officeooo:rsid="0013ca15"/>
    </style:style>
    <style:style style:name="T34" style:family="text">
      <style:text-properties officeooo:rsid="00146529"/>
    </style:style>
    <style:style style:name="T35" style:family="text">
      <style:text-properties officeooo:rsid="0014b9bb"/>
    </style:style>
    <style:style style:name="T36" style:family="text">
      <style:text-properties officeooo:rsid="0018aefe"/>
    </style:style>
    <style:style style:name="T37" style:family="text">
      <style:text-properties officeooo:rsid="0018afa7"/>
    </style:style>
    <style:style style:name="T38" style:family="text">
      <style:text-properties officeooo:rsid="001bc458"/>
    </style:style>
    <style:style style:name="T39" style:family="text">
      <style:text-properties officeooo:rsid="001cc4b1"/>
    </style:style>
    <style:style style:name="T40" style:family="text">
      <style:text-properties officeooo:rsid="001f32ea"/>
    </style:style>
    <style:style style:name="T41" style:family="text">
      <style:text-properties officeooo:rsid="00208d09"/>
    </style:style>
    <style:style style:name="T42" style:family="text">
      <style:text-properties officeooo:rsid="00228783"/>
    </style:style>
    <style:style style:name="T43" style:family="text">
      <style:text-properties officeooo:rsid="00251cca"/>
    </style:style>
    <style:style style:name="T44" style:family="text">
      <style:text-properties officeooo:rsid="0027c581"/>
    </style:style>
    <style:style style:name="T45" style:family="text">
      <style:text-properties officeooo:rsid="0027da52"/>
    </style:style>
    <style:style style:name="T46" style:family="text">
      <style:text-properties officeooo:rsid="002b911e"/>
    </style:style>
    <style:style style:name="T47" style:family="text">
      <style:text-properties officeooo:rsid="002ed1f8"/>
    </style:style>
    <style:style style:name="T48" style:family="text">
      <style:text-properties officeooo:rsid="002fe06b"/>
    </style:style>
    <style:style style:name="T49" style:family="text">
      <style:text-properties officeooo:rsid="00317649"/>
    </style:style>
    <style:style style:name="T50" style:family="text">
      <style:text-properties officeooo:rsid="0033c8a6"/>
    </style:style>
    <style:style style:name="T51" style:family="text">
      <style:text-properties officeooo:rsid="003687d8"/>
    </style:style>
    <style:style style:name="T52" style:family="text">
      <style:text-properties officeooo:rsid="0038569b"/>
    </style:style>
    <style:style style:name="T53" style:family="text">
      <style:text-properties officeooo:rsid="00395a47"/>
    </style:style>
    <style:style style:name="T54" style:family="text">
      <style:text-properties officeooo:rsid="003abd28"/>
    </style:style>
    <style:style style:name="T55" style:family="text">
      <style:text-properties officeooo:rsid="003c42ee"/>
    </style:style>
    <style:style style:name="T56" style:family="text">
      <style:text-properties officeooo:rsid="00472e09"/>
    </style:style>
    <style:style style:name="T57" style:family="text">
      <style:text-properties officeooo:rsid="004a949a"/>
    </style:style>
    <style:style style:name="T58" style:family="text">
      <style:text-properties officeooo:rsid="004ad159"/>
    </style:style>
    <style:style style:name="T59" style:family="text">
      <style:text-properties officeooo:rsid="004bf9a8"/>
    </style:style>
    <style:style style:name="T60" style:family="text">
      <style:text-properties officeooo:rsid="004d3e7e"/>
    </style:style>
    <style:style style:name="T61" style:family="text">
      <style:text-properties officeooo:rsid="004e9355"/>
    </style:style>
    <style:style style:name="T62" style:family="text">
      <style:text-properties officeooo:rsid="005098c0"/>
    </style:style>
    <style:style style:name="T63" style:family="text">
      <style:text-properties officeooo:rsid="00526956"/>
    </style:style>
    <style:style style:name="T64" style:family="text">
      <style:text-properties officeooo:rsid="00528915"/>
    </style:style>
    <style:style style:name="T65" style:family="text">
      <style:text-properties officeooo:rsid="0056e02d"/>
    </style:style>
    <style:style style:name="T66" style:family="text">
      <style:text-properties officeooo:rsid="00584c7d"/>
    </style:style>
    <style:style style:name="T67" style:family="text">
      <style:text-properties officeooo:rsid="0059aa80"/>
    </style:style>
    <style:style style:name="T68" style:family="text">
      <style:text-properties officeooo:rsid="005aa13e"/>
    </style:style>
    <style:style style:name="T69" style:family="text">
      <style:text-properties officeooo:rsid="005ad319"/>
    </style:style>
    <style:style style:name="T70" style:family="text">
      <style:text-properties officeooo:rsid="005af959"/>
    </style:style>
    <style:style style:name="T71" style:family="text">
      <style:text-properties officeooo:rsid="005c1533"/>
    </style:style>
    <style:style style:name="T72" style:family="text">
      <style:text-properties officeooo:rsid="00613f8b"/>
    </style:style>
    <style:style style:name="T73" style:family="text">
      <style:text-properties officeooo:rsid="00629bb8"/>
    </style:style>
    <style:style style:name="T74" style:family="text">
      <style:text-properties officeooo:rsid="00639004"/>
    </style:style>
    <style:style style:name="T75" style:family="text">
      <style:text-properties officeooo:rsid="006dccf0"/>
    </style:style>
    <style:style style:name="T76" style:family="text">
      <style:text-properties officeooo:rsid="006e67a4"/>
    </style:style>
    <style:style style:name="T77" style:family="text">
      <style:text-properties officeooo:rsid="007304da"/>
    </style:style>
    <style:style style:name="T78" style:family="text">
      <style:text-properties officeooo:rsid="00739a97"/>
    </style:style>
    <style:style style:name="T79" style:family="text">
      <style:text-properties officeooo:rsid="0073f3c0"/>
    </style:style>
    <style:style style:name="T80" style:family="text">
      <style:text-properties officeooo:rsid="0073f5cc"/>
    </style:style>
    <style:style style:name="T81" style:family="text">
      <style:text-properties officeooo:rsid="0074c13c"/>
    </style:style>
    <style:style style:name="T82" style:family="text">
      <style:text-properties officeooo:rsid="00764af1"/>
    </style:style>
    <style:style style:name="T83" style:family="text">
      <style:text-properties officeooo:rsid="007a225b"/>
    </style:style>
    <style:style style:name="T84" style:family="text">
      <style:text-properties officeooo:rsid="007adda9"/>
    </style:style>
    <style:style style:name="T85" style:family="text">
      <style:text-properties officeooo:rsid="007c9b7e"/>
    </style:style>
    <style:style style:name="T86" style:family="text">
      <style:text-properties officeooo:rsid="007df1ff"/>
    </style:style>
    <style:style style:name="T87" style:family="text">
      <style:text-properties officeooo:rsid="007fb8e8"/>
    </style:style>
    <style:style style:name="T88" style:family="text">
      <style:text-properties officeooo:rsid="00818876"/>
    </style:style>
    <style:style style:name="T89" style:family="text">
      <style:text-properties officeooo:rsid="008358b3"/>
    </style:style>
    <style:style style:name="T90" style:family="text">
      <style:text-properties officeooo:rsid="008506eb"/>
    </style:style>
    <style:style style:name="T91" style:family="text">
      <style:text-properties officeooo:rsid="00898542"/>
    </style:style>
    <style:style style:name="T92" style:family="text">
      <style:text-properties officeooo:rsid="0089fbc5"/>
    </style:style>
    <style:style style:name="T93" style:family="text">
      <style:text-properties officeooo:rsid="008ab3f8"/>
    </style:style>
    <style:style style:name="T94" style:family="text">
      <style:text-properties officeooo:rsid="008d7c86"/>
    </style:style>
    <style:style style:name="T95" style:family="text">
      <style:text-properties officeooo:rsid="0092a32e"/>
    </style:style>
    <style:style style:name="T96" style:family="text">
      <style:text-properties officeooo:rsid="00941b0a"/>
    </style:style>
    <style:style style:name="T97" style:family="text">
      <style:text-properties officeooo:rsid="00942ae3"/>
    </style:style>
    <style:style style:name="T98" style:family="text">
      <style:text-properties officeooo:rsid="0095a0af"/>
    </style:style>
    <style:style style:name="T99" style:family="text">
      <style:text-properties officeooo:rsid="00964cd9"/>
    </style:style>
    <style:style style:name="T100" style:family="text">
      <style:text-properties officeooo:rsid="00983e29"/>
    </style:style>
    <style:style style:name="T101" style:family="text">
      <style:text-properties officeooo:rsid="009a3d5d"/>
    </style:style>
    <style:style style:name="T102" style:family="text">
      <style:text-properties officeooo:rsid="009b5392"/>
    </style:style>
    <style:style style:name="T103" style:family="text">
      <style:text-properties officeooo:rsid="009faade"/>
    </style:style>
    <style:style style:name="T104" style:family="text">
      <style:text-properties officeooo:rsid="00a0e07d"/>
    </style:style>
    <style:style style:name="T105" style:family="text">
      <style:text-properties officeooo:rsid="00a3c00e"/>
    </style:style>
    <style:style style:name="T106" style:family="text">
      <style:text-properties officeooo:rsid="00a50fd4"/>
    </style:style>
    <style:style style:name="T107" style:family="text">
      <style:text-properties officeooo:rsid="00a6c23c"/>
    </style:style>
    <style:style style:name="T108" style:family="text">
      <style:text-properties officeooo:rsid="00a8bd2e"/>
    </style:style>
    <style:style style:name="T109" style:family="text">
      <style:text-properties officeooo:rsid="00ab81c8"/>
    </style:style>
    <style:style style:name="T110" style:family="text">
      <style:text-properties officeooo:rsid="00abf147"/>
    </style:style>
    <style:style style:name="T111" style:family="text">
      <style:text-properties officeooo:rsid="00ad804b"/>
    </style:style>
    <style:style style:name="T112" style:family="text">
      <style:text-properties officeooo:rsid="00af5849"/>
    </style:style>
    <style:style style:name="T113" style:family="text">
      <style:text-properties officeooo:rsid="00b1064c"/>
    </style:style>
    <style:style style:name="T114" style:family="text">
      <style:text-properties officeooo:rsid="00b35ce7"/>
    </style:style>
    <style:style style:name="T115" style:family="text">
      <style:text-properties officeooo:rsid="00b85643"/>
    </style:style>
    <style:style style:name="T116" style:family="text">
      <style:text-properties officeooo:rsid="00b9fa15"/>
    </style:style>
    <style:style style:name="T117" style:family="text">
      <style:text-properties officeooo:rsid="00bb2180"/>
    </style:style>
    <style:style style:name="T118" style:family="text">
      <style:text-properties officeooo:rsid="00bcd76c"/>
    </style:style>
    <style:style style:name="T119" style:family="text">
      <style:text-properties officeooo:rsid="00be3011"/>
    </style:style>
    <style:style style:name="T120" style:family="text">
      <style:text-properties officeooo:rsid="00c01ad5"/>
    </style:style>
    <style:style style:name="T121" style:family="text">
      <style:text-properties officeooo:rsid="00c3638b"/>
    </style:style>
    <style:style style:name="T122" style:family="text">
      <style:text-properties officeooo:rsid="00c50772"/>
    </style:style>
    <style:style style:name="T123" style:family="text">
      <style:text-properties officeooo:rsid="00c65e33"/>
    </style:style>
    <style:style style:name="T124" style:family="text">
      <style:text-properties officeooo:rsid="00ca37a5"/>
    </style:style>
    <style:style style:name="T125" style:family="text">
      <style:text-properties officeooo:rsid="00cdc342"/>
    </style:style>
    <style:style style:name="T126" style:family="text">
      <style:text-properties officeooo:rsid="00d02da0"/>
    </style:style>
    <style:style style:name="T127" style:family="text">
      <style:text-properties officeooo:rsid="00d2d158"/>
    </style:style>
    <style:style style:name="T128" style:family="text">
      <style:text-properties officeooo:rsid="00d65fd4"/>
    </style:style>
    <style:style style:name="T129" style:family="text">
      <style:text-properties officeooo:rsid="00d88bea"/>
    </style:style>
    <style:style style:name="T130" style:family="text">
      <style:text-properties officeooo:rsid="00d9a67c"/>
    </style:style>
    <style:style style:name="T131" style:family="text">
      <style:text-properties officeooo:rsid="00df984e"/>
    </style:style>
    <style:style style:name="T132" style:family="text">
      <style:text-properties officeooo:rsid="00e1338b"/>
    </style:style>
    <style:style style:name="T133" style:family="text">
      <style:text-properties officeooo:rsid="00e575cd"/>
    </style:style>
    <style:style style:name="T134" style:family="text">
      <style:text-properties officeooo:rsid="00e6faf7"/>
    </style:style>
    <style:style style:name="T135" style:family="text">
      <style:text-properties officeooo:rsid="00e80fe5"/>
    </style:style>
    <style:style style:name="T136" style:family="text">
      <style:text-properties officeooo:rsid="00f232bd"/>
    </style:style>
    <style:style style:name="T137" style:family="text">
      <style:text-properties officeooo:rsid="00f39020"/>
    </style:style>
    <style:style style:name="T138" style:family="text">
      <style:text-properties fo:font-variant="normal" fo:text-transform="none" fo:color="#000000" fo:font-size="9.75pt" fo:letter-spacing="normal" fo:font-style="normal" fo:font-weight="normal"/>
    </style:style>
    <style:style style:name="T139" style:family="text">
      <style:text-properties fo:font-variant="normal" fo:text-transform="none" fo:color="#000000" fo:font-size="9.75pt" fo:letter-spacing="normal" fo:font-style="normal" fo:font-weight="normal" officeooo:rsid="00f435f1"/>
    </style:style>
    <style:style style:name="T140" style:family="text">
      <style:text-properties fo:font-variant="normal" fo:text-transform="none" fo:color="#000000" fo:font-size="9.75pt" fo:letter-spacing="normal" fo:font-style="normal" fo:font-weight="normal" officeooo:rsid="0038569b"/>
    </style:style>
    <style:style style:name="T141" style:family="text">
      <style:text-properties fo:font-variant="normal" fo:text-transform="none" fo:color="#000000" fo:font-size="9.75pt" fo:letter-spacing="normal" fo:font-style="normal" fo:font-weight="normal" officeooo:rsid="00f84f99"/>
    </style:style>
    <style:style style:name="T142" style:family="text">
      <style:text-properties fo:font-variant="normal" fo:text-transform="none" fo:color="#000000" fo:font-size="9.75pt" fo:letter-spacing="normal" fo:font-style="normal" fo:font-weight="normal" officeooo:rsid="00fce78b"/>
    </style:style>
    <style:style style:name="T143" style:family="text">
      <style:text-properties fo:font-variant="normal" fo:text-transform="none" fo:color="#000000" fo:font-size="9.75pt" fo:letter-spacing="normal" fo:font-style="normal" fo:font-weight="normal" officeooo:rsid="00f39020"/>
    </style:style>
    <style:style style:name="T144" style:family="text">
      <style:text-properties fo:font-variant="normal" fo:text-transform="none" fo:color="#000000" fo:font-size="9.75pt" fo:letter-spacing="normal" fo:font-style="normal" fo:font-weight="normal" officeooo:rsid="0102ac2d"/>
    </style:style>
    <style:style style:name="T145" style:family="text">
      <style:text-properties fo:font-variant="normal" fo:text-transform="none" fo:color="#000000" fo:font-size="9.75pt" fo:letter-spacing="normal" fo:font-style="normal" fo:font-weight="normal" officeooo:rsid="01052914"/>
    </style:style>
    <style:style style:name="T146" style:family="text">
      <style:text-properties fo:font-variant="normal" fo:text-transform="none" fo:color="#000000" fo:font-size="9.75pt" fo:letter-spacing="normal" fo:font-style="normal" fo:font-weight="normal" officeooo:rsid="00fe9b1b"/>
    </style:style>
    <style:style style:name="T147" style:family="text">
      <style:text-properties fo:font-variant="normal" fo:text-transform="none" fo:color="#000000" fo:font-size="9.75pt" fo:letter-spacing="normal" fo:font-style="normal" fo:font-weight="normal" officeooo:rsid="01137df5"/>
    </style:style>
    <style:style style:name="T148" style:family="text">
      <style:text-properties fo:font-variant="normal" fo:text-transform="none" fo:color="#000000" fo:font-size="9.75pt" fo:letter-spacing="normal" fo:font-style="normal" fo:font-weight="normal" officeooo:rsid="01597e58"/>
    </style:style>
    <style:style style:name="T149" style:family="text">
      <style:text-properties fo:font-variant="normal" fo:text-transform="none" fo:color="#000000" fo:font-size="9.75pt" fo:letter-spacing="normal" fo:font-style="normal" fo:font-weight="normal" officeooo:rsid="023bb6a5"/>
    </style:style>
    <style:style style:name="T150" style:family="text">
      <style:text-properties fo:font-variant="normal" fo:text-transform="none" fo:color="#222222" style:font-name="Courier New" fo:font-size="10pt" fo:letter-spacing="normal" fo:font-style="normal" fo:font-weight="normal" style:font-name-asian="Courier New" style:font-size-asian="10pt" style:font-name-complex="Courier New" style:font-size-complex="10pt"/>
    </style:style>
    <style:style style:name="T151" style:family="text">
      <style:text-properties fo:font-variant="normal" fo:text-transform="none" fo:color="#222222" style:font-name="Courier New" fo:font-size="10pt" fo:letter-spacing="normal" fo:font-style="normal" fo:font-weight="normal" officeooo:rsid="00f232bd" style:font-name-asian="Courier New" style:font-size-asian="10pt" style:font-name-complex="Courier New" style:font-size-complex="10pt"/>
    </style:style>
    <style:style style:name="T152" style:family="text">
      <style:text-properties fo:font-variant="normal" fo:text-transform="none" fo:color="#222222" style:font-name="Courier New" fo:font-size="10pt" fo:letter-spacing="normal" fo:font-style="normal" fo:font-weight="normal" officeooo:rsid="011798d9" style:font-name-asian="Courier New" style:font-size-asian="10pt" style:font-name-complex="Courier New" style:font-size-complex="10pt"/>
    </style:style>
    <style:style style:name="T153" style:family="text">
      <style:text-properties officeooo:rsid="00f66018"/>
    </style:style>
    <style:style style:name="T154" style:family="text">
      <style:text-properties officeooo:rsid="00fac63d"/>
    </style:style>
    <style:style style:name="T155" style:family="text">
      <style:text-properties officeooo:rsid="00fe9b1b"/>
    </style:style>
    <style:style style:name="T156" style:family="text">
      <style:text-properties officeooo:rsid="010862fa"/>
    </style:style>
    <style:style style:name="T157" style:family="text">
      <style:text-properties officeooo:rsid="010ae396"/>
    </style:style>
    <style:style style:name="T158" style:family="text">
      <style:text-properties officeooo:rsid="010ce2f3"/>
    </style:style>
    <style:style style:name="T159" style:family="text">
      <style:text-properties officeooo:rsid="010d41d1"/>
    </style:style>
    <style:style style:name="T160" style:family="text">
      <style:text-properties officeooo:rsid="011d2225"/>
    </style:style>
    <style:style style:name="T161" style:family="text">
      <style:text-properties officeooo:rsid="01255b57"/>
    </style:style>
    <style:style style:name="T162" style:family="text">
      <style:text-properties officeooo:rsid="012a5b7f"/>
    </style:style>
    <style:style style:name="T163" style:family="text">
      <style:text-properties officeooo:rsid="012b184d"/>
    </style:style>
    <style:style style:name="T164" style:family="text">
      <style:text-properties officeooo:rsid="012e7ed7"/>
    </style:style>
    <style:style style:name="T165" style:family="text">
      <style:text-properties officeooo:rsid="012fff0c"/>
    </style:style>
    <style:style style:name="T166" style:family="text">
      <style:text-properties officeooo:rsid="0134c15c"/>
    </style:style>
    <style:style style:name="T167" style:family="text">
      <style:text-properties officeooo:rsid="013681f8"/>
    </style:style>
    <style:style style:name="T168" style:family="text">
      <style:text-properties officeooo:rsid="01392d0e"/>
    </style:style>
    <style:style style:name="T169" style:family="text">
      <style:text-properties officeooo:rsid="013b415e"/>
    </style:style>
    <style:style style:name="T170" style:family="text">
      <style:text-properties officeooo:rsid="013ea71c"/>
    </style:style>
    <style:style style:name="T171" style:family="text">
      <style:text-properties officeooo:rsid="0140b522"/>
    </style:style>
    <style:style style:name="T172" style:family="text">
      <style:text-properties officeooo:rsid="0140f1eb"/>
    </style:style>
    <style:style style:name="T173" style:family="text">
      <style:text-properties officeooo:rsid="0142d08d"/>
    </style:style>
    <style:style style:name="T174" style:family="text">
      <style:text-properties officeooo:rsid="0144b8b7"/>
    </style:style>
    <style:style style:name="T175" style:family="text">
      <style:text-properties officeooo:rsid="014b5b29"/>
    </style:style>
    <style:style style:name="T176" style:family="text">
      <style:text-properties officeooo:rsid="0154c84b"/>
    </style:style>
    <style:style style:name="T177" style:family="text">
      <style:text-properties officeooo:rsid="015646de"/>
    </style:style>
    <style:style style:name="T178" style:family="text">
      <style:text-properties officeooo:rsid="01577f43"/>
    </style:style>
    <style:style style:name="T179" style:family="text">
      <style:text-properties officeooo:rsid="01597e58"/>
    </style:style>
    <style:style style:name="T180" style:family="text">
      <style:text-properties officeooo:rsid="015c4e37"/>
    </style:style>
    <style:style style:name="T181" style:family="text">
      <style:text-properties officeooo:rsid="015ceee7"/>
    </style:style>
    <style:style style:name="T182" style:family="text">
      <style:text-properties officeooo:rsid="0163aa80"/>
    </style:style>
    <style:style style:name="T183" style:family="text">
      <style:text-properties officeooo:rsid="0163e3cf"/>
    </style:style>
    <style:style style:name="T184" style:family="text">
      <style:text-properties officeooo:rsid="01668762"/>
    </style:style>
    <style:style style:name="T185" style:family="text">
      <style:text-properties officeooo:rsid="016ad8a6"/>
    </style:style>
    <style:style style:name="T186" style:family="text">
      <style:text-properties officeooo:rsid="016bca76"/>
    </style:style>
    <style:style style:name="T187" style:family="text">
      <style:text-properties officeooo:rsid="016cf98d"/>
    </style:style>
    <style:style style:name="T188" style:family="text">
      <style:text-properties officeooo:rsid="016ecd80"/>
    </style:style>
    <style:style style:name="T189" style:family="text">
      <style:text-properties officeooo:rsid="017099f4"/>
    </style:style>
    <style:style style:name="T190" style:family="text">
      <style:text-properties officeooo:rsid="0172e0ec"/>
    </style:style>
    <style:style style:name="T191" style:family="text">
      <style:text-properties officeooo:rsid="01757eb0"/>
    </style:style>
    <style:style style:name="T192" style:family="text">
      <style:text-properties officeooo:rsid="0178f1e4"/>
    </style:style>
    <style:style style:name="T193" style:family="text">
      <style:text-properties officeooo:rsid="017b5fb7"/>
    </style:style>
    <style:style style:name="T194" style:family="text">
      <style:text-properties officeooo:rsid="0181c150"/>
    </style:style>
    <style:style style:name="T195" style:family="text">
      <style:text-properties officeooo:rsid="0185ce14"/>
    </style:style>
    <style:style style:name="T196" style:family="text">
      <style:text-properties officeooo:rsid="018a4aec"/>
    </style:style>
    <style:style style:name="T197" style:family="text">
      <style:text-properties officeooo:rsid="018d7260"/>
    </style:style>
    <style:style style:name="T198" style:family="text">
      <style:text-properties officeooo:rsid="019a584b"/>
    </style:style>
    <style:style style:name="T199" style:family="text">
      <style:text-properties officeooo:rsid="019b0598"/>
    </style:style>
    <style:style style:name="T200" style:family="text">
      <style:text-properties officeooo:rsid="019b7d33"/>
    </style:style>
    <style:style style:name="T201" style:family="text">
      <style:text-properties officeooo:rsid="019dcc96"/>
    </style:style>
    <style:style style:name="T202" style:family="text">
      <style:text-properties officeooo:rsid="019df3b4"/>
    </style:style>
    <style:style style:name="T203" style:family="text">
      <style:text-properties officeooo:rsid="019e35f2"/>
    </style:style>
    <style:style style:name="T204" style:family="text">
      <style:text-properties officeooo:rsid="019e64c9"/>
    </style:style>
    <style:style style:name="T205" style:family="text">
      <style:text-properties officeooo:rsid="019efd5a"/>
    </style:style>
    <style:style style:name="T206" style:family="text">
      <style:text-properties officeooo:rsid="01a0d49f"/>
    </style:style>
    <style:style style:name="T207" style:family="text">
      <style:text-properties officeooo:rsid="01a1e0a5"/>
    </style:style>
    <style:style style:name="T208" style:family="text">
      <style:text-properties officeooo:rsid="01a37f73"/>
    </style:style>
    <style:style style:name="T209" style:family="text">
      <style:text-properties officeooo:rsid="01a5762d"/>
    </style:style>
    <style:style style:name="T210" style:family="text">
      <style:text-properties officeooo:rsid="01a71ad2"/>
    </style:style>
    <style:style style:name="T211" style:family="text">
      <style:text-properties officeooo:rsid="01a7f4a7"/>
    </style:style>
    <style:style style:name="T212" style:family="text">
      <style:text-properties officeooo:rsid="01a88e23"/>
    </style:style>
    <style:style style:name="T213" style:family="text">
      <style:text-properties officeooo:rsid="01a8dabe"/>
    </style:style>
    <style:style style:name="T214" style:family="text">
      <style:text-properties officeooo:rsid="01aa81ca"/>
    </style:style>
    <style:style style:name="T215" style:family="text">
      <style:text-properties officeooo:rsid="01aad469"/>
    </style:style>
    <style:style style:name="T216" style:family="text">
      <style:text-properties officeooo:rsid="01ab0eeb"/>
    </style:style>
    <style:style style:name="T217" style:family="text">
      <style:text-properties officeooo:rsid="01ace258"/>
    </style:style>
    <style:style style:name="T218" style:family="text">
      <style:text-properties officeooo:rsid="01aee17b"/>
    </style:style>
    <style:style style:name="T219" style:family="text">
      <style:text-properties officeooo:rsid="01af7137"/>
    </style:style>
    <style:style style:name="T220" style:family="text">
      <style:text-properties officeooo:rsid="01b08501"/>
    </style:style>
    <style:style style:name="T221" style:family="text">
      <style:text-properties officeooo:rsid="01b20f0d"/>
    </style:style>
    <style:style style:name="T222" style:family="text">
      <style:text-properties officeooo:rsid="01b2351c"/>
    </style:style>
    <style:style style:name="T223" style:family="text">
      <style:text-properties officeooo:rsid="01b353f4"/>
    </style:style>
    <style:style style:name="T224" style:family="text">
      <style:text-properties officeooo:rsid="01b3eef0"/>
    </style:style>
    <style:style style:name="T225" style:family="text">
      <style:text-properties officeooo:rsid="01b8753f"/>
    </style:style>
    <style:style style:name="T226" style:family="text">
      <style:text-properties officeooo:rsid="01ba00e0"/>
    </style:style>
    <style:style style:name="T227" style:family="text">
      <style:text-properties officeooo:rsid="01bc03b5"/>
    </style:style>
    <style:style style:name="T228" style:family="text">
      <style:text-properties officeooo:rsid="01bf61b1"/>
    </style:style>
    <style:style style:name="T229" style:family="text">
      <style:text-properties officeooo:rsid="01c6226b"/>
    </style:style>
    <style:style style:name="T230" style:family="text">
      <style:text-properties officeooo:rsid="01c626ed"/>
    </style:style>
    <style:style style:name="T231" style:family="text">
      <style:text-properties officeooo:rsid="01c68237"/>
    </style:style>
    <style:style style:name="T232" style:family="text">
      <style:text-properties officeooo:rsid="01cc44a8"/>
    </style:style>
    <style:style style:name="T233" style:family="text">
      <style:text-properties officeooo:rsid="01cd9365"/>
    </style:style>
    <style:style style:name="T234" style:family="text">
      <style:text-properties officeooo:rsid="01d3c3e6"/>
    </style:style>
    <style:style style:name="T235" style:family="text">
      <style:text-properties officeooo:rsid="01d4cab3"/>
    </style:style>
    <style:style style:name="T236" style:family="text">
      <style:text-properties officeooo:rsid="01d88ed4"/>
    </style:style>
    <style:style style:name="T237" style:family="text">
      <style:text-properties officeooo:rsid="01db022c"/>
    </style:style>
    <style:style style:name="T238" style:family="text">
      <style:text-properties officeooo:rsid="01df7cfc"/>
    </style:style>
    <style:style style:name="T239" style:family="text">
      <style:text-properties officeooo:rsid="01e10cb6"/>
    </style:style>
    <style:style style:name="T240" style:family="text">
      <style:text-properties officeooo:rsid="01e4e3e2"/>
    </style:style>
    <style:style style:name="T241" style:family="text">
      <style:text-properties officeooo:rsid="0063a548"/>
    </style:style>
    <style:style style:name="T242" style:family="text">
      <style:text-properties officeooo:rsid="01f57259"/>
    </style:style>
    <style:style style:name="T243" style:family="text">
      <style:text-properties officeooo:rsid="01f6af6a"/>
    </style:style>
    <style:style style:name="T244" style:family="text">
      <style:text-properties officeooo:rsid="01f7dcc3"/>
    </style:style>
    <style:style style:name="T245" style:family="text">
      <style:text-properties officeooo:rsid="01f925be"/>
    </style:style>
    <style:style style:name="T246" style:family="text">
      <style:text-properties officeooo:rsid="01fc3a50"/>
    </style:style>
    <style:style style:name="T247" style:family="text">
      <style:text-properties officeooo:rsid="01fc3a8c"/>
    </style:style>
    <style:style style:name="T248" style:family="text">
      <style:text-properties officeooo:rsid="01fd8fa8"/>
    </style:style>
    <style:style style:name="T249" style:family="text">
      <style:text-properties officeooo:rsid="01ff80d5"/>
    </style:style>
    <style:style style:name="T250" style:family="text">
      <style:text-properties officeooo:rsid="01ffabe3"/>
    </style:style>
    <style:style style:name="T251" style:family="text">
      <style:text-properties officeooo:rsid="02013c37"/>
    </style:style>
    <style:style style:name="T252" style:family="text">
      <style:text-properties officeooo:rsid="020148f0"/>
    </style:style>
    <style:style style:name="T253" style:family="text">
      <style:text-properties officeooo:rsid="0209bbfd"/>
    </style:style>
    <style:style style:name="T254" style:family="text">
      <style:text-properties officeooo:rsid="02137edd"/>
    </style:style>
    <style:style style:name="T255" style:family="text">
      <style:text-properties officeooo:rsid="02141818"/>
    </style:style>
    <style:style style:name="T256" style:family="text">
      <style:text-properties officeooo:rsid="021c7442"/>
    </style:style>
    <style:style style:name="T257" style:family="text">
      <style:text-properties officeooo:rsid="021f05d6"/>
    </style:style>
    <style:style style:name="T258" style:family="text">
      <style:text-properties officeooo:rsid="021fee7f"/>
    </style:style>
    <style:style style:name="T259" style:family="text">
      <style:text-properties officeooo:rsid="02212213"/>
    </style:style>
    <style:style style:name="T260" style:family="text">
      <style:text-properties officeooo:rsid="02213707"/>
    </style:style>
    <style:style style:name="T261" style:family="text">
      <style:text-properties officeooo:rsid="0227cb67"/>
    </style:style>
    <style:style style:name="T262" style:family="text">
      <style:text-properties officeooo:rsid="022c19c5"/>
    </style:style>
    <style:style style:name="T263" style:family="text">
      <style:text-properties officeooo:rsid="022cb40b"/>
    </style:style>
    <style:style style:name="T264" style:family="text">
      <style:text-properties officeooo:rsid="022d0fa4"/>
    </style:style>
    <style:style style:name="T265" style:family="text">
      <style:text-properties officeooo:rsid="022f0b8a"/>
    </style:style>
    <style:style style:name="T266" style:family="text">
      <style:text-properties officeooo:rsid="023157bf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normal" style:font-weight-asian="normal" style:font-weight-complex="normal"/>
    </style:style>
    <style:style style:name="T269" style:family="text">
      <style:text-properties fo:font-weight="normal" officeooo:rsid="023248a1" style:font-weight-asian="normal" style:font-weight-complex="normal"/>
    </style:style>
    <style:style style:name="T270" style:family="text">
      <style:text-properties fo:font-weight="normal" officeooo:rsid="0233c70c" style:font-weight-asian="normal" style:font-weight-complex="normal"/>
    </style:style>
    <style:style style:name="T271" style:family="text">
      <style:text-properties officeooo:rsid="023441c7"/>
    </style:style>
    <style:style style:name="T272" style:family="text">
      <style:text-properties officeooo:rsid="0234944f"/>
    </style:style>
    <style:style style:name="T273" style:family="text">
      <style:text-properties officeooo:rsid="0238b984"/>
    </style:style>
    <style:style style:name="T274" style:family="text">
      <style:text-properties officeooo:rsid="0239c6ba"/>
    </style:style>
    <style:style style:name="T275" style:family="text">
      <style:text-properties officeooo:rsid="023f78f4"/>
    </style:style>
    <style:style style:name="T276" style:family="text">
      <style:text-properties officeooo:rsid="0240d7cb"/>
    </style:style>
    <style:style style:name="T277" style:family="text">
      <style:text-properties officeooo:rsid="02425b2f"/>
    </style:style>
    <style:style style:name="T278" style:family="text">
      <style:text-properties officeooo:rsid="024453ec"/>
    </style:style>
    <style:style style:name="T279" style:family="text">
      <style:text-properties officeooo:rsid="0247f71b"/>
    </style:style>
    <style:style style:name="T280" style:family="text">
      <style:text-properties officeooo:rsid="024b2cf0"/>
    </style:style>
    <style:style style:name="T281" style:family="text">
      <style:text-properties officeooo:rsid="024b4537"/>
    </style:style>
    <style:style style:name="T282" style:family="text">
      <style:text-properties officeooo:rsid="024c6018"/>
    </style:style>
    <style:style style:name="T283" style:family="text">
      <style:text-properties officeooo:rsid="024e1b24"/>
    </style:style>
    <style:style style:name="T284" style:family="text">
      <style:text-properties officeooo:rsid="025559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Qantom Software Pvt Ltd <text:tab/> <text:s text:c="16"/>Raghu Venkataramana <text:span text:style-name="T58">et al.</text:span></text:p>
      <text:p text:style-name="Preformatted_20_Text">Category: Open Proprietary Track<text:tab/><text:tab/><text:tab/> <text:tab/><text:tab/><text:span text:style-name="T59">February</text:span> 20<text:span text:style-name="T261">20</text:span></text:p>
      <text:p text:style-name="Preformatted_20_Text"/>
      <text:p text:style-name="Preformatted_20_Text"><text:s text:c="12"/>IONMP : Input Output Node Messaging Protocol </text:p>
      <text:p text:style-name="Preformatted_20_Text">Status of this Memo</text:p>
      <text:p text:style-name="Preformatted_20_Text"><text:s text:c="3"/>This document specifies an Open standards track protocol for the</text:p>
      <text:p text:style-name="Preformatted_20_Text"><text:s text:c="3"/>IOT community, and requests discussion and suggestions for</text:p>
      <text:p text:style-name="Preformatted_20_Text"><text:s text:c="3"/>improvements. This document is <text:span text:style-name="T60">work in progress and is the first<text:line-break/> <text:s text:c="2"/>version that is being circulated externally. </text:span></text:p>
      <text:p text:style-name="Preformatted_20_Text"><text:s text:c="3"/>Distribution of this memo is unlimited.</text:p>
      <text:p text:style-name="Preformatted_20_Text"/>
      <text:p text:style-name="P69">Authors</text:p>
      <text:p text:style-name="P40"><text:s text:c="3"/><text:span text:style-name="T60">Raghu Venkataramana <text:tab/><text:tab/></text:span></text:p>
      <text:p text:style-name="P70"><text:s text:c="3"/>Raman K.R Iyengar<text:tab/><text:tab/><text:tab/></text:p>
      <text:p text:style-name="P70"><text:line-break/> <text:s text:c="2"/>Raghu Venkataramana is the lead author of this document. He <text:line-break/> <text:s text:c="2"/>has extensive experience on working on products using the <text:line-break/> <text:s text:c="2"/>SIP Protocol. The IONMP protocol has been inspired by SIP and <text:line-break/> <text:s text:c="2"/>uses several messaging ten<text:span text:style-name="T176">e</text:span>ts of SIP. </text:p>
      <text:p text:style-name="P65"/>
      <text:p text:style-name="P138"><text:s text:c="3"/><text:span text:style-name="T78">Raman is the founder of Timing Arc, a SAP Consulting company.<text:line-break/> <text:s text:c="2"/>Prior to founding Timing Arc, he worked extensively on a SIP </text:span></text:p>
      <text:p text:style-name="P179"><text:s text:c="3"/>based enterprise unified communications system.</text:p>
      <text:p text:style-name="P65"/>
      <text:p text:style-name="Preformatted_20_Text">Copyright Notice</text:p>
      <text:p text:style-name="Preformatted_20_Text"><text:s text:c="3"/>Copyright (C) Qantom Software Private Limited (2019-<text:span text:style-name="T59">20</text:span>). Details <text:line-break/> <text:s text:c="2"/>as per section titled “Full Copyright Statement”</text:p>
      <text:p text:style-name="Preformatted_20_Text"/>
      <text:p text:style-name="Preformatted_20_Text">Abstract</text:p>
      <text:p text:style-name="Preformatted_20_Text"><text:s text:c="3"/>This document describes the <text:span text:style-name="T177">Input</text:span> and Output Nodes messaging</text:p>
      <text:p text:style-name="Preformatted_20_Text"><text:s text:c="3"/>Protocol (IONMP), a <text:span text:style-name="T83">messaging protocol </text:span>sitting on top of Application<text:line-break/> <text:s text:c="2"/>layer <text:span text:style-name="T84">protocols</text:span>, designed to allow Sensors and Output Nodes to<text:line-break/> <text:s text:c="2"/>communicate with one other through a compliant server. </text:p>
      <text:p text:style-name="Preformatted_20_Text"/>
      <text:p text:style-name="Preformatted_20_Text"><text:s text:c="3"/>The protocol is agnostic of all the layers right upto the Application<text:line-break/> <text:s text:c="2"/>layer and does not stipulate or even recommend any layer for</text:p>
      <text:p text:style-name="Preformatted_20_Text"><text:s text:c="3"/>communication. Implementers are free to choose any communication</text:p>
      <text:p text:style-name="Preformatted_20_Text"><text:s text:c="3"/>protocol of their choice. The message with the format prescribed in</text:p>
      <text:p text:style-name="Preformatted_20_Text"><text:s text:c="3"/>this document MUST be communicated in the form of the payload, body</text:p>
      <text:p text:style-name="Preformatted_20_Text"><text:s text:c="3"/>or the equivalent construct of the communication protocol used. If</text:p>
      <text:p text:style-name="Preformatted_20_Text"><text:s text:c="3"/>required, implementors can use their own light weight communication</text:p>
      <text:p text:style-name="Preformatted_20_Text"><text:s text:c="3"/>protocol </text:p>
      <text:p text:style-name="Preformatted_20_Text"/>
      <text:p text:style-name="Preformatted_20_Text"><text:s text:c="3"/>The protocol allows sensor nodes and output nodes from any vendor to</text:p>
      <text:p text:style-name="Preformatted_20_Text"><text:s text:c="3"/>interoperate with one another. New devices can be plugged in after</text:p>
      <text:p text:style-name="Preformatted_20_Text"><text:s text:c="3"/>the initial deployment and relationships between nodes can be</text:p>
      <text:p text:style-name="Preformatted_20_Text"><text:s text:c="3"/>configured at run time</text:p>
      <text:p text:style-name="Preformatted_20_Text"/>
      <text:p text:style-name="Preformatted_20_Text"/>
      <text:p text:style-name="Preformatted_20_Text">Raghu et. al. <text:s text:c="16"/>Internal Track <text:s text:c="19"/>[Page <text:page-number text:select-page="current">1</text:page-number>] <text:s text:c="2"/></text:p>
      <text:p text:style-name="P1">IONMP: Input Output Nodes Messaging Protocol <text:s text:c="13"/>February 2020</text:p>
      <text:p text:style-name="Preformatted_20_Text"><text:s text:c="32"/>Table of Contents</text:p>
      <text:p text:style-name="Preformatted_20_Text">1. <text:s text:c="5"/>Introduction . . . . . . . . . . . . . . . . . . . . . . . . <text:s text:c="2"/><text:span text:style-name="T175">4</text:span></text:p>
      <text:p text:style-name="Preformatted_20_Text">2. <text:s text:c="5"/>Overview of IONMP Functionality . . . . . . . . . . . . . . <text:s text:c="3"/><text:span text:style-name="T175">4</text:span></text:p>
      <text:p text:style-name="Preformatted_20_Text">3. <text:s text:c="5"/>Terminology <text:s/>. . . . . . . . . . . . . . . . . . . . . . . . <text:s text:c="2"/><text:span text:style-name="T175">5</text:span></text:p>
      <text:p text:style-name="Preformatted_20_Text">4. <text:s text:c="5"/>Definitions <text:s/>. . . . . . . . . . . . . . . . . . . . . . . . <text:s text:c="2"/><text:span text:style-name="T175">5</text:span></text:p>
      <text:p text:style-name="Preformatted_20_Text"><text:span text:style-name="T166">5</text:span>. <text:s text:c="5"/>Structure of the protocol <text:s/>. . . . . . . . . . . . . . . . . <text:s text:c="2"/><text:span text:style-name="T175">7</text:span></text:p>
      <text:p text:style-name="Preformatted_20_Text"><text:span text:style-name="T166">6</text:span>. <text:s text:c="5"/>Overview of Operation <text:s/>. . . . . . . . . . . . . . . . . . . <text:s text:c="2"/><text:span text:style-name="T175">7</text:span> <text:s/></text:p>
      <text:p text:style-name="Preformatted_20_Text">7. <text:s text:c="5"/>IONMP Messages <text:s/>. . . . . . . . . . . . . . . . . . . . . . <text:s text:c="2"/><text:span text:style-name="T175">14</text:span> </text:p>
      <text:p text:style-name="P121">7.<text:span text:style-name="T61">1</text:span> <text:s text:c="4"/>Header keys and Values <text:s/>. . . . . . . . . . . . . . . . . . <text:s text:c="2"/><text:span text:style-name="T175">15</text:span></text:p>
      <text:p text:style-name="P121">7.<text:span text:style-name="T61">2</text:span> <text:s text:c="4"/>Requests . . . . . . . . . . . . . . . . . .. . . . . . . . <text:s text:c="2"/><text:span text:style-name="T175">15</text:span></text:p>
      <text:p text:style-name="P121">7.<text:span text:style-name="T61">3</text:span> <text:s text:c="4"/>Responses . . . . . . . . . . . . . . . . .. . . . . . . . . <text:s/><text:span text:style-name="T175">16</text:span></text:p>
      <text:p text:style-name="P122">8. <text:s text:c="5"/>Common Header Keys . . . . . . . . . . . .. . . . . . . . . <text:s text:c="2"/><text:span text:style-name="T175">16</text:span></text:p>
      <text:p text:style-name="P123">8.1 <text:s text:c="4"/>Message Type . . . . . . . . . . . .. . . . . . . . . . . . . <text:span text:style-name="T175">16</text:span></text:p>
      <text:p text:style-name="P123">8.2 <text:s text:c="4"/>Version . . .. . . . . . . . . . . .. . . . . . . . . . . . . <text:span text:style-name="T175">16</text:span></text:p>
      <text:p text:style-name="P123">8.<text:span text:style-name="T262">3</text:span> <text:s text:c="4"/>Sender Address . . . . <text:s/>. . . . . . .. . . . . . . . . . . . <text:s/><text:span text:style-name="T175">17</text:span></text:p>
      <text:p text:style-name="P123">8.<text:span text:style-name="T262">4</text:span> <text:s text:c="4"/>Node ID . . . . . . . . . . . .. . . . . . . . . . . . . . . <text:s/><text:span text:style-name="T175">17</text:span></text:p>
      <text:p text:style-name="P123">8.<text:span text:style-name="T262">5</text:span> <text:s text:c="4"/>Message ID . . . . . . . . . . . .. . . . . . . . . . . . . <text:s text:c="2"/><text:span text:style-name="T175">17</text:span></text:p>
      <text:p text:style-name="P124">8.<text:span text:style-name="T262">6</text:span> <text:s text:c="4"/>Time . . . . . . . . . . . . . . . . . . . . . . . . . . . . <text:s/><text:span text:style-name="T175">17</text:span></text:p>
      <text:p text:style-name="P125">9 <text:s text:c="6"/>Registrations <text:s/>. . . . . . . . . . . . . . . . . . . . . . . <text:s/><text:span text:style-name="T263">18</text:span></text:p>
      <text:p text:style-name="P125">9.1 <text:s text:c="4"/>Overview <text:s/>. . . . . . . . . . . . . . . . . . . . . . . . . . <text:span text:style-name="T264">18</text:span> </text:p>
      <text:p text:style-name="P125">9.2 <text:s text:c="4"/>Authorized Entities . . . . . . . . . . . . . . . . . . . . . <text:span text:style-name="T264">18</text:span></text:p>
      <text:p text:style-name="P125">9.3 <text:s text:c="4"/>Constructing a REGISTER Request . . . . . . . . . . . . . . . <text:span text:style-name="T264">18</text:span> </text:p>
      <text:p text:style-name="P125">9.3.1 <text:s text:c="2"/>Flow of REGISTER Message – 1 step process . . . . . . . . . . <text:span text:style-name="T264">19</text:span></text:p>
      <text:p text:style-name="P125">9.3.2 <text:s text:c="2"/>Flow of REGISTER Message – 2 step process . . . . . . . . . . <text:span text:style-name="T264">21</text:span></text:p>
      <text:p text:style-name="P126">10 <text:s text:c="5"/><text:span text:style-name="T57">ADVERTISEMENT . . . . . . . . . . . . . . . . . . . . . . . . 24</text:span></text:p>
      <text:p text:style-name="P126">10.1 <text:s text:c="3"/>Overview . . . . . . . . . . . . . . . . . . . . . . . . . . <text:s/><text:span text:style-name="T265">24</text:span></text:p>
      <text:p text:style-name="P126">10.<text:span text:style-name="T168">2</text:span> <text:s text:c="3"/>When to send Advertise Messages . . . . . . . . . . . . . . . <text:span text:style-name="T265">24</text:span></text:p>
      <text:p text:style-name="P126">10.<text:span text:style-name="T168">3</text:span> <text:s text:c="3"/>Constructing an Advertisement Message . . . . . . . . . . . . <text:span text:style-name="T265">24</text:span></text:p>
      <text:p text:style-name="P126">11 <text:s text:c="5"/>PUBLISH . . . . . . . . . . . . . . . . . . . . . . . . . . . <text:span text:style-name="T265">27</text:span></text:p>
      <text:p text:style-name="P126">11.1 <text:s text:c="3"/>Overview . . . . . . . . . . . . . . . . . . . . . . . . . . <text:s/><text:span text:style-name="T265">27</text:span> </text:p>
      <text:p text:style-name="P126">11.2 <text:s text:c="3"/>When to PUBLISH data . . . . . . . . . . . . . . . . . . . . <text:s/><text:span text:style-name="T265">27</text:span></text:p>
      <text:p text:style-name="P126">11.3 <text:s text:c="3"/>Constructing a PUBLISH Message . . . . . . . . . . . . . . . <text:s/><text:span text:style-name="T265">27</text:span></text:p>
      <text:p text:style-name="P126">12 <text:s text:c="5"/>CONTROLling Output devices . . . . . . . . . . . . . . . . . <text:s/><text:span text:style-name="T266">29</text:span> </text:p>
      <text:p text:style-name="P126">12.1 <text:s text:c="3"/>Overview . . . . . . . . . . . . . . . . . . . . . . . . . . <text:s/><text:span text:style-name="T266">29</text:span> </text:p>
      <text:p text:style-name="P126">12.2 <text:s text:c="3"/>CONTROL messages to sensors . . . . . . . . . . . . . . . . . <text:span text:style-name="T266">29</text:span></text:p>
      <text:p text:style-name="P126">12.3 <text:s text:c="3"/><text:span text:style-name="T169">Constructing a CONTROL message . . . . . . . . . . . . . . . <text:s/>30</text:span></text:p>
      <text:p text:style-name="P126">1<text:span text:style-name="T53">3</text:span> <text:s text:c="5"/>SUBSCRIBE . . . . . . . . . . . . . . . . . . . . . . . . . . <text:span text:style-name="T266">33</text:span></text:p>
      <text:p text:style-name="P126">1<text:span text:style-name="T53">3</text:span>.1 <text:s text:c="3"/>Overview . . . . . . . . . . . . . . . . . . . . . . . . . . <text:s/><text:span text:style-name="T266">33</text:span></text:p>
      <text:p text:style-name="P126">1<text:span text:style-name="T53">3</text:span>.2 <text:s text:c="3"/>Construction of a SUBSCRIBE method . . . . . . . . . . . . . <text:s/><text:span text:style-name="T266">33</text:span> </text:p>
      <text:p text:style-name="P116">14 <text:s text:c="5"/>NOTIFY . . . . . . . . . . . . . . . . . . . . . . . . . . . <text:s/><text:span text:style-name="T266">34</text:span> </text:p>
      <text:p text:style-name="P116">14.1 <text:s text:c="3"/>Overview . . . . . . . . . . . . . . . . . . . . . . . . . . <text:s/><text:span text:style-name="T266">34</text:span></text:p>
      <text:p text:style-name="P116">14.2 <text:s text:c="3"/>Construction of a NOTIFY method . . . . . . . . . . . . . . . <text:span text:style-name="T266">35</text:span></text:p>
      <text:p text:style-name="P117">1<text:span text:style-name="T171">5</text:span> <text:s text:c="5"/>QUERY . . . . . . . . . . . . . . . . . . . . . . . . . . . . <text:span text:style-name="T266">35</text:span></text:p>
      <text:p text:style-name="P117">1<text:span text:style-name="T171">5</text:span>.1 <text:s text:c="3"/>Overview of QUERY . . . . . . . . . . . . . . . . . . . . . . <text:span text:style-name="T266">35</text:span></text:p>
      <text:p text:style-name="P117">1<text:span text:style-name="T171">5</text:span>.2 <text:s text:c="3"/>Construct of a QUERY Method . . . . . . . . . . . . . . . . . <text:span text:style-name="T266">35</text:span></text:p>
      <text:p text:style-name="P117">1<text:span text:style-name="T171">5</text:span>.3 <text:s text:c="3"/>Response to a QUERY Method . . . . . . . . . . . . . . . . . <text:s/><text:span text:style-name="T266">36</text:span></text:p>
      <text:p text:style-name="P119">1<text:span text:style-name="T172">6</text:span> <text:s text:c="5"/>POLLCONTROL . . . . . . . . . . . . . . . . . . . . . . . . . <text:span text:style-name="T266">37</text:span></text:p>
      <text:p text:style-name="P119">1<text:span text:style-name="T172">6</text:span>.1 <text:s text:c="3"/>Overview of POLLCONTROL . . . . . . . . . . . . . . . . . . . <text:span text:style-name="T266">37</text:span></text:p>
      <text:p text:style-name="P120">16.2 <text:s text:c="3"/>Frequency of POLLing . . . . . . . . . . . . . . . . . . . . <text:s/><text:span text:style-name="T266">37</text:span></text:p>
      <text:p text:style-name="P119">1<text:span text:style-name="T172">6</text:span>.<text:span text:style-name="T173">3</text:span> <text:s text:c="3"/>Consruct of a POLLCONTROL Method . . . . . . . . . . . . . . <text:s/><text:span text:style-name="T266">38</text:span></text:p>
      <text:p text:style-name="P119">16.4 <text:s text:c="3"/>Response to a POLLCONTROL Method . . . . . . . . . . . . . . <text:s/><text:span text:style-name="T266">38</text:span> </text:p>
      <text:p text:style-name="P115"/>
      <text:p text:style-name="Preformatted_20_Text">Raghu et. al. <text:s text:c="16"/>Internal Track <text:s text:c="19"/>[Page <text:page-number text:select-page="current">2</text:page-number>]</text:p>
      <text:p text:style-name="P1">IONMP: Input Output Nodes Messaging Protocol <text:s text:c="13"/>February 2020</text:p>
      <text:p text:style-name="Preformatted_20_Text"/>
      <text:p text:style-name="Preformatted_20_Text">Table of Contents(contd)</text:p>
      <text:p text:style-name="P118"/>
      <text:p text:style-name="P194">17 <text:s text:c="5"/>CTLRESPONSE . . . . . . . . . . . . . . <text:span text:style-name="T268">. . . . . . . . . .</text:span><text:span text:style-name="T267"> </text:span><text:span text:style-name="T268">. </text:span><text:span text:style-name="T269">39</text:span></text:p>
      <text:p text:style-name="P194">17.1 <text:s text:c="3"/>Overview . . . . . . . . . . . . . . <text:span text:style-name="T268">. . . . . . . . . .</text:span><text:span text:style-name="T267"> </text:span><text:span text:style-name="T268">. . <text:s/></text:span><text:span text:style-name="T269">39</text:span></text:p>
      <text:p text:style-name="P194">17.2 <text:s text:c="3"/>Construct of a CTLRESPONSE Method . <text:span text:style-name="T268">. . . . . . . . . .</text:span><text:span text:style-name="T267"> </text:span><text:span text:style-name="T268">. . . </text:span><text:span text:style-name="T269">39</text:span></text:p>
      <text:p text:style-name="P195">17.3 <text:s text:c="3"/>Response to a CTLRESPONSE Method . <text:span text:style-name="T268">. . . . . . . . . .</text:span><text:span text:style-name="T267"> </text:span><text:span text:style-name="T268">. . . <text:s/></text:span><text:span text:style-name="T270">40</text:span></text:p>
      <text:p text:style-name="P126">1<text:span text:style-name="T271">8</text:span> <text:s text:c="5"/>Summary of REQUESTS and RESPONSES . . . . . . . . . . . . . . <text:span text:style-name="T271">41</text:span></text:p>
      <text:p text:style-name="P126">1<text:span text:style-name="T271">8</text:span>.1 <text:s text:c="3"/>REQUESTS . . . . . . . . . . . . . . . . <text:span text:style-name="T79">. . . . . . . . . . <text:s/>41</text:span></text:p>
      <text:p text:style-name="P126">1<text:span text:style-name="T271">8.2</text:span> <text:s text:c="3"/>RESPONSES . . . . . . . . . . . . . . . . <text:span text:style-name="T79">. . . . . . . . . . 41</text:span></text:p>
      <text:p text:style-name="P126">1<text:span text:style-name="T271">9</text:span> <text:s text:c="5"/>Changes from Previous Version . . . . . . . . . . . . . . . . <text:span text:style-name="T272">42</text:span></text:p>
      <text:p text:style-name="P126"><text:span text:style-name="T271">20</text:span> <text:s text:c="5"/>References . . . . . . . . . . . . . . . . <text:span text:style-name="T79">. . . <text:s/>. . . . . . 42</text:span></text:p>
      <text:p text:style-name="P126"><text:span text:style-name="T174">21 </text:span><text:s text:c="5"/>Acknowledgements . . . . . . . . . . . . . . . . <text:span text:style-name="T79"><text:s/>. . . <text:s/>. . <text:s/>42 </text:span></text:p>
      <text:p text:style-name="P126"><text:span text:style-name="T54">22 </text:span><text:s text:c="5"/>Full Copyright Statement . . . . . . . . . . . . . . . . . . <text:s/><text:span text:style-name="T272">43</text:span></text:p>
      <text:p text:style-name="P126"><text:span text:style-name="T54">23</text:span> <text:s text:c="5"/><text:span text:style-name="T79">License . . . . . . . . . . . . . . . . . . . . . . . . . . . 43</text:span></text:p>
      <text:p text:style-name="Preformatted_20_Text"/>
      <text:p text:style-name="Preformatted_20_Text"/>
      <text:p text:style-name="Preformatted_20_Text">Raghu et. al. <text:s text:c="16"/>Internal Track <text:s text:c="19"/>[Page <text:page-number text:select-page="current">3</text:page-number>]</text:p>
      <text:p text:style-name="P1">IONMP: Input Output Nodes Messaging Protocol <text:s text:c="13"/>February 2020</text:p>
      <text:p text:style-name="Preformatted_20_Text"/>
      <text:p text:style-name="Preformatted_20_Text"/>
      <text:p text:style-name="Preformatted_20_Text">1. <text:s/>Introduction</text:p>
      <text:p text:style-name="Preformatted_20_Text"/>
      <text:p text:style-name="Preformatted_20_Text"><text:s text:c="3"/><text:span text:style-name="T85">In today’s scenario, f</text:span>or IOT, different flavours of existing<text:line-break/> <text:s text:c="2"/>protocols like HTTP, MQTT, etc., are being used. However these<text:line-break/> <text:s text:c="2"/>protocols were designed for other purposes and each implementor <text:line-break/> <text:s text:c="2"/>uses these protocols for IOT in a way that is suitable for them. <text:line-break/> <text:s text:c="2"/>The absence of a standard introduces lack of interoperability and<text:line-break/> <text:s text:c="2"/>also limits the flexibility of operation. </text:p>
      <text:p text:style-name="Preformatted_20_Text"/>
      <text:p text:style-name="Preformatted_20_Text"><text:s text:c="3"/>Entities of the IOT world have to continously communicate various<text:line-break/> <text:s text:c="2"/>types of data. The data either may be readings from sensors or may </text:p>
      <text:p text:style-name="Preformatted_20_Text"><text:s text:c="3"/>be instructions to activate output devices. <text:span text:style-name="T86">In this document, t</text:span>he<text:line-break/> <text:s text:c="2"/>entities which are end-points are referred to as IONs – Input or<text:line-break/> <text:s text:c="2"/>Output Node. <text:line-break/> <text:s text:c="2"/>There are numerous internet protocols that govern the communication<text:line-break/> <text:s text:c="2"/>between various entities. IONMP works in concert with these protocols<text:line-break/> <text:s text:c="2"/>by using the payload part for the messaging. <text:span text:style-name="T14">Certain protocols like <text:line-break/> <text:s text:c="2"/>MQTT use a part of the payload for its own messaging. In such cases, <text:line-break/> <text:s text:c="2"/>the remaining part of the payload will be the IONMP payload. <text:line-break/> <text:s text:c="2"/></text:span>IONMP enables the creation of an infrastructure of network hosts<text:line-break/> <text:s text:c="2"/>(called IOT gateways servers) to which IONs can send registrations<text:line-break/> <text:s text:c="2"/>and messages. <text:s/></text:p>
      <text:p text:style-name="Preformatted_20_Text"/>
      <text:p text:style-name="Preformatted_20_Text"><text:s text:c="7"/>Indented text as this paragraph will be used in this </text:p>
      <text:p text:style-name="Preformatted_20_Text"><text:s text:c="7"/>document to highlight some text. </text:p>
      <text:p text:style-name="Preformatted_20_Text"/>
      <text:p text:style-name="Preformatted_20_Text"><text:s text:c="7"/>Indented text may also be used to display bullet </text:p>
      <text:p text:style-name="Preformatted_20_Text"><text:s text:c="7"/>points in an indented bullet list</text:p>
      <text:p text:style-name="Preformatted_20_Text"/>
      <text:p text:style-name="Preformatted_20_Text">2. Overview of IONMP Functionality</text:p>
      <text:p text:style-name="Preformatted_20_Text"/>
      <text:p text:style-name="Preformatted_20_Text"><text:s text:c="3"/>IONMP is a protocol that uses the message body or payload </text:p>
      <text:p text:style-name="Preformatted_20_Text"><text:s text:c="3"/>to specify the protocol rules. IONMP allows end-points (ION)</text:p>
      <text:p text:style-name="Preformatted_20_Text"><text:s text:c="3"/>to a) register with an infrastructure(gateway), b) send </text:p>
      <text:p text:style-name="Preformatted_20_Text"><text:s text:c="3"/>data to the gateway and c) receive instructions from the </text:p>
      <text:p text:style-name="Preformatted_20_Text"><text:s text:c="3"/>gateway. IONMP also provides the support for the gateway to</text:p>
      <text:p text:style-name="Preformatted_20_Text"><text:s text:c="3"/>Subscribe to events <text:span text:style-name="T273">and</text:span> notify <text:span text:style-name="T273">subscribers </text:span>about change in </text:p>
      <text:p text:style-name="Preformatted_20_Text"><text:s text:c="3"/>state. </text:p>
      <text:p text:style-name="Preformatted_20_Text"/>
      <text:p text:style-name="P41"><text:s text:c="3"/>IONMP <text:span text:style-name="T62">is written, keeping in mind, the capabilities of most <text:line-break/> <text:s text:c="2"/>modern embedded computing devices. These devices are expected <text:line-break/> <text:s text:c="2"/>to have the capability to process JSON messages. The protocol <text:line-break/> <text:s text:c="2"/>has been written to allow fairly light-weight </text:span>communication. <text:line-break/> <text:s text:c="2"/>This is achieved by keeping the mandatory requirements to a <text:line-break/> <text:s text:c="2"/>bare minimum. For example, IONMP specifies the flow of Registration<text:line-break/> <text:s text:c="2"/>with <text:span text:style-name="T87">a secure two way </text:span>authentication but does not mandate <text:span text:style-name="T87">it</text:span><text:line-break/> <text:s text:c="2"/>If the gateway and the ION are in agreement, then the registration<text:line-break/> <text:s text:c="2"/>can take place <text:span text:style-name="T87">even by a simple exchange of keys</text:span>. <text:span text:style-name="T178">It is not<text:line-break/> <text:s text:c="2"/>mandatory to have a multi step authentication. </text:span></text:p>
      <text:p text:style-name="Preformatted_20_Text"/>
      <text:p text:style-name="Preformatted_20_Text"/>
      <text:p text:style-name="Preformatted_20_Text">Raghu et. al. <text:s text:c="16"/>Internal Track <text:s text:c="19"/>[Page <text:page-number text:select-page="current">4</text:page-number>]</text:p>
      <text:p text:style-name="P1">IONMP: Input Output Nodes Messaging Protocol <text:s text:c="13"/>February 2020</text:p>
      <text:p text:style-name="Preformatted_20_Text"><text:s text:c="7"/>The gateway must be acceptable to this arrangement </text:p>
      <text:p text:style-name="Preformatted_20_Text"><text:s text:c="7"/>and understand the implications of receiving messages</text:p>
      <text:p text:style-name="Preformatted_20_Text"><text:s text:c="7"/>without authentication. </text:p>
      <text:p text:style-name="Preformatted_20_Text"/>
      <text:p text:style-name="Preformatted_20_Text">3 Terminology</text:p>
      <text:p text:style-name="Preformatted_20_Text"><text:s text:c="3"/>In this document, the key words "MUST", "MUST NOT", "REQUIRED",</text:p>
      <text:p text:style-name="Preformatted_20_Text"><text:s text:c="3"/>"SHALL", "SHALL NOT", "SHOULD", "SHOULD NOT", "RECOMMENDED", "NOT</text:p>
      <text:p text:style-name="Preformatted_20_Text"><text:s text:c="3"/>RECOMMENDED", "MAY", and "OPTIONAL" are to be interpreted as</text:p>
      <text:p text:style-name="Preformatted_20_Text"><text:s text:c="3"/>described in BCP 14, RFC 2119 and indicate requirement levels<text:line-break/> <text:s text:c="2"/>for compliant IONMP implementations.</text:p>
      <text:p text:style-name="Preformatted_20_Text"/>
      <text:p text:style-name="Preformatted_20_Text">4 Definitions</text:p>
      <text:p text:style-name="Preformatted_20_Text"><text:s text:c="3"/>The following terms have special significance for IONMP</text:p>
      <text:p text:style-name="P82"><text:s text:c="6"/><text:span text:style-name="T154">Advertisement : The process of IONs propogating their <text:line-break/><text:tab/> <text:s text:c="2"/>capabilities and other information about themselves. </text:span></text:p>
      <text:p text:style-name="P82"><text:tab/> <text:s text:c="2"/><text:span text:style-name="T155">The information includes Name, Location, Type of node, <text:line-break/> <text:s text:c="8"/>Input or return parameters among others.</text:span></text:p>
      <text:p text:style-name="P82"/>
      <text:p text:style-name="P81"><text:s text:c="6"/><text:span text:style-name="T154">Actuator Node : In this document, the term Actuator refers to <text:line-break/> <text:s text:c="8"/>any Output device like a fan, light, LED, Relay, etc., <text:line-break/> <text:s text:c="8"/>In its true sense, an Actuator is a device which converts<text:line-break/> <text:s text:c="8"/>electrical energy into some form of mechanical movements. </text:span></text:p>
      <text:p text:style-name="P81"/>
      <text:p text:style-name="P110"><text:tab/>Authentication : The process where the location server verifies<text:line-break/><text:tab/> <text:s text:c="2"/>whether the endpoint attempting registration with the <text:line-break/> <text:s text:c="8"/>gateway has the authority to do so or not. </text:p>
      <text:p text:style-name="P110"/>
      <text:p text:style-name="P87"><text:s text:c="6"/><text:span text:style-name="T159">Controlling devices : The task of triggering an actuator node <text:line-break/> <text:s text:c="8"/>by sending a CONTROL request. </text:span></text:p>
      <text:p text:style-name="P87"/>
      <text:p text:style-name="Preformatted_20_Text"><text:s text:c="6"/><text:span text:style-name="T153">Device : An endpoint that is typically a sensor or an <text:line-break/> <text:s text:c="8"/>actuator. </text:span></text:p>
      <text:p text:style-name="Preformatted_20_Text"/>
      <text:p text:style-name="Preformatted_20_Text"><text:s text:c="6"/><text:span text:style-name="T153">Device Key : A unique key provided by the administrator (or <text:line-break/> <text:s text:c="8"/>auto generated by the infrastructure to each participating<text:line-break/> <text:s text:c="8"/>end point)</text:span></text:p>
      <text:p text:style-name="Preformatted_20_Text"/>
      <text:p text:style-name="P213"><text:span text:style-name="T138"><text:s text:c="6"/></text:span><text:span text:style-name="T139">Dialog : </text:span><text:span text:style-name="T138">A dialog is </text:span><text:span text:style-name="T149">a set of request-response transactions <text:line-break/> <text:s text:c="14"/>required to complete a transaction between </text:span><text:span text:style-name="T139">two<text:line-break/> <text:s text:c="14"/>participating ION entities. </text:span><text:span text:style-name="T149">In most cases a dialog has <text:line-break/> <text:s text:c="14"/>only one pair of request-response messages. However in <text:line-break/> <text:s text:c="14"/>some cases, like two step authentication / POLLCONTROL</text:span></text:p>
      <text:p text:style-name="P223"><text:s text:c="15"/>it may be required to have multiple request-response <text:line-break/> <text:s text:c="14"/>pairs to complete a dialog</text:p>
      <text:p text:style-name="P218"/>
      <text:p text:style-name="P214"><text:span text:style-name="T139"><text:s text:c="6"/></text:span><text:span text:style-name="T142">Gateway : </text:span><text:span text:style-name="T143">A server or implementing the IONMP protocol</text:span></text:p>
      <text:p text:style-name="P218"/>
      <text:p text:style-name="P215"><text:span text:style-name="T140"><text:s text:c="6"/></text:span><text:span text:style-name="T141">Header : The JSON Key of </text:span><text:span text:style-name="T144">the ION</text:span><text:span text:style-name="T145">MP</text:span><text:span text:style-name="T144"> </text:span><text:span text:style-name="T141">Message. <text:s/></text:span></text:p>
      <text:p text:style-name="P85"/>
      <text:p text:style-name="P217"><text:span text:style-name="T141"><text:s text:c="6"/></text:span><text:span text:style-name="T146">Header Value : </text:span><text:span text:style-name="T147">The JSON Value of a given Header for an IONMP <text:line-break/> <text:s text:c="7"/>message. </text:span></text:p>
      <text:p text:style-name="P219"/>
      <text:p text:style-name="P216"><text:span text:style-name="T139"><text:s text:c="6"/></text:span><text:span text:style-name="T148">Infrastructure : Same meaning as Gateway. </text:span><text:span text:style-name="T139"><text:line-break/>Raghu et. al. <text:s text:c="16"/>Internal Track <text:s text:c="19"/>[Page </text:span><text:span text:style-name="T139"><text:page-number text:select-page="current">5</text:page-number></text:span><text:span text:style-name="T139">]</text:span></text:p>
      <text:p text:style-name="P111"><text:soft-page-break/>IONMP: Input Output Nodes Messaging Protocol <text:s text:c="13"/>February 2020</text:p>
      <text:p text:style-name="P112"/>
      <text:p text:style-name="P128"><text:s text:c="6"/>ION : Abbrevation for Input or Output Node. The end point </text:p>
      <text:p text:style-name="P128"><text:s text:c="9"/>or 'Edge Node' of an IOT installation. </text:p>
      <text:p text:style-name="P112"/>
      <text:p text:style-name="P112"><text:s text:c="6"/><text:span text:style-name="T136">IOT : </text:span><text:span text:style-name="T150">The </text:span><text:span text:style-name="T151">Internet of Things <text:s/></text:span><text:span text:style-name="T150">is a system of interrelated<text:line-break/> <text:s text:c="8"/>computing devices, mechanical and digital machines are <text:line-break/> <text:s text:c="8"/>provided with unique </text:span><text:span text:style-name="T152">identifiers </text:span><text:span text:style-name="T150">(UIDs) and the ability to<text:line-break/> <text:s text:c="8"/>transfer data over a network without requiring human-to-human<text:line-break/> <text:s text:c="8"/>or human-to-computer interaction</text:span></text:p>
      <text:p text:style-name="Preformatted_20_Text"/>
      <text:p text:style-name="Preformatted_20_Text"><text:tab/><text:span text:style-name="T137">JSON : Javascript Object Notation – A lightweight format for<text:line-break/> <text:s text:c="8"/>storing and transporting data.</text:span></text:p>
      <text:p text:style-name="P127"/>
      <text:p text:style-name="P127"><text:s text:c="6"/><text:span text:style-name="T179">NAT Traversal : Network Address Translation traversal is a<text:line-break/> <text:s text:c="8"/>networking tehcnique of establishing and maintaining internet<text:line-break/> <text:s text:c="8"/>protocol connections across gateways that implement NAT. </text:span></text:p>
      <text:p text:style-name="P79"/>
      <text:p text:style-name="P82"><text:tab/><text:span text:style-name="T155">Location Server : A server entity responsible for managing <text:line-break/><text:tab/> <text:s text:c="2"/>registrations from endpoints </text:span></text:p>
      <text:p text:style-name="P82"/>
      <text:p text:style-name="P84"><text:tab/><text:span text:style-name="T157">Notification : A message sent to an interested entity when an <text:line-break/></text:span><text:tab/> <text:s text:c="2"/><text:span text:style-name="T157">event occurs. The interested entity should have previously<text:line-break/> <text:s text:c="8"/>‘subscribed’ with the notifying entity</text:span></text:p>
      <text:p text:style-name="P84"/>
      <text:p text:style-name="P86"><text:s text:c="6"/><text:span text:style-name="T158">Polling : The act of an Actuator Node asking the infrastructure <text:line-break/> <text:s text:c="8"/>if there is any CONTROL Message waiting for it. </text:span></text:p>
      <text:p text:style-name="P86"/>
      <text:p text:style-name="P82"><text:s text:c="6"/><text:span text:style-name="T154">Publishing : <text:s/>The process in which a participating sensor node</text:span></text:p>
      <text:p text:style-name="P82"><text:s text:c="9"/><text:span text:style-name="T156">sends its readings to the Infrastructure. </text:span></text:p>
      <text:p text:style-name="P80"/>
      <text:p text:style-name="P83"><text:s text:c="6"/><text:span text:style-name="T154">Registration : The process by which a compliant endpoint becomes<text:line-break/> <text:s text:c="8"/>a part of the system. The end point first sends a message <text:line-break/> <text:s text:c="8"/>stating that it wants to be a part of this system. The <text:line-break/> <text:s text:c="8"/>registrar verifies whether the registering endpoint is allowed<text:line-break/> <text:s text:c="8"/>to do so. If yes, it accepts the registration. Otherwise, </text:span></text:p>
      <text:p text:style-name="P180"><text:s text:c="9"/>rejects the registration. </text:p>
      <text:p text:style-name="P80"/>
      <text:p text:style-name="P80"><text:s text:c="6"/><text:span text:style-name="T154">Subscription : The process where an interested entity, subscribes<text:line-break/> <text:s text:c="8"/>for certain events of another entity. When the event occurs,<text:line-break/> <text:s text:c="8"/>this interested entity receives a Notification. </text:span></text:p>
      <text:p text:style-name="P80"/>
      <text:p text:style-name="P181"><text:s text:c="6"/>Registrar : Another name for Location Server</text:p>
      <text:p text:style-name="P80"/>
      <text:p text:style-name="P80"><text:s text:c="6"/><text:span text:style-name="T105">Request : The first IONMP message sent by one ION Entity to<text:line-break/> <text:s text:c="8"/>another ION Entity. This request will have the TYPE set to <text:line-break/> <text:s text:c="8"/>one of the known types like REGISTER, ADVERTISE, CONTROL, etc.</text:span></text:p>
      <text:p text:style-name="P80"/>
      <text:p text:style-name="P88"><text:s text:c="6"/><text:span text:style-name="T105">Response : The message sent by an ION Entity in response to a <text:line-break/> <text:s text:c="8"/>previously received Request. The TYPE header of a Response <text:line-break/> <text:s text:c="8"/>message will always be a 3 digit numeric value. </text:span></text:p>
      <text:p text:style-name="P80"/>
      <text:p text:style-name="P90"><text:s text:c="6"/><text:span text:style-name="T154">Sensor Node : An ION Node which is capable of measuring <text:line-break/> <text:s text:c="8"/>attributes from its sorroundings. </text:span></text:p>
      <text:p text:style-name="P89">Raghu et. al. <text:s text:c="16"/>Internal Track <text:s text:c="19"/>[Page <text:page-number text:select-page="current">6</text:page-number>]</text:p>
      <text:p text:style-name="Preformatted_20_Text"><text:soft-page-break/>IONMP: Input Output Nodes Messaging Protocol <text:s text:c="13"/>February 2020</text:p>
      <text:p text:style-name="Preformatted_20_Text"/>
      <text:p text:style-name="Preformatted_20_Text">5. Structure of the Protocol</text:p>
      <text:p text:style-name="Preformatted_20_Text"/>
      <text:p text:style-name="Preformatted_20_Text"><text:s text:c="3"/>IONMP is structured as a protocol that sits on top of<text:line-break/> <text:s text:c="2"/><text:span text:style-name="T274">existing </text:span>application layer protocols which means that its <text:line-break/> <text:s text:c="2"/>operation is independant of all the layers below it. An<text:line-break/> <text:s text:c="2"/>implementation can use any of the transport protocols, physical layer<text:line-break/> <text:s text:c="2"/>protocols or even application layer protocols. The implementing <text:line-break/> <text:s text:c="2"/>nodes should send the data in IONMP compliant form as payload of <text:line-break/> <text:s text:c="2"/>the application layer. </text:p>
      <text:p text:style-name="Preformatted_20_Text"/>
      <text:p text:style-name="Preformatted_20_Text"><text:s text:c="3"/>The protocol definitions describes the rules for different </text:p>
      <text:p text:style-name="Preformatted_20_Text"><text:s text:c="3"/>components of the system where the components are all loosely </text:p>
      <text:p text:style-name="Preformatted_20_Text"><text:s text:c="3"/>coupled, <text:span text:style-name="T88">to the maximum extent possible</text:span>. The protocol does not<text:line-break/> <text:s text:c="2"/>dictate an implementation in any way. </text:p>
      <text:p text:style-name="Preformatted_20_Text"/>
      <text:p text:style-name="Preformatted_20_Text">6. Overview of Operation</text:p>
      <text:p text:style-name="Preformatted_20_Text"/>
      <text:p text:style-name="Preformatted_20_Text"><text:s text:c="3"/>This section introduces the basic operations of IONMP using simple</text:p>
      <text:p text:style-name="Preformatted_20_Text"><text:s text:c="3"/>examples. <text:s/>This section is tutorial in nature and does not contain</text:p>
      <text:p text:style-name="Preformatted_20_Text"><text:s text:c="3"/>any normative statements. <text:span text:style-name="T63">However</text:span> these examples can be understood <text:line-break/> <text:s text:c="2"/>better after understanding the complete specification. </text:p>
      <text:p text:style-name="Preformatted_20_Text"/>
      <text:p text:style-name="Preformatted_20_Text"><text:s text:c="3"/>In all the examples below, a few assumptions and variables are <text:line-break/> <text:s text:c="2"/>used. They are :</text:p>
      <text:p text:style-name="Preformatted_20_Text"><text:s text:c="3"/></text:p>
      <text:p text:style-name="Preformatted_20_Text"><text:s text:c="3"/>The infrastructure is aware of <text:span text:style-name="T15">the below mentioned</text:span> items and has its<text:line-break/> <text:s text:c="2"/>credentials stored before hand. </text:p>
      <text:p text:style-name="Preformatted_20_Text"><text:s/></text:p>
      <text:p text:style-name="Preformatted_20_Text"><text:s text:c="6"/><text:span text:style-name="T180">Id</text:span>ev1 : Input Device. This is a motion sensor. Connected to a <text:line-break/> <text:s text:c="8"/>IPV4 network with IP address of 10.1.1.101</text:p>
      <text:p text:style-name="Preformatted_20_Text"><text:s text:c="6"/>Ikey1 : Server generated key for <text:span text:style-name="T180">Id</text:span>ev1 </text:p>
      <text:p text:style-name="Preformatted_20_Text"/>
      <text:p text:style-name="Preformatted_20_Text"><text:s text:c="6"/>Idev2 : Input Device. This is a DHT11 sensor. Connected to a <text:line-break/> <text:s text:c="8"/>IPV4 network with IP address of 10.1.1.102</text:p>
      <text:p text:style-name="Preformatted_20_Text"><text:s text:c="6"/>Ikey2 : Server generated key for idev2</text:p>
      <text:p text:style-name="Preformatted_20_Text"><text:s text:c="3"/></text:p>
      <text:p text:style-name="P42"><text:s text:c="6"/>Odev1 : Output Device. This is a relay connected to a <text:span text:style-name="T181">fan</text:span>. <text:line-break/> <text:s text:c="8"/>Connected to a IPV4 network with IP address of 10.1.1.201</text:p>
      <text:p text:style-name="P42"><text:s text:c="6"/>Okey1 : Server generated key for Odev1 </text:p>
      <text:p text:style-name="P42"/>
      <text:p text:style-name="P42"><text:s text:c="6"/>Odev2 : Output Device. This is a buzzer. Connected to a IPV4<text:line-break/> <text:s text:c="8"/>network with IP address of 10.1.1.202 </text:p>
      <text:p text:style-name="P42"><text:s text:c="6"/>Okey2 : Server generated key for Odev2 </text:p>
      <text:p text:style-name="P42"/>
      <text:p text:style-name="P42"><text:s text:c="6"/>Server is configured to set registration expires to one hour.<text:line-break/> <text:s text:c="5"/>Server's IPV4 address is 10.1.1.100</text:p>
      <text:p text:style-name="P42"/>
      <text:p text:style-name="P42"><text:s text:c="3"/>Each of the above nodes is connected to its own microcontroller.</text:p>
      <text:p text:style-name="P42"/>
      <text:p text:style-name="Preformatted_20_Text"/>
      <text:p text:style-name="Preformatted_20_Text"/>
      <text:p text:style-name="Preformatted_20_Text"/>
      <text:p text:style-name="Preformatted_20_Text">Raghu et. al. <text:s text:c="16"/>Internal Track <text:s text:c="19"/>[Page <text:page-number text:select-page="current">7</text:page-number>]</text:p>
      <text:p text:style-name="P1">IONMP: Input Output Nodes Messaging Protocol <text:s text:c="13"/>February 2020</text:p>
      <text:p text:style-name="Preformatted_20_Text"><text:s text:c="3"/>Example1 : Idev1 wants to Register with infrastructure. Idev1 uses<text:line-break/> <text:s text:c="5"/>https and thus wants to only use the single step process </text:p>
      <text:p text:style-name="Preformatted_20_Text"/>
      <text:p text:style-name="Preformatted_20_Text"><text:s text:c="6"/>Idev1 sends a message to the gateway infrastructure with the <text:line-break/> <text:s text:c="5"/>following payload : </text:p>
      <text:p text:style-name="Preformatted_20_Text"><text:s text:c="9"/>{ “Type” : “REGISTER” , “Ver” : “0.8”, “From” : “10.1.1.101”,</text:p>
      <text:p text:style-name="Preformatted_20_Text"><text:s text:c="8"/>“Nid” : “Idev1”, “Mid” : “Idev1001”, </text:p>
      <text:p text:style-name="Preformatted_20_Text"><text:s text:c="8"/>“Time” : 55343213211, “Key” : “Ikey1” }</text:p>
      <text:p text:style-name="Preformatted_20_Text"><text:s text:c="7"/>Server receives this message and verifies that authentication is<text:line-break/> <text:s text:c="6"/>fine. So it sends back a 200 OK with expires of 3600</text:p>
      <text:p text:style-name="Preformatted_20_Text"/>
      <text:p text:style-name="Preformatted_20_Text"><text:s text:c="3"/>Payload of the response is : </text:p>
      <text:p text:style-name="Preformatted_20_Text"><text:s text:c="6"/>{ “Type” : 200, “RespClause” : “OK”, “Ver” : “0.8”, <text:line-break/> <text:s text:c="5"/>“Nid” : “Idev1”, “Mid” : “Idev1001”, “Time” : 55343213281,<text:line-break/> <text:s text:c="5"/>“From” : “10.1.1.100”, “Expires” : 3600 }</text:p>
      <text:p text:style-name="Preformatted_20_Text"><text:s text:c="4"/>Registration process completes successfully</text:p>
      <text:p text:style-name="Preformatted_20_Text"/>
      <text:p text:style-name="Preformatted_20_Text"><text:s text:c="3"/>Example2 : Idev2 wants to Register with infrastructure. Idev2 uses<text:line-break/> <text:s text:c="5"/><text:span text:style-name="T89">HTTP</text:span> and thus wants to use the more secure 2 step authentic<text:span text:style-name="T90">a</text:span>tion<text:line-break/> <text:s text:c="5"/>process. </text:p>
      <text:p text:style-name="Preformatted_20_Text"/>
      <text:p text:style-name="Preformatted_20_Text"><text:s text:c="6"/>Idev2 sends a message to the gateway infrastructure with the <text:line-break/> <text:s text:c="5"/>following payload : </text:p>
      <text:p text:style-name="Preformatted_20_Text"><text:s text:c="9"/>{ “Type” : “REGISTER” , “Ver” : “0.8”, “From” : “10.1.1.102”,</text:p>
      <text:p text:style-name="Preformatted_20_Text"><text:s text:c="9"/>“Nid” : “Idev2”, “Mid” : “Idev2001”, “Time” : 55343213511 }</text:p>
      <text:p text:style-name="Preformatted_20_Text"/>
      <text:p text:style-name="Preformatted_20_Text"><text:s text:c="6"/>Server sees that there is no Key header and sends back an </text:p>
      <text:p text:style-name="Preformatted_20_Text"><text:s text:c="6"/>authentication challenge.</text:p>
      <text:p text:style-name="Preformatted_20_Text"><text:s text:c="9"/>{ “Type” : 401, “RespClause” : “Provide <text:span text:style-name="T214">Authentication</text:span>”, <text:line-break/> <text:s text:c="8"/>“Ver” : “0.8”, “Nid” : “Idev2”, “Mid” : “Idev2001”, <text:line-break/> <text:s text:c="8"/>“Time” : 55343213534, “From” : “10.1.1.100”, </text:p>
      <text:p text:style-name="Preformatted_20_Text"><text:s text:c="9"/>“Nonce” : aed1295zh }</text:p>
      <text:p text:style-name="P42"/>
      <text:p text:style-name="P42"><text:s text:c="6"/>Idev2 receives this message and computes a Hash using its own <text:line-break/> <text:s text:c="5"/>Device k<text:span text:style-name="T161">e</text:span>y and the received Nonce <text:line-break/> <text:s text:c="8"/>md5sum of “Ikey1|aed1295zh<text:span text:style-name="T90">|55343213552</text:span>”<text:line-break/> <text:s text:c="5"/><text:span text:style-name="T90">Note : 55343213552 is the time stamp which the device is <text:line-break/> <text:s text:c="5"/>about to send in the next response</text:span></text:p>
      <text:p text:style-name="P42"/>
      <text:p text:style-name="P42"><text:s text:c="6"/>Idev2 resends the REGISTER message this time with the above <text:line-break/> <text:s text:c="5"/>Hash included in the message. </text:p>
      <text:p text:style-name="P42"><text:s text:c="9"/>{ “Type” : “REGISTER” , “Ver” : “0.8”, “From” : “10.1.1.102”,</text:p>
      <text:p text:style-name="P42"><text:s text:c="9"/>“Nid” : “Idev2”, “Mid” : “Idev2001”, “Time” : 55343213552, <text:line-break/> <text:s text:c="8"/>“Key” : “9b43bd2d24884b4781d6dc21b3a9203e” }</text:p>
      <text:p text:style-name="P42"><text:s text:c="6"/>Registrar recieves this message and this time it verifies that<text:line-break/> <text:s text:c="5"/>“Key” matches the expected value. So it sends back a 200 OK <text:line-break/> <text:s text:c="7"/>{ “Type” : 200, “RespClause” : “OK”, “Ver” : “0.8”, <text:line-break/> <text:s text:c="7"/>“Nid” : “Idev1”, “Mid” : “Idev1001”, “Time” : 55343213562,<text:line-break/> <text:s text:c="7"/>“From” : “10.1.1.100”, “Expires” : 3600 }</text:p>
      <text:p text:style-name="P42"/>
      <text:p text:style-name="P42"><text:s text:c="4"/>Registration process completes successfully <text:s text:c="2"/></text:p>
      <text:p text:style-name="Preformatted_20_Text"/>
      <text:p text:style-name="Preformatted_20_Text"/>
      <text:p text:style-name="Preformatted_20_Text">Raghu et. al. <text:s text:c="16"/>Internal Track <text:s text:c="18"/>[Page <text:page-number text:select-page="current">8</text:page-number>]</text:p>
      <text:p text:style-name="P1">IONMP: Input Output Nodes Messaging Protocol <text:s text:c="13"/>February 2020</text:p>
      <text:p text:style-name="Preformatted_20_Text"/>
      <text:p text:style-name="Preformatted_20_Text"><text:s text:c="3"/>Example3 : An unknown device tries to register <text:s/></text:p>
      <text:p text:style-name="Preformatted_20_Text"/>
      <text:p text:style-name="Preformatted_20_Text"><text:s text:c="5"/>Idev5 sends a message to the gateway infrastructure with the <text:line-break/> <text:s text:c="5"/>following payload : </text:p>
      <text:p text:style-name="Preformatted_20_Text"/>
      <text:p text:style-name="Preformatted_20_Text"><text:s text:c="8"/>{ “Type” : “REGISTER” , “Ver” : “0.8”, “From” : “10.1.1.105”,</text:p>
      <text:p text:style-name="Preformatted_20_Text"><text:s text:c="8"/>“Nid” : “Idev5”, “Mid” : “Idev5001”, “Time” : 55343214211, <text:line-break/> <text:s text:c="7"/>“Key” : “Ikey1” }</text:p>
      <text:p text:style-name="Preformatted_20_Text"/>
      <text:p text:style-name="Preformatted_20_Text"><text:s text:c="5"/>Server receives this message and finds that it doesn't know about <text:line-break/> <text:s text:c="4"/>Idev5. It sends back a message with a 403 in the payload: </text:p>
      <text:p text:style-name="Preformatted_20_Text"><text:s text:c="6"/>{ “Type” : 403, “RespClause” : “Forbidden”, “Ver” : “0.8”<text:line-break/> <text:s text:c="5"/>“Nid” : “Idev5”, “Mid” : “Idev5001”, “Time” : 55343214224, <text:line-break/> <text:s text:c="5"/>“From” : “10.1.1.100” }</text:p>
      <text:p text:style-name="Preformatted_20_Text"/>
      <text:p text:style-name="Preformatted_20_Text"><text:s text:c="6"/>Registration Process Aborts </text:p>
      <text:p text:style-name="Preformatted_20_Text"/>
      <text:p text:style-name="Preformatted_20_Text"><text:s text:c="3"/>Example4 : A 'rouge' entity posing as Idev2 tries to Register with<text:line-break/> <text:s text:c="5"/>the infrastructure. </text:p>
      <text:p text:style-name="Preformatted_20_Text"/>
      <text:p text:style-name="Preformatted_20_Text"><text:s text:c="6"/>Idev2 sends a message to the gateway infrastructure with the <text:line-break/> <text:s text:c="5"/>following payload : </text:p>
      <text:p text:style-name="Preformatted_20_Text"><text:s text:c="9"/>{ “Type” : “REGISTER” , “Ver” : “0.8”, “From” : “10.1.1.112”,</text:p>
      <text:p text:style-name="Preformatted_20_Text"><text:s text:c="9"/>“Nid” : “Idev2”, “Mid” : “Idev2006”, “Time” : 55343213611, <text:line-break/> <text:s text:c="8"/>“Key” : “WrongKey” }</text:p>
      <text:p text:style-name="Preformatted_20_Text"/>
      <text:p text:style-name="Preformatted_20_Text"><text:s text:c="6"/>Server sees that the value for the Key header is not what it <text:line-break/> <text:s text:c="5"/>has in its database and sends bac<text:span text:style-name="T16">k</text:span> a <text:span text:style-name="T16">final 401 message</text:span></text:p>
      <text:p text:style-name="Preformatted_20_Text"><text:s text:c="9"/>{ “Type” : 401, “RespClause” : “<text:span text:style-name="T206">Authentication</text:span> <text:span text:style-name="T16">Failed</text:span>”, <text:line-break/> <text:s text:c="8"/>“Ver” : “0.8”, “Nid” : “Idev2”, “Mid” : “Idev2006”, <text:line-break/> <text:s text:c="8"/>“Time” : 55343213623, “From” : “10.1.1.100”}</text:p>
      <text:p text:style-name="P19"><text:s text:c="6"/>Registration Process Aborts </text:p>
      <text:p text:style-name="P19"/>
      <text:p text:style-name="P203"><text:s text:c="6"/>Example<text:span text:style-name="T63">5</text:span> : Idev2 wants to Advertise its capabilities</text:p>
      <text:p text:style-name="P172"><text:s text:c="3"/></text:p>
      <text:p text:style-name="P172"><text:s text:c="6"/>Idev2 is a DHT11 sensor which is already registered. During the <text:line-break/> <text:s text:c="5"/>registration process, it had computed the hash as <text:line-break/> <text:s text:c="5"/>“0a2468f2c5c6d69621afd7bedd3744d4”<text:line-break/></text:p>
      <text:p text:style-name="P172"><text:s text:c="6"/>{ “Type” : “ADVERTISE” , “Ver” : “0.8”, “From” : “10.1.1.102”,</text:p>
      <text:p text:style-name="P172"><text:s text:c="9"/>“Nid” : “Idev2”, “Mid” : “Idev2002”, “Time” : 55343213711, <text:line-break/> <text:s text:c="8"/>“Key” : “0a2468f2c5c6d69621afd7bedd3744d4”, </text:p>
      <text:p text:style-name="P172"><text:s text:c="9"/>“Data” : <text:s/></text:p>
      <text:p text:style-name="P172"><text:s text:c="13"/><text:span text:style-name="T33">[</text:span>{ “Name” : “TemperatureSensor”, “NodeType” : “Sensor”, </text:p>
      <text:p text:style-name="P172"><text:s text:c="15"/>“Location” : “Bedroom”,</text:p>
      <text:p text:style-name="P172"><text:s text:c="15"/>“Capabilities” :[“Read Temperature”, “Read Humidity”], </text:p>
      <text:p text:style-name="P172"><text:s text:c="15"/>“Parameters” : {“isFaranheit”: “Boolean”}, </text:p>
      <text:p text:style-name="P172"><text:s text:c="15"/>“Return” : {“Temperature” : “Float”, </text:p>
      <text:p text:style-name="P172"><text:s text:c="18"/>“Humidity” : “Float”, “HeatIndex” : “Float” }</text:p>
      <text:p text:style-name="P172"><text:s text:c="13"/>}<text:span text:style-name="T33">]</text:span></text:p>
      <text:p text:style-name="P172"><text:s text:c="6"/>}</text:p>
      <text:p text:style-name="P19"/>
      <text:p text:style-name="Preformatted_20_Text">Raghu et. al. <text:s text:c="16"/>Internal Track <text:s text:c="18"/>[Page <text:page-number text:select-page="current">9</text:page-number>]</text:p>
      <text:p text:style-name="P1">IONMP: Input Output Nodes Messaging Protocol <text:s text:c="13"/>February 2020</text:p>
      <text:p text:style-name="P42"><text:s text:c="2"/></text:p>
      <text:p text:style-name="P42"><text:s text:c="6"/>The server receives this message and confirms that the Device Id<text:line-break/> <text:s text:c="5"/>and the Key sent by the client matches one of its previous <text:line-break/> <text:s text:c="5"/>registrations and so sends back a 20<text:span text:style-name="T220">0 OK</text:span>. Payload of the <text:line-break/> <text:s text:c="5"/>response is : </text:p>
      <text:p text:style-name="P42"><text:s text:c="6"/>{ “Type” : “20<text:span text:style-name="T221">0</text:span>” , “Ver” : “0.8”, “From” : “10.1.1.100”,<text:line-break/> <text:s text:c="8"/>“RespClause” : “Accepted”, “Time” : 55343213721, </text:p>
      <text:p text:style-name="P42"><text:s text:c="9"/>“Nid” : “Idev2”, “Mid” : “Idev2002”</text:p>
      <text:p text:style-name="P42"><text:s text:c="6"/>}</text:p>
      <text:p text:style-name="P42"><text:s text:c="6"/>The Advertisement process is complete </text:p>
      <text:p text:style-name="P42"/>
      <text:p text:style-name="P42"><text:s text:c="3"/>Example<text:span text:style-name="T63">5</text:span> : Idev2 has to periodically publish its sensor readings. <text:line-break/> <text:s text:c="5"/>Message flow for one such reading is as follows. Idev2 is a <text:line-break/> <text:s text:c="5"/>DHT11 sensor which is already registered. During the registration<text:line-break/> <text:s text:c="5"/>process, it had computed the hash as <text:line-break/> <text:s text:c="5"/>“0a2468f2c5c6d69621afd7bedd3744d4”. Device sends out a PUBLISH<text:line-break/> <text:s text:c="5"/>message with the following payload : </text:p>
      <text:p text:style-name="P42"><text:s text:c="6"/>{ <text:s/>“Type” : “PUBLISH” , “Ver” : “0.8”, “From” : “10.1.1.102”,</text:p>
      <text:p text:style-name="P42"><text:s text:c="9"/>“Nid” : “Idev2”, “Mid” : “Idev2003”, “Time” : 55343213811, <text:line-break/> <text:s text:c="8"/>“Key” : “0a2468f2c5c6d69621afd7bedd3744d4”, </text:p>
      <text:p text:style-name="P42"><text:s text:c="9"/>“Data” : <text:span text:style-name="T34">[</text:span>{“Name” : “TemperatureSensor”, <text:s/><text:line-break/> <text:s text:c="11"/>{“Temperature” : 25.4, “Humidity” : 60.5, <text:line-break/> <text:s text:c="12"/>“HeatIndex” : 28.3 }<text:span text:style-name="T34">]</text:span></text:p>
      <text:p text:style-name="P42"><text:s text:c="10"/>}</text:p>
      <text:p text:style-name="P42"><text:s text:c="6"/>}</text:p>
      <text:p text:style-name="P43"><text:s text:c="6"/>Server confirms that the device has previously registered and <text:line-break/> <text:s text:c="5"/>the registration key is accurate. So it sends back a 202 Accepted</text:p>
      <text:p text:style-name="P172"><text:s text:c="6"/>{ “Type” : “202” , “Ver” : “0.8”, “From” : “10.1.1.100”,<text:line-break/> <text:s text:c="8"/>“RespClause” : “Accepted”, “Time” : 55343213821, </text:p>
      <text:p text:style-name="P172"><text:s text:c="9"/>“Nid” : “Idev2”, “Mid” : “Idev2003”</text:p>
      <text:p text:style-name="P172"><text:s text:c="6"/>} <text:s text:c="5"/></text:p>
      <text:p text:style-name="P172"><text:s text:c="6"/>This set of data has been successfully received by the server <text:line-break/> <text:s text:c="5"/>and the server will process it. </text:p>
      <text:p text:style-name="P173"><text:s text:c="3"/></text:p>
      <text:p text:style-name="P173"><text:s text:c="3"/>Example<text:span text:style-name="T64">6</text:span> : Gateway has to control the appliance connected to Odev1<text:line-break/></text:p>
      <text:p text:style-name="P173"><text:s text:c="6"/>For brevity sake, let's say that Odev1 has succesfully registered <text:line-break/> <text:s text:c="5"/>with the Registrar and the computed hash is “aed123”<text:line-break/> <text:s text:c="5"/>Let's also say that the device has already advertised its <text:line-break/> <text:s text:c="5"/>capability with the data as : </text:p>
      <text:p text:style-name="P173"><text:s text:c="9"/>Data : “Name:” : “Fan#2”, “NodeType” : “Output”, </text:p>
      <text:p text:style-name="P173"><text:s text:c="12"/>“Location” : “Kid's Room”, “Action” : “Switch”</text:p>
      <text:p text:style-name="P173"><text:s text:c="12"/>“Capabilities” :[“Fan Control”], <text:line-break/> <text:s text:c="11"/>“Parameters” : [“ON”, “OFF”], <text:line-break/> <text:s text:c="11"/>“Return” : {“State” : “Boolean”}</text:p>
      <text:p text:style-name="P230"><text:s text:c="6"/>When the gateway wants to turn on the <text:span text:style-name="T163">fan</text:span>, it sends out a <text:line-break/> <text:s text:c="5"/>CONTROL message with the following payload. <text:s text:c="6"/></text:p>
      <text:p text:style-name="P230"/>
      <text:p text:style-name="P230"><text:s text:c="6"/>{ <text:s/>“Type” : “CONTROL” , “Ver” : “0.8”, “From” : “10.1.1.100”,</text:p>
      <text:p text:style-name="P230"><text:s text:c="9"/>“Nid” : “<text:span text:style-name="T162">server</text:span>”, “Mid” : “<text:span text:style-name="T162">server</text:span>004”, “Time” : 55343213911, <text:line-break/> <text:s text:c="8"/>“Key” : “aed123”, <text:s/>“Data” : <text:span text:style-name="T35">[</text:span>{ “Name” : “Fan2”, <text:line-break/> <text:s text:c="8"/>“Action” : “Switch”, “Parameter” : “ON”}<text:span text:style-name="T35">]</text:span></text:p>
      <text:p text:style-name="P230"><text:s text:c="6"/>} <text:s text:c="2"/></text:p>
      <text:p text:style-name="Preformatted_20_Text">Raghu et. al. <text:s text:c="16"/>Internal Track <text:s text:c="18"/>[Page <text:page-number text:select-page="current">10</text:page-number>]</text:p>
      <text:p text:style-name="P1">IONMP: Input Output Nodes Messaging Protocol <text:s text:c="13"/>February 2020 </text:p>
      <text:p text:style-name="P43"><text:s text:c="3"/></text:p>
      <text:p text:style-name="P43"><text:s text:c="6"/>When the device gets this message, it would turn on the Fan. It<text:line-break/> <text:s text:c="5"/>will then send out a 202 Accepted with the following payload: </text:p>
      <text:p text:style-name="P43"/>
      <text:p text:style-name="P43"><text:s text:c="6"/>{ “Type” : “202” , “Ver” : “0.8”, “From” : “10.1.1.10<text:span text:style-name="T36">8</text:span>”,<text:line-break/> <text:s text:c="8"/>“RespClause” : “Accepted”, “Time” : 55343213921, </text:p>
      <text:p text:style-name="P43"><text:s text:c="9"/>“Nid” : “<text:span text:style-name="T236">server</text:span>”, “Mid” : “<text:span text:style-name="T236">server004</text:span>”</text:p>
      <text:p text:style-name="P43"><text:s text:c="6"/>}</text:p>
      <text:p text:style-name="P43"><text:s text:c="6"/>This completes the CONTROL operation of turning on the Room Fan.</text:p>
      <text:p text:style-name="P43"/>
      <text:p text:style-name="P43"><text:s text:c="3"/>Example<text:span text:style-name="T64">7</text:span> : The Event Processor wants to SUBSCRIBE with the <text:line-break/> <text:s text:c="2"/>Message Processor and receive Notifications about an event <text:line-break/> <text:s text:c="2"/>Payload of the message : </text:p>
      <text:p text:style-name="P43"/>
      <text:p text:style-name="P43"><text:s text:c="6"/>{ <text:s/>“Type” : “SUBSCRIBE” , “Ver” : “0.8”, “From” : “10.1.1.100”,</text:p>
      <text:p text:style-name="P43"><text:s text:c="9"/>“Nid” : “EventProc”, “Mid” : “EventProc001”, <text:line-break/> <text:s text:c="8"/>“Time” : 55343214011,“Key” : “EventProc123”, “Expires” : 3600,<text:line-break/> <text:s text:c="8"/>“Events” : { “<text:span text:style-name="T36">Nid” : </text:span>“Idev1”, “<text:span text:style-name="T36">Name” : “Light Sensor#1”, <text:line-break/> <text:s text:c="8"/>“Parameter” : “LightLevel”, “Condition” : “&lt;”, </text:span><text:s/><text:line-break/> <text:s text:c="8"/>“<text:span text:style-name="T36">CondValue” : 3}</text:span></text:p>
      <text:p text:style-name="P43"><text:s text:c="6"/>} </text:p>
      <text:p text:style-name="Preformatted_20_Text"/>
      <text:p text:style-name="P173"><text:s text:c="6"/>In the above SUBSCRIBE, the Event Processor component of the <text:line-break/> <text:s text:c="5"/>server is trying to subscribe to changes from the <text:span text:style-name="T36">Light </text:span></text:p>
      <text:p text:style-name="P173"><text:s text:c="6"/><text:span text:style-name="T36">sensor when the light level is less than 3 </text:span></text:p>
      <text:p text:style-name="P173"><text:s/></text:p>
      <text:p text:style-name="P173"><text:s text:c="6"/>In response to this the Message processor component (recepient <text:line-break/> <text:s text:c="5"/>of subscribe message),sends back a 202 payload as under : </text:p>
      <text:p text:style-name="P173"><text:s text:c="6"/>{ <text:s/>“Type” : “202” , “RespClause” : “Accepted”, “Ver” : “0.8”,<text:line-break/> <text:s text:c="8"/>“From” : “10.1.1.100”, “Nid” : “EventProc”, <text:line-break/> <text:s text:c="8"/>“Mid” : “EventProc001”, “Time” : 55343214021,</text:p>
      <text:p text:style-name="P173"><text:s text:c="6"/>} </text:p>
      <text:p text:style-name="P174"/>
      <text:p text:style-name="P174"><text:s text:c="6"/><text:span text:style-name="T250">Let’s say that at some point in time, the Light Sensor in <text:line-break/> <text:s text:c="5"/>question sends its sensor readings which is 2. </text:span></text:p>
      <text:p text:style-name="P209"><text:s text:c="10"/><text:span text:style-name="T22"><text:s/>{ <text:s/>“Type” : “PUBLISH” , “Ver” : “0.8”, “From” : “10.1.1.10</text:span><text:span text:style-name="T23">1</text:span><text:span text:style-name="T22">”,</text:span></text:p>
      <text:p text:style-name="P174"><text:s text:c="9"/>“Nid” : “Idev<text:span text:style-name="T251">1</text:span>”, “Mid” : “Idev<text:span text:style-name="T251">1</text:span>00<text:span text:style-name="T251">4</text:span>”, “Time” : 55343<text:span text:style-name="T251">264</text:span>021, <text:line-break/> <text:s text:c="8"/>“Key” : “0a2468f2c5c6d69621afd7bedd3744d4”, </text:p>
      <text:p text:style-name="P174"><text:s text:c="9"/>“Data” : <text:span text:style-name="T34">[</text:span>{“Name” : “<text:span text:style-name="T251">Light Sensor#1</text:span>”, <text:line-break/> <text:s text:c="11"/>{“<text:span text:style-name="T252">LightLevel</text:span>” : <text:span text:style-name="T252">2</text:span> }<text:span text:style-name="T34">]</text:span></text:p>
      <text:p text:style-name="P174"><text:s text:c="10"/>}</text:p>
      <text:p text:style-name="P174"><text:s text:c="6"/>}</text:p>
      <text:p text:style-name="P230"><text:s text:c="6"/><text:span text:style-name="T253">As the above value matches the requirements of the subscription,<text:line-break/> <text:s text:c="5"/>the PUBLISHEE (Message processor component), sends out a NOTIFY <text:line-break/> <text:s text:c="5"/>to the subscriber:</text:span></text:p>
      <text:p text:style-name="P230"><text:s text:c="6"/>{ <text:s/>“Type” : “NOTIFY” , “Ver” : “0.8”, “From” : “10.1.1.100”,</text:p>
      <text:p text:style-name="P235"><text:s text:c="9"/>“Nid” : “<text:span text:style-name="T280">Msg</text:span>Proc”, “Mid” : “<text:span text:style-name="T281">Msg</text:span>Proc_<text:span text:style-name="T253">Idev1004</text:span>”, <text:line-break/> <text:s text:c="8"/>“Time” : 55343214031,“Key” : “<text:span text:style-name="T282">Msg</text:span>Proc123”, <text:line-break/> <text:s text:c="8"/>“<text:span text:style-name="T37">Data</text:span>” : { “<text:span text:style-name="T277">LightLevel</text:span>”: 2 , “<text:span text:style-name="T284">SubscribeId” : “EventProc001”</text:span>}</text:p>
      <text:p text:style-name="P230"><text:s text:c="6"/>} </text:p>
      <text:p text:style-name="P230"/>
      <text:p text:style-name="Preformatted_20_Text">Raghu et. al. <text:s text:c="16"/>Internal Track <text:s text:c="18"/>[Page <text:page-number text:select-page="current">11</text:page-number>]</text:p>
      <text:p text:style-name="P1">IONMP: Input Output Nodes Messaging Protocol <text:s text:c="13"/>February 2020</text:p>
      <text:p text:style-name="Preformatted_20_Text"><text:s text:c="7"/></text:p>
      <text:p text:style-name="Preformatted_20_Text"><text:s text:c="6"/><text:span text:style-name="T279">In lieu of the “Nid” parameter nested within the “Data” key, <text:line-break/> <text:s text:c="5"/>a combination of the Device Name and Location can be used. </text:span></text:p>
      <text:p text:style-name="Preformatted_20_Text"/>
      <text:p text:style-name="P44"><text:s text:c="6"/>In response to this the <text:span text:style-name="T275">Subscriber </text:span>component sends back <text:line-break/> <text:s text:c="5"/>a 202 payload as under : </text:p>
      <text:p text:style-name="P232"><text:s text:c="6"/>{ <text:s/>“Type” : “202” , “RespClause” : “Accepted”, “Ver” : “0.8”,<text:line-break/> <text:s text:c="8"/>“From” : “10.1.1.100”, “Nid” : “<text:span text:style-name="T280">Msg</text:span>Proc”, <text:line-break/> <text:s text:c="8"/>“Mid” : “<text:span text:style-name="T281">Msg</text:span>Proc_<text:span text:style-name="T253">Idev1004</text:span>”, “Time” : 55343214041 } <text:line-break/></text:p>
      <text:p text:style-name="P45"><text:s text:c="3"/><text:span text:style-name="T65">Example 8 : An Actuator node which is not in the same network as <text:line-break/> <text:s text:c="2"/>the server, has to be controlled based on an Event. As the node is<text:line-break/> <text:s text:c="2"/>behind NAT(Network Address Translation), the server cannot directly <text:line-break/> <text:s text:c="2"/>send the control message to the node. Instead the node sends a <text:line-break/> <text:s text:c="2"/>request to the server and asks the server whether there are any <text:line-break/> <text:s text:c="2"/>control messages pending. </text:span></text:p>
      <text:p text:style-name="P73"><text:line-break/> <text:s text:c="2"/>For brevity sake, let's say that Odev1 has succesfully registered <text:line-break/> <text:s text:c="2"/>with the Registrar and the computed hash is “aed123”<text:line-break/> <text:s text:c="2"/>Let's also say that the device has already advertised its <text:line-break/> <text:s text:c="2"/>capability with the data as : </text:p>
      <text:p text:style-name="P45"><text:s text:c="6"/>Data : “Name:” : “Fan#2”, “NodeType” : “Output”, </text:p>
      <text:p text:style-name="P45"><text:s text:c="12"/>“Location” : “<text:span text:style-name="T67">Room</text:span>”, “Action” : “Switch”</text:p>
      <text:p text:style-name="P45"><text:s text:c="12"/>“Capabilities” :[“Fan Control”], <text:line-break/> <text:s text:c="11"/>“Parameters” : [“ON”, “OFF”], <text:line-break/> <text:s text:c="11"/>“Return” : {“State” : “Boolean”}</text:p>
      <text:p text:style-name="P47"><text:s text:c="3"/></text:p>
      <text:p text:style-name="P71"><text:s text:c="3"/>Case1 : An Event has actually occured due to which Fan#2 has to be </text:p>
      <text:p text:style-name="P47"><text:s text:c="11"/><text:span text:style-name="T67">turned on. </text:span></text:p>
      <text:p text:style-name="P45"><text:s text:c="3"/><text:span text:style-name="T66">The Device first sends out a POLLCONTROL message to the server:</text:span></text:p>
      <text:p text:style-name="P114"><text:s text:c="6"/>{ "Type":"POLLCONTROL", "Ver":"0.8", "From":"<text:span text:style-name="T236">10.1.1.201</text:span>",<text:line-break/> <text:s text:c="7"/>"Time":55343214021, <text:s/>"Nid":"Odev1", "Key":"<text:span text:style-name="T66">aed123</text:span>", <text:s text:c="2"/><text:line-break/> <text:s text:c="7"/>"Mid":"Odev1POLLCONTROL177" }</text:p>
      <text:p text:style-name="P175"/>
      <text:p text:style-name="P175"><text:s text:c="3"/><text:span text:style-name="T67">In Response to this message, the server sends the response:</text:span></text:p>
      <text:p text:style-name="P175"><text:s text:c="3"/></text:p>
      <text:p text:style-name="P175"><text:s text:c="3"/>{ "Type": "CONTROL", "Mid": "Odev1POLLCONTROL177", <text:line-break/> <text:s text:c="4"/>"Time": 5534321402<text:span text:style-name="T68">5</text:span>, "From": "<text:span text:style-name="T236">10.1.1.100</text:span>", "Ver": "0.8", <text:line-break/> <text:s text:c="4"/>"Nid": "Odev1", <text:s/>"Data": [ {"Name": "<text:span text:style-name="T69">Fan#2</text:span>", <text:line-break/> <text:s text:c="4"/>"Parameters": {"State": <text:span text:style-name="T69">true</text:span>}, "Action": "Switch"}] }</text:p>
      <text:p text:style-name="P175"><text:s/></text:p>
      <text:p text:style-name="P175"><text:s text:c="3"/><text:span text:style-name="T69">Based on this responses, the Fan#2 knows that it has to turn itself<text:line-break/> <text:s text:c="2"/>ON. </text:span></text:p>
      <text:p text:style-name="P175"/>
      <text:p text:style-name="P46">Raghu et. al. <text:s text:c="16"/>Internal Track <text:s text:c="18"/>[Page <text:page-number text:select-page="current">12</text:page-number>]</text:p>
      <text:p text:style-name="P2">IONMP: Input Output Nodes Messaging Protocol <text:s text:c="13"/>February 2020</text:p>
      <text:p text:style-name="P44"><text:s text:c="3"/></text:p>
      <text:p text:style-name="P44"><text:s text:c="3"/><text:span text:style-name="T236">The control message was succesfully sent to the FAN to ask it to<text:line-break/> <text:s text:c="2"/>switch ON. This status has to be communicated back to the server. <text:line-break/> <text:s text:c="2"/>So the end point sends the message </text:span></text:p>
      <text:list xml:id="list1600885618" text:style-name="L1">
        <text:list-header>
          <text:p text:style-name="P227"/>
        </text:list-header>
      </text:list>
      <text:p text:style-name="P182"><text:s text:c="5"/>{ <text:s/>“Type” : “CTLRESPONSE”, "Mid": "Odev1POLLCONTROL177", <text:line-break/> <text:s text:c="7"/>"Time": 55343214425, "From": "10.1.1.201", "Ver": "0.8", <text:line-break/> <text:s text:c="7"/>“Nid” : “Odev1”, “Status” : “202” }</text:p>
      <text:p text:style-name="P44"><text:s text:c="3"/></text:p>
      <text:p text:style-name="P44"><text:s text:c="3"/><text:span text:style-name="T237">In this case, the status has been set to “202” because the<text:line-break/> <text:s text:c="2"/>device did not try to check if the actual actuator turned or not. <text:line-break/> <text:s text:c="2"/>If it had checked for this and found that the actuator did work, <text:line-break/> <text:s text:c="2"/>then the status would have been set to 200. </text:span></text:p>
      <text:p text:style-name="P44"/>
      <text:p text:style-name="P44"><text:s text:c="3"/><text:span text:style-name="T276">On receipt of this message, the server sends back a 202 Accepted <text:line-break/> <text:s text:c="2"/>message back to the device. </text:span></text:p>
      <text:p text:style-name="P44"/>
      <text:p text:style-name="P72"><text:s text:c="3"/>Case2 : The Event which would have caused Fan#2 <text:span text:style-name="T164">to be controlled <text:line-break/> <text:s text:c="10"/></text:span>has not occured. Inspite of this, the Fan#2 device sends a<text:line-break/> <text:s text:c="10"/>POLLCONTROL message </text:p>
      <text:p text:style-name="P48"/>
      <text:p text:style-name="P48"><text:s text:c="3"/><text:span text:style-name="T66">The Device first sends out a POLLCONTROL message to the server:</text:span></text:p>
      <text:p text:style-name="P114"><text:s text:c="5"/>{ <text:s/>"Type":"POLLCONTROL", "Ver":"0.8", "From":"<text:span text:style-name="T242">10.1.1.201</text:span>",<text:line-break/> <text:s text:c="7"/>"Time":5534321<text:span text:style-name="T70">8</text:span>021, <text:s/>"Nid":"Odev1", "Key":"<text:span text:style-name="T66">aed123</text:span>",<text:line-break/> <text:s text:c="7"/>"Mid":"Odev1POLLCONTROL17<text:span text:style-name="T70">8</text:span>" }</text:p>
      <text:p text:style-name="P48"/>
      <text:p text:style-name="Preformatted_20_Text"><text:s text:c="3"/><text:span text:style-name="T71">This time the server checks and finds that there is no control<text:line-break/> <text:s text:c="2"/>message for the entity. It sends back a 404 response</text:span></text:p>
      <text:p text:style-name="P114"><text:s text:c="3"/>{ "Type": 404, "Mid": "Odev1POLLCONTROL17<text:span text:style-name="T70">8</text:span>", "Time": 5534321<text:span text:style-name="T70">83</text:span>2<text:span text:style-name="T71">3</text:span>,<text:line-break/> <text:s text:c="4"/>"From": "<text:span text:style-name="T242">10.1.1.100</text:span>", "Ver": "0.8", "Nid": "Odev1"}</text:p>
      <text:p text:style-name="P49"/>
      <text:p text:style-name="P49"><text:s text:c="3"/>From this response, the device understands that there is no CONTROL<text:line-break/> <text:s text:c="2"/>message for it and it does not do anything. </text:p>
      <text:p text:style-name="P49"/>
      <text:p text:style-name="Preformatted_20_Text"/>
      <text:p text:style-name="P151">Raghu et. al. <text:s text:c="16"/>Internal Track <text:s text:c="18"/>[Page <text:page-number text:select-page="current">13</text:page-number>]</text:p>
      <text:p text:style-name="P151"/>
      <text:p text:style-name="P151"/>
      <text:p text:style-name="P14">IONMP: Input Output Nodes Messaging Protocol <text:s text:c="13"/>February 2020 <text:s text:c="3"/></text:p>
      <text:p text:style-name="Preformatted_20_Text"/>
      <text:p text:style-name="Preformatted_20_Text">7 <text:s/>IONMP Messages</text:p>
      <text:p text:style-name="Preformatted_20_Text"/>
      <text:p text:style-name="Preformatted_20_Text"><text:s text:c="3"/>IONMP is a text-based protocol and uses the UTF-8 charset (RFC 2279).<text:line-break/> <text:s text:c="2"/>IONMP does not define the rules for the establishment of</text:p>
      <text:p text:style-name="Preformatted_20_Text"><text:s text:c="3"/>communication between the participants. Neither does it recommend </text:p>
      <text:p text:style-name="Preformatted_20_Text"><text:s text:c="3"/>any of the existing protocols as the preferred choice. It relies</text:p>
      <text:p text:style-name="Preformatted_20_Text"><text:s text:c="3"/>on the belief that the existing protocols for these layers of </text:p>
      <text:p text:style-name="Preformatted_20_Text"><text:s text:c="3"/>communication are already mature and there is no need to reinvent</text:p>
      <text:p text:style-name="Preformatted_20_Text"><text:s text:c="3"/>another protocol for this. IONMP only requires the underlying </text:p>
      <text:p text:style-name="Preformatted_20_Text"><text:s text:c="3"/>protocol to have the capability to communicate json data in the<text:line-break/> <text:s text:c="2"/>form of payload.</text:p>
      <text:p text:style-name="Preformatted_20_Text"/>
      <text:p text:style-name="Preformatted_20_Text"><text:s text:c="3"/>The payload data, which forms the protocol compliant message <text:span text:style-name="T91">is <text:line-break/> <text:s text:c="2"/></text:span>a JSON text. The JSON message format takes advantage of the <text:line-break/> <text:s text:c="2"/>key-value notation specificed by JSON to seperate the header <text:line-break/> <text:s text:c="2"/>key <text:span text:style-name="T165">and header</text:span> <text:span text:style-name="T92">value. </text:span></text:p>
      <text:p text:style-name="Preformatted_20_Text"/>
      <text:p text:style-name="Preformatted_20_Text"><text:s text:c="3"/><text:span text:style-name="T93">IONMP messages follow the request-response communication model. <text:line-break/> <text:s text:c="2"/></text:span>A<text:span text:style-name="T202">n</text:span> IONMP message is either a request from a client to a server, or a</text:p>
      <text:p text:style-name="Preformatted_20_Text"><text:s text:c="3"/>response from a server to a client. <text:span text:style-name="T93">IONMP chooses the request<text:line-break/> <text:s text:c="2"/>response model, in order to faciliate implementors to have a<text:line-break/> <text:s text:c="2"/>wider variety of choices for the underlying communication </text:span></text:p>
      <text:p text:style-name="P74"><text:s text:c="3"/><text:span text:style-name="T93">protocols. For example, HTTP, a widely used messaging protocol, <text:line-break/> <text:s text:c="2"/>use the request-response model. By adopting this model, implementors<text:line-break/> <text:s text:c="2"/>can build an IONMP compliant server by using an existing<text:line-break/> <text:s text:c="2"/>communication implementation. They are not forced to re-write a<text:line-break/> <text:s text:c="2"/>completely new server implementation. </text:span></text:p>
      <text:p text:style-name="P74"><text:s text:c="3"/></text:p>
      <text:p text:style-name="Preformatted_20_Text"><text:s text:c="3"/>IONMP is inspired by SIP and derives several features and philosophy</text:p>
      <text:p text:style-name="Preformatted_20_Text"><text:s text:c="3"/>from SIP.</text:p>
      <text:p text:style-name="Preformatted_20_Text"/>
      <text:p text:style-name="Preformatted_20_Text"><text:s text:c="3"/>However IONMP is not an extension or derivative of SIP. <text:s/></text:p>
      <text:p text:style-name="Preformatted_20_Text"/>
      <text:p text:style-name="Preformatted_20_Text">7.<text:span text:style-name="T72">1</text:span> Header keys and Values </text:p>
      <text:p text:style-name="Preformatted_20_Text"/>
      <text:p text:style-name="Preformatted_20_Text"><text:s text:c="3"/><text:span text:style-name="T94">IONMP messages are JSON messages which are sent in the form of<text:line-break/> <text:s text:c="2"/>the message payload. The</text:span> JSON keys and values denotes various <text:line-break/> <text:s text:c="2"/>header keys and values. </text:p>
      <text:p text:style-name="P50"/>
      <text:p text:style-name="P50"><text:s text:c="3"/>Keys <text:span text:style-name="T94">in IONMP are case-insensitive, while Values </text:span>are case-sensitive. </text:p>
      <text:p text:style-name="P50"/>
      <text:p text:style-name="P50"><text:s text:c="6"/>“Name” : “Raghu” </text:p>
      <text:p text:style-name="P50"><text:s text:c="6"/>is the same as </text:p>
      <text:p text:style-name="P50"><text:s text:c="6"/>“name” : “Raghu” </text:p>
      <text:p text:style-name="P50"/>
      <text:p text:style-name="P50"><text:s text:c="6"/>“Name” : “Raghu” </text:p>
      <text:p text:style-name="P50"><text:s text:c="6"/>is <text:span text:style-name="T17">NOT </text:span>the same as </text:p>
      <text:p text:style-name="P50"><text:s text:c="6"/>“<text:span text:style-name="T17">N</text:span>ame” : “<text:span text:style-name="T17">r</text:span>aghu” </text:p>
      <text:p text:style-name="P20"/>
      <text:p text:style-name="P151">Raghu et. al. <text:s text:c="16"/>Internal Track <text:s text:c="18"/>[Page <text:page-number text:select-page="current">14</text:page-number>]</text:p>
      <text:p text:style-name="P151"/>
      <text:p text:style-name="P20"/>
      <text:p text:style-name="P14">IONMP: Input Output Nodes Messaging Protocol <text:s text:c="13"/>February 2020</text:p>
      <text:p text:style-name="P154"/>
      <text:p text:style-name="P154">7.<text:span text:style-name="T72">2</text:span> Requests</text:p>
      <text:p text:style-name="P20"><text:s text:c="3"/><text:span text:style-name="T238">A message is a Request if it is the first message being sent out in<text:line-break/> <text:s text:c="2"/>a Request-Response dialog. </text:span></text:p>
      <text:p text:style-name="P196"><text:s text:c="6"/><text:span text:style-name="T18">The Json key-value syntax for a request is :</text:span></text:p>
      <text:p text:style-name="P21"><text:s text:c="6"/>“Type” : MSGTYPE</text:p>
      <text:p text:style-name="P20"><text:line-break/> <text:s text:c="2"/>MSGTYPE has one of the following values : </text:p>
      <text:p text:style-name="P20"><text:s text:c="6"/>REGISTER – for registering IONs with infrastructure</text:p>
      <text:p text:style-name="P20"><text:s text:c="6"/>ADVERTISE – When endpoints want to advertise their capability </text:p>
      <text:p text:style-name="P20"><text:s text:c="6"/>PUBLISH – When an entity wants to publish some data. The data </text:p>
      <text:p text:style-name="P20"><text:s text:c="9"/>is typically a sensor reading. </text:p>
      <text:p text:style-name="P20"><text:s text:c="6"/>CONTROL – When an entitiy wants to send control information </text:p>
      <text:p text:style-name="P154"><text:s text:c="9"/>to ION. It is usually sent when the ION is an output device<text:line-break/> <text:s text:c="8"/>like an actuator. <text:line-break/> <text:s text:c="5"/>SUBSCRIBE – When a<text:span text:style-name="T202">n</text:span> IONMP entity wants to subscribe to <text:line-break/> <text:s text:c="8"/>messages that are of interest to it. This is typically done <text:line-break/> <text:s text:c="8"/>by one of the IONMP servers to communicate with other servers<text:line-break/> <text:s text:c="8"/>For example, when the Event Processor component wants to </text:p>
      <text:p text:style-name="P75"><text:s text:c="9"/>be notified about changes in a sensor value, it would <text:line-break/> <text:s text:c="8"/>SUBSCRIBE to this sensor with the Message Processor </text:p>
      <text:p text:style-name="P153"><text:s text:c="6"/>NOTIFY – When a<text:span text:style-name="T202">n</text:span> IONMP entity wants to notify its subscribers <text:line-break/> <text:s text:c="8"/>about messages which they are subscribed to. This is <text:line-break/> <text:s text:c="8"/>typically done by one of the IONMP servers to communicate <text:line-break/> <text:s text:c="8"/>with other servers. For example, if the Event Processor <text:line-break/> <text:s text:c="8"/>has subscribed for temperature values, whenever the <text:line-break/> <text:s text:c="8"/>temperature sensor sends data, the Message Processor will <text:line-break/> <text:s text:c="8"/>send a NOTIFY message to the Event Processor</text:p>
      <text:p text:style-name="P153"><text:s text:c="6"/><text:span text:style-name="T28">QUERY – When an entity wants to find out about the capabilities<text:line-break/> <text:s text:c="8"/>of another node, it sends a QUERY message to the <text:line-break/> <text:s text:c="8"/>infrastructure with the TargetId field set to the DeviceId<text:line-break/> <text:s text:c="8"/>of the other node. The infrastructure then verifies if the<text:line-break/> <text:s text:c="8"/>requesting entity is authorized to make a Query. If yes, <text:line-break/> <text:s text:c="8"/>then it sends back the capabilities of the TargetId. If </text:span></text:p>
      <text:p text:style-name="P152"><text:s text:c="9"/>TargetId is specified as an asterix(*), then the <text:line-break/> <text:s text:c="8"/>infrastructure returns the capabilities of all registered <text:line-break/> <text:s text:c="8"/>entities. </text:p>
      <text:p text:style-name="P152"><text:s text:c="7"/>POLLCONTROL – When an entity behind NAT has to receive CONTROL <text:line-break/> <text:s text:c="8"/>messages in response to other events, it sends out a<text:line-break/> <text:s text:c="8"/>POLLCONTROL message. If there is a control message waiting for<text:line-break/> <text:s text:c="8"/>this entity, the server sends back a response with the Type<text:line-break/> <text:s text:c="8"/>field set to CONTROL. If there is no CONTROL message waiting<text:line-break/> <text:s text:c="8"/>for this entity, then the server sends back a 404. </text:p>
      <text:p text:style-name="P155"><text:s text:c="7"/><text:span text:style-name="T239">CTLRESPONSE - The CTLRESPONSE method is used by the output node<text:line-break/> <text:s text:c="9"/>to communicate the status of the previous CONTROL message.<text:line-break/> <text:s text:c="9"/>A CTLRESPONSE message MUST be sent only after an output node<text:line-break/> <text:s text:c="9"/>receives a CONTROL message in response to its previous <text:s text:c="2"/></text:span></text:p>
      <text:p text:style-name="P183"><text:s text:c="10"/>POLLCONTROL message. It SHALL NOT be sent in any other <text:line-break/> <text:s text:c="9"/>circumstances</text:p>
      <text:p text:style-name="P153"><text:s text:c="3"/>The entity making a<text:span text:style-name="T202">n</text:span> IONMP request MUST send a message in which </text:p>
      <text:p text:style-name="P153"><text:s text:c="3"/>one of the JSON keys is 'Type' and the value is one of the above.</text:p>
      <text:p text:style-name="P153"/>
      <text:p text:style-name="P113">Raghu et. al. <text:s text:c="16"/>Internal Track <text:s text:c="18"/>[Page <text:page-number text:select-page="current">15</text:page-number>]</text:p>
      <text:p text:style-name="P9">IONMP: Input Output Nodes Messaging Protocol <text:s text:c="13"/>February 2020</text:p>
      <text:p text:style-name="P76"/>
      <text:p text:style-name="P24">7.<text:span text:style-name="T160">3</text:span> Responses</text:p>
      <text:p text:style-name="P24"/>
      <text:p text:style-name="P24"><text:s text:c="3"/><text:span text:style-name="T72">Every Response message in IONMP will have the </text:span>JSON 'Type' key value<text:line-break/> <text:s text:c="2"/>pair. <text:span text:style-name="T240">In most cases, the value is a 3 digit number. However it can <text:line-break/> <text:s text:c="2"/>also be a String. In this version, the only case where the Type <text:line-break/> <text:s text:c="2"/>header can be a string is when the server sends back a CONTROL <text:line-break/> <text:s text:c="2"/>message in response to a POLLCONTROL request. In ths case the <text:line-break/> <text:s text:c="2"/>Type header is set to “CONTROL”. </text:span></text:p>
      <text:p text:style-name="P50"/>
      <text:p text:style-name="P50"><text:s text:c="3"/>The Json key-value syntax for a <text:span text:style-name="T29">response</text:span> is :</text:p>
      <text:p text:style-name="P50"><text:s text:c="6"/>“Type” : 3digitNumber <text:line-break/> <text:s text:c="9"/><text:span text:style-name="T240">or<text:line-break/> <text:s text:c="5"/>“Type” : “CONTROL”</text:span></text:p>
      <text:p text:style-name="P50"/>
      <text:p text:style-name="P50"><text:s text:c="3"/>The server MAY optionally send a textual Reason clause to provide a<text:line-break/> <text:s text:c="2"/>human readable textual message for this response. The Json key-value <text:line-break/> <text:s text:c="2"/>for the reason clause is :</text:p>
      <text:p text:style-name="P50"><text:s text:c="6"/>“RespClause” : “A textual description about the response” <text:s/></text:p>
      <text:p text:style-name="P50"><text:s/></text:p>
      <text:p text:style-name="P77"><text:s text:c="3"/>A server <text:span text:style-name="T30">MUST</text:span> NOT send the RespClause header if the message being<text:line-break/> <text:s text:c="2"/>sent out is NOT a response. </text:p>
      <text:p text:style-name="P77"/>
      <text:p text:style-name="P156">8 <text:s/>Common Header Keys </text:p>
      <text:p text:style-name="P156"/>
      <text:p text:style-name="P156"><text:s text:c="3"/>Irrespective of whether the message is a Request or a Response, <text:line-break/> <text:s text:c="2"/>all messages must contain values for certain keys. These keys and <text:line-break/> <text:s text:c="2"/>their corresponding values are described in the next sections.</text:p>
      <text:p text:style-name="P156"><text:s text:c="7"/></text:p>
      <text:p text:style-name="P156">8.1 Message Type (Type) </text:p>
      <text:p text:style-name="P156"/>
      <text:p text:style-name="P156"><text:s text:c="3"/>Every IONMP entity MUST send the message type in all messages. </text:p>
      <text:p text:style-name="P156"><text:s text:c="3"/>The JSON Syntax is <text:line-break/></text:p>
      <text:p text:style-name="P156"><text:s text:c="6"/>“Type” : “Type val” </text:p>
      <text:p text:style-name="P156"/>
      <text:p text:style-name="P156"><text:s text:c="3"/>The “Type val” MUST be one of the types described in Sections <text:line-break/> <text:s text:c="2"/>7.<text:span text:style-name="T72">2</text:span> and 7.<text:span text:style-name="T72">3</text:span></text:p>
      <text:p text:style-name="P156"/>
      <text:p text:style-name="P156">8.2 Version (Ver)</text:p>
      <text:p text:style-name="P156"/>
      <text:p text:style-name="P156"><text:s text:c="3"/>Ever IONMP entity MUST send the IONMP version in all messages. <text:line-break/> <text:s text:c="2"/>The JSON Syntax is<text:line-break/> <text:s text:c="2"/></text:p>
      <text:p text:style-name="P156"><text:s text:c="6"/>“Ver” : “Version string”</text:p>
      <text:p text:style-name="P156"/>
      <text:p text:style-name="P156"><text:s text:c="3"/>For this version the string is “0.<text:span text:style-name="T72">8</text:span>”<text:line-break/></text:p>
      <text:p text:style-name="P24"/>
      <text:p text:style-name="P24"><text:s text:c="3"/></text:p>
      <text:p text:style-name="Preformatted_20_Text">Raghu et. al. <text:s text:c="16"/>Internal Track <text:s text:c="18"/>[Page <text:page-number text:select-page="current">16</text:page-number>]</text:p>
      <text:p text:style-name="P1">IONMP: Input Output Nodes Messaging Protocol <text:s text:c="13"/>February 2020</text:p>
      <text:p text:style-name="Preformatted_20_Text"><text:s text:c="3"/></text:p>
      <text:p text:style-name="Preformatted_20_Text">8.3 Target (Target)</text:p>
      <text:p text:style-name="Preformatted_20_Text"/>
      <text:p text:style-name="Preformatted_20_Text"><text:s text:c="3"/>A<text:span text:style-name="T202">n</text:span> IONMP entity MAY optionally send a Target URL. <text:span text:style-name="T243">The “Target” <text:line-break/> <text:s text:c="2"/>parameter is used when the message is sent to one entity but <text:line-break/> <text:s text:c="2"/>the actual recepient of the message is another entity. </text:span>The JSON<text:line-break/> <text:s text:c="2"/>Syntax is <text:s text:c="2"/></text:p>
      <text:p text:style-name="Preformatted_20_Text"><text:s text:c="6"/>“Target” : “URL of Target”</text:p>
      <text:p text:style-name="P170"><text:s text:c="3"/>This is an optional header and i<text:span text:style-name="T244">s particulary relevant for <text:line-break/> <text:s text:c="2"/>responses to QUERY requests.</text:span><text:line-break/></text:p>
      <text:p text:style-name="Preformatted_20_Text">8.4 Sender Address (From)</text:p>
      <text:p text:style-name="Preformatted_20_Text"/>
      <text:p text:style-name="Preformatted_20_Text"><text:s text:c="3"/>An IONMP entity MUST send its own addres<text:span text:style-name="T198">s</text:span>, either as an IP Address<text:line-break/><text:span text:style-name="T245"> <text:s text:c="2"/></text:span>or a <text:span text:style-name="T198">Fully Qualified Domain Name(</text:span>FQDN<text:span text:style-name="T198">)</text:span> in all messages. The JSON<text:line-break/> <text:s text:c="2"/>Syntax is</text:p>
      <text:p text:style-name="Preformatted_20_Text"><text:s text:c="6"/>“From” : “Sender's ip address”<text:line-break/></text:p>
      <text:p text:style-name="Preformatted_20_Text">8.5 Node ID (Nid)</text:p>
      <text:p text:style-name="Preformatted_20_Text"/>
      <text:p text:style-name="Preformatted_20_Text"><text:s text:c="3"/>Every IONMP entity MUST send its unique ID in all messages. <text:s/><text:line-break/> <text:s text:c="2"/>The JSON Syntax for NodeID is <text:s text:c="2"/></text:p>
      <text:p text:style-name="Preformatted_20_Text"><text:s text:c="6"/>“Nid” : “unique id”</text:p>
      <text:p text:style-name="Preformatted_20_Text"/>
      <text:p text:style-name="P157">8.6 Message ID (Mid)</text:p>
      <text:p text:style-name="P157"/>
      <text:p text:style-name="P157"><text:s text:c="3"/>An IONMP entity MUST send a Message ID in all its messages. The </text:p>
      <text:p text:style-name="P157"><text:s text:c="3"/>value of the Message ID takes a different value depen<text:span text:style-name="T95">d</text:span>ing on<text:line-break/> <text:s text:c="2"/>the type of message and will be discussed in the appropriate<text:line-break/> <text:s text:c="2"/>sections. The JSON Syntax for Message ID is</text:p>
      <text:p text:style-name="P157"><text:s text:c="6"/>“Mid” : “message id”</text:p>
      <text:p text:style-name="P157"><text:s text:c="7"/></text:p>
      <text:p text:style-name="P157">8.7 Time (Time)</text:p>
      <text:p text:style-name="P157"/>
      <text:p text:style-name="P157"><text:s text:c="3"/>An IONMP entity MUST send its current time in all its messages. All </text:p>
      <text:p text:style-name="P157"><text:s text:c="3"/>the participants in a<text:span text:style-name="T202">n</text:span> IONMP system MUST have a common view of time. <text:line-break/> <text:s text:c="2"/>The protocol doesn't specify what mechanism must be used for <text:line-break/> <text:s text:c="2"/>Time synchronization. It just mandates that the times of all the <text:line-break/> <text:s text:c="2"/>entities in the system has to be the same. JSON Syntax is :</text:p>
      <text:p text:style-name="P157"><text:s text:c="7"/>“Time” : current_time</text:p>
      <text:p text:style-name="P157"/>
      <text:p text:style-name="P157"/>
      <text:p text:style-name="P50">Raghu et. al. <text:s text:c="16"/>Internal Track <text:s text:c="18"/>[Page <text:page-number text:select-page="current">17</text:page-number>]</text:p>
      <text:p text:style-name="Preformatted_20_Text"/>
      <text:p text:style-name="Preformatted_20_Text"/>
      <text:p text:style-name="Preformatted_20_Text"/>
      <text:p text:style-name="P1">IONMP: Input Output Nodes Messaging Protocol <text:s text:c="13"/>February 2020</text:p>
      <text:p text:style-name="P50"/>
      <text:p text:style-name="Preformatted_20_Text">9 Registrations</text:p>
      <text:p text:style-name="Preformatted_20_Text"/>
      <text:p text:style-name="Preformatted_20_Text">9.1 Overview</text:p>
      <text:p text:style-name="Preformatted_20_Text"/>
      <text:p text:style-name="Preformatted_20_Text"><text:s text:c="3"/>IONMP offers a discovery capability. If an event on one ION has to <text:line-break/> <text:s text:c="2"/>trigger an action on another ION, then there must be a mechanism<text:line-break/> <text:s text:c="2"/>through which the devices can be discoverable. To allow this </text:p>
      <text:p text:style-name="Preformatted_20_Text"><text:s text:c="3"/>IONMP gateway elements have an abstract service known as location </text:p>
      <text:p text:style-name="Preformatted_20_Text"><text:s text:c="3"/>service, which provides an address binding for the participating <text:line-break/> <text:s text:c="2"/>nodes and end-points. Registration creates bindings in a location </text:p>
      <text:p text:style-name="Preformatted_20_Text"><text:s text:c="3"/>service that associates a Device ID with a contact address. </text:p>
      <text:p text:style-name="Preformatted_20_Text"/>
      <text:p text:style-name="Preformatted_20_Text"><text:s text:c="3"/>IONMP provides a mechanism for a<text:span text:style-name="T199">n</text:span> end-point like ION to create a<text:line-break/> <text:s text:c="2"/>binding explicitly. <text:s/>This mechanism is known as registration.</text:p>
      <text:p text:style-name="Preformatted_20_Text"/>
      <text:p text:style-name="Preformatted_20_Text"><text:s text:c="3"/>Registration entails sending a REGISTER request to a special type of</text:p>
      <text:p text:style-name="Preformatted_20_Text"><text:s text:c="3"/>Gateway service known as a registrar. <text:s/>A registrar acts as the <text:line-break/> <text:s text:c="2"/>front end to the location service for a domain, reading and writing<text:line-break/> <text:s text:c="2"/>mappings based on the contents of REGISTER requests. <text:s/><text:line-break/> <text:s text:c="2"/>This location service is then consulted by services that need to </text:p>
      <text:p text:style-name="Preformatted_20_Text"><text:s text:c="3"/>access the ION. </text:p>
      <text:p text:style-name="Preformatted_20_Text"/>
      <text:p text:style-name="Preformatted_20_Text"><text:s text:c="3"/>The term Registrar and Location Server are used interchangeably <text:line-break/> <text:s text:c="2"/>in this document to refer to the entity which is responsible for<text:line-break/> <text:s text:c="2"/>managing registrations. </text:p>
      <text:p text:style-name="Preformatted_20_Text"/>
      <text:p text:style-name="Preformatted_20_Text">9.2 Authorized Entities </text:p>
      <text:p text:style-name="Preformatted_20_Text"/>
      <text:p text:style-name="Preformatted_20_Text"><text:s text:c="3"/>The Infrastructure entity should be configured to maintain<text:line-break/> <text:s text:c="2"/>a list of authorized devices. Each device must also be assigned a<text:line-break/> <text:s text:c="2"/>unique key. </text:p>
      <text:p text:style-name="P51"><text:s/></text:p>
      <text:p text:style-name="Preformatted_20_Text">9.3 Constructing a REGISTER Request</text:p>
      <text:p text:style-name="Preformatted_20_Text"><text:s text:c="3"/>Registration of a<text:span text:style-name="T202">n</text:span> ION may either be done in a single step process <text:line-break/> <text:s text:c="2"/>or a two step process. </text:p>
      <text:p text:style-name="Preformatted_20_Text"/>
      <text:p text:style-name="Preformatted_20_Text"><text:s text:c="3"/>In the single step process, the entity which wishes to REGISTER <text:line-break/> <text:s text:c="2"/>with the Registrar sends out a REGISTER request along with its <text:line-break/> <text:s text:c="2"/>Device ID and the server assigned Key. If the Key matches </text:p>
      <text:p text:style-name="Preformatted_20_Text"><text:s text:c="3"/>the value stored in the Registrar, the server accepts the <text:line-break/> <text:s text:c="2"/>registration and sends back a 200 OK. Otherwise the registrar <text:line-break/> <text:s text:c="2"/>sends back a 401 <text:span text:style-name="T207">Authentication Failed</text:span> </text:p>
      <text:p text:style-name="Preformatted_20_Text"/>
      <text:p text:style-name="P158"><text:s text:c="3"/>In a double step process, the entity which wants to REGISTER <text:line-break/> <text:s text:c="2"/>with the gateway first sends out a REGISTER request <text:span text:style-name="T96">ONLY</text:span> with its <text:line-break/> <text:s text:c="2"/>device id. <text:span text:style-name="T96">The registering entity, does not send the KEY header. <text:line-break/> <text:s text:c="2"/></text:span>The gateway sends back a “<text:span text:style-name="T208">Provide Authentication”</text:span> message along with<text:line-break/> <text:s text:c="2"/>a unique nonce value. The entity sends back the REGISTER request,<text:line-break/> <text:s text:c="2"/>this time with its key value hashed with <text:span text:style-name="T96">a combination of the</text:span> nonce<text:line-break/> <text:s text:c="2"/>value <text:span text:style-name="T96">and the value of the “Time” header which the entity will be<text:line-break/> <text:s text:c="2"/>sending back in its response. </text:span></text:p>
      <text:p text:style-name="P158"/>
      <text:p text:style-name="P158">Raghu et. al. <text:s text:c="16"/>Internal Track <text:s text:c="18"/>[Page <text:page-number text:select-page="current">18</text:page-number>]</text:p>
      <text:p text:style-name="P158"><text:soft-page-break/>IONMP: Input Output Nodes Messaging Protocol <text:s text:c="13"/>February 2020</text:p>
      <text:p text:style-name="P158"/>
      <text:p text:style-name="P158"><text:s text:c="3"/>The gateway verifies whether the received Hash matches the Hash value<text:line-break/> <text:s text:c="2"/>based on the key stored in its database <text:span text:style-name="T96">and nonce</text:span>. If yes, then it<text:line-break/> <text:s text:c="2"/>accepts this registration and sends back a 200 OK. If it fails, it<text:line-break/> <text:s text:c="2"/>sends back a 401 <text:span text:style-name="T208">Authentication</text:span> <text:span text:style-name="T208">Failed </text:span>response. <text:s/></text:p>
      <text:p text:style-name="Preformatted_20_Text"/>
      <text:p text:style-name="Preformatted_20_Text"><text:s text:c="3"/>After successful registration, when any endpoint wants to communicate<text:line-break/> <text:s text:c="2"/>with the infrastructure using any of the Request messages, it MUST<text:line-break/> <text:s text:c="2"/>include the “Key” header. The value of the “Key” header is either <text:line-break/> <text:s text:c="2"/>the device key itself or the computed Hash depending on how the <text:line-break/> <text:s text:c="2"/>registration was done.</text:p>
      <text:p text:style-name="Preformatted_20_Text"/>
      <text:p text:style-name="Preformatted_20_Text"><text:s text:c="3"/>The double step process is <text:span text:style-name="T97">extremely</text:span>. In this case, all <text:line-break/> <text:s text:c="2"/>communication between the entities is authenticated using a key <text:line-break/> <text:s text:c="2"/>which is unique for every <text:span text:style-name="T97">message. As each message is hashed using<text:line-break/> <text:s text:c="2"/>a different secret (end point’s time + nonce), even if there is <text:line-break/> <text:s text:c="2"/>man in the middle attack, it becomes virtually impossible to crack<text:line-break/> <text:s text:c="2"/>the code. </text:span></text:p>
      <text:p text:style-name="P52"/>
      <text:p text:style-name="P53"><text:s text:c="3"/><text:span text:style-name="T73">End-points that choose </text:span>to implement single step authentication <text:line-break/> <text:s text:c="2"/><text:span text:style-name="T74">process must be aware of the security implications. They may </text:span></text:p>
      <text:p text:style-name="P53"><text:s text:c="3"/><text:span text:style-name="T74">still opt to use this, if they are confident that other measures<text:line-break/> <text:s text:c="2"/>have been put in place to ensure that security is not compromised</text:span></text:p>
      <text:p text:style-name="P53"><text:s text:c="3"/><text:span text:style-name="T74">(Example : If the communication between the endpoint and server<text:line-break/> <text:s text:c="2"/>uses TLS) </text:span></text:p>
      <text:p text:style-name="P53"/>
      <text:p text:style-name="Preformatted_20_Text">9.3.1 Flow of REGISTER Message – 1 step process </text:p>
      <text:p text:style-name="Preformatted_20_Text"/>
      <text:p text:style-name="Preformatted_20_Text"><text:s text:c="3"/>A<text:span text:style-name="T200">n</text:span> ION or any other entity that wants to REGISTER with the gateway <text:line-break/> <text:s text:c="2"/>must set its Type key to REGISTER. <text:line-break/> <text:s text:c="2"/>“Type” : “REGISTER”</text:p>
      <text:p text:style-name="Preformatted_20_Text"/>
      <text:p text:style-name="P200"><text:s text:c="3"/>An ION or any other entity that wants to REGISTER with the gateway<text:line-break/> <text:s text:c="2"/>creates a JSON string which includes all the mandatory common keys,<text:line-break/> <text:s text:c="2"/>“Ver”, “From”, “Nid”, “Mid”, “Time” </text:p>
      <text:p text:style-name="P159"><text:s text:c="3"/>It MAY send the optional keys based on the configuration <text:s/><text:line-break/> <text:s text:c="2"/>The value for each of the key should be as per the description in <text:line-break/> <text:s text:c="2"/>Section 8 </text:p>
      <text:p text:style-name="P159"/>
      <text:p text:style-name="P159"><text:s text:c="3"/>“Mid” MUST contain a value which is a unique string across the <text:line-break/> <text:s text:c="2"/>entire installation. The protocol does not specify or recommend any <text:line-break/> <text:s text:c="2"/>technique to generate this unique sequence. It is left upto the <text:line-break/> <text:s text:c="2"/>choice of the implementer. </text:p>
      <text:p text:style-name="P159"/>
      <text:p text:style-name="P159"><text:s text:c="3"/>The registering entity MUST define a <text:span text:style-name="T106">header</text:span> called “Key” and set <text:line-break/> <text:s text:c="2"/>its value to the Unique key given to it by the <text:span text:style-name="T97">administrator</text:span></text:p>
      <text:p text:style-name="P160"/>
      <text:p text:style-name="P160"><text:s text:c="3"/>The JSON string in the payload message for a REGISTER request <text:line-break/> <text:s text:c="2"/>will have the following syntax: <text:line-break/> <text:s text:c="6"/>{“Type” : “REGISTER” , “Ver” : “0.8”, “From” : “Device_Address”,<text:line-break/> <text:s text:c="7"/>“Nid” : “DEVICE_ID”, “Mid” : “A_UNIQUE_VALUE”, <text:line-break/> <text:s text:c="7"/>“Time” : node's_time, “Key” : “DEVICE_KEY” }</text:p>
      <text:p text:style-name="P160"><text:s text:c="3"/></text:p>
      <text:p text:style-name="P53">Raghu et. al. <text:s text:c="16"/>Internal Track <text:s text:c="18"/>[Page <text:page-number text:select-page="current">19</text:page-number>]</text:p>
      <text:p text:style-name="P3">IONMP: Input Output Nodes Messaging Protocol <text:s text:c="13"/>February 2020</text:p>
      <text:p text:style-name="Preformatted_20_Text"><text:s text:c="3"/></text:p>
      <text:p text:style-name="P78"><text:s text:c="3"/>In response to this request, the gateway checks its credentials <text:line-break/> <text:s text:c="2"/>database to verify if the device <text:span text:style-name="T98">id exists its database. It also<text:line-break/> <text:s text:c="2"/>checks if the key sent by the device matches the key stored in the<text:line-break/> <text:s text:c="2"/>credentials database. </text:span>Based on this check it does one of <text:line-break/> <text:s text:c="2"/>the following :</text:p>
      <text:p text:style-name="Preformatted_20_Text"><text:s text:c="3"/></text:p>
      <text:p text:style-name="P54"><text:s text:c="3"/>Case1 : Authentication matches :</text:p>
      <text:p text:style-name="P54"><text:s text:c="3"/>The Registrar MUST send back a response with the following headers:</text:p>
      <text:p text:style-name="P54"><text:s text:c="6"/>“Type” : 200 </text:p>
      <text:p text:style-name="P54"><text:s text:c="6"/>“Mid” : Same ID sent by the request</text:p>
      <text:p text:style-name="P54"><text:s text:c="6"/>“Nid” : Same Device ID sent by request</text:p>
      <text:p text:style-name="P54"><text:s text:c="6"/>“Ver” : Version String – currently 0.<text:span text:style-name="T99">8</text:span></text:p>
      <text:p text:style-name="P54"><text:s text:c="6"/>“Time” : Registrar's current time </text:p>
      <text:p text:style-name="P54"><text:s text:c="6"/>“From” : Address of registrar </text:p>
      <text:p text:style-name="P54"><text:s text:c="6"/>“Expires” : Time in seconds for which registration is valid </text:p>
      <text:p text:style-name="P54"><text:s text:c="5"/></text:p>
      <text:p text:style-name="P55"><text:s text:c="3"/>The Registrar MUST add an Expires key which gives the amount of </text:p>
      <text:p text:style-name="P55"><text:s text:c="3"/>seconds for which the registration is valid. If the end point <text:line-break/> <text:s text:c="2"/>wishes to still be a part of the arrangement even after this </text:p>
      <text:p text:style-name="P55"><text:s text:c="3"/>period, it must send back another REGISTER request before the <text:line-break/> <text:s text:c="2"/>expiry period. </text:p>
      <text:p text:style-name="P55"/>
      <text:p text:style-name="P55"><text:s text:c="3"/>The Registrar SHOULD send back a Reason clause <text:span text:style-name="T100">for this response</text:span><text:line-break/> <text:s text:c="2"/>using the header key “RespClause”. The RespClause could be any <text:line-break/> <text:s text:c="2"/>String which the Registrar chooses but a common reason clause <text:s/><text:line-break/> <text:s text:c="2"/>for 200 is “OK”. The Registrar is free to ignore the “RespClause”<text:line-break/> <text:s text:c="2"/>header if it has a valid reason to do so . A sample reason class<text:line-break/> <text:s text:c="2"/>string would be <text:line-break/> <text:s text:c="5"/>“RespClause” : “OK” </text:p>
      <text:p text:style-name="P55"/>
      <text:p text:style-name="P161"><text:s text:c="3"/>Case2 : Device is not in Registrar's database:</text:p>
      <text:p text:style-name="P161"><text:s text:c="3"/>The Registrar MUST send back a response with the following headers:</text:p>
      <text:p text:style-name="P161"/>
      <text:p text:style-name="P161"><text:s text:c="6"/>“Type” : 403 </text:p>
      <text:p text:style-name="P161"><text:s text:c="6"/>“Mid” : Same ID sent by the request</text:p>
      <text:p text:style-name="P161"><text:s text:c="6"/>“Nid” : Same Device ID sent by request</text:p>
      <text:p text:style-name="P161"><text:s text:c="6"/>“Ver” : Version String – currently 0.<text:span text:style-name="T100">8</text:span></text:p>
      <text:p text:style-name="P161"><text:s text:c="6"/>“Time” : Registrar's current time </text:p>
      <text:p text:style-name="P161"><text:s text:c="6"/>“From” : Address of registrar </text:p>
      <text:p text:style-name="P161"/>
      <text:p text:style-name="P161"><text:s text:c="3"/>The Registrar SHOULD send back a Reason clause for the failure <text:line-break/> <text:s text:c="2"/>using the header key “RespClause”. The RespClause could be any <text:line-break/> <text:s text:c="2"/>String which the Registrar chooses but a common reason clause <text:s/><text:line-break/> <text:s text:c="2"/>for 403 is “Forbidden”. The Registrar is free to <text:line-break/> <text:s text:c="2"/>ignore this header if it has a valid reason to do so . <text:line-break/><text:line-break/> <text:s text:c="2"/>A sample reason class string would be <text:line-break/> <text:s text:c="5"/>“RespClause” : “Forbidden” </text:p>
      <text:p text:style-name="P161"><text:s text:c="3"/>When an entity receives a 403 response it should not attempt </text:p>
      <text:p text:style-name="P161"><text:s text:c="3"/>to REGISTER with the server again till the entity knows that </text:p>
      <text:p text:style-name="P161"><text:s text:c="3"/>it has the <text:span text:style-name="T100">right </text:span>credentials. </text:p>
      <text:p text:style-name="P161"/>
      <text:p text:style-name="P55"><text:span text:style-name="T241">Raghu et. al. <text:s text:c="16"/>Internal Track <text:s text:c="18"/>[Page </text:span><text:span text:style-name="T241"><text:page-number text:select-page="current">20</text:page-number></text:span><text:span text:style-name="T241">]</text:span></text:p>
      <text:p text:style-name="P1">IONMP: Input Output Nodes Messaging Protocol <text:s text:c="13"/>February 2020 <text:s text:c="2"/></text:p>
      <text:p text:style-name="P55"><text:s text:c="4"/></text:p>
      <text:p text:style-name="P55"><text:s text:c="3"/>Case3 : Device is found in Registrar's database but key mismatch:</text:p>
      <text:p text:style-name="P55"/>
      <text:p text:style-name="P55"><text:s text:c="3"/>The Registrar MUST send back a response with the following headers:</text:p>
      <text:p text:style-name="P55"/>
      <text:p text:style-name="P55"><text:s text:c="6"/>“Type” : 401</text:p>
      <text:p text:style-name="P55"><text:s text:c="6"/>“Mid” : Same ID sent by the request</text:p>
      <text:p text:style-name="P55"><text:s text:c="6"/>“Nid” : Same Device ID sent by request</text:p>
      <text:p text:style-name="P55"><text:s text:c="6"/>“Ver” : Version String – currently 0.<text:span text:style-name="T101">8</text:span></text:p>
      <text:p text:style-name="P55"><text:s text:c="6"/>“Time” : Registrar's current time </text:p>
      <text:p text:style-name="P55"><text:s text:c="6"/>“From” : Address of registrar </text:p>
      <text:p text:style-name="P55"/>
      <text:p text:style-name="P55"><text:s text:c="3"/>The Registrar SHOULD send back a Reason clause for the failure <text:line-break/> <text:s text:c="2"/>using the header key “RespClause”. The RespClause could be any <text:line-break/> <text:s text:c="2"/>String which the Registrar chooses but a common reason clause <text:s/><text:line-break/> <text:s text:c="2"/>for 401 is “<text:span text:style-name="T209">Authentication Failed</text:span>”. The Registrar is free to <text:line-break/> <text:s text:c="2"/>ignore this header if it has a valid reason to do so . <text:line-break/><text:line-break/> <text:s text:c="2"/>A sample reason class string would be <text:line-break/> <text:s text:c="5"/>“RespClause” : “<text:span text:style-name="T209">Authentication Failed</text:span>” </text:p>
      <text:p text:style-name="P55"/>
      <text:p text:style-name="P162"/>
      <text:p text:style-name="P162">9.3.2 Flow of REGISTER Message – 2 step process </text:p>
      <text:p text:style-name="P162"/>
      <text:p text:style-name="P162"><text:s text:c="3"/>A<text:span text:style-name="T201">n</text:span> ION or any other entity that wants to REGISTER with the gateway <text:line-break/> <text:s text:c="2"/>must set its Type key to REGISTER. <text:line-break/> <text:s text:c="5"/>“Type” : “REGISTER”</text:p>
      <text:p text:style-name="P162"/>
      <text:p text:style-name="P162"><text:s text:c="3"/>A<text:span text:style-name="T201">n</text:span> ION or any other entity that wants to REGISTER with the gateway<text:line-break/> <text:s text:c="2"/>creates a JSON string which includes all the mandatory common keys,<text:line-break/> <text:s text:c="5"/>“Ver”, “From”, “Nid”, “Mid”, “Time” </text:p>
      <text:p text:style-name="P162"><text:s text:c="3"/><text:span text:style-name="T102">For the two step secure registration, the gateway MUST NOT send the<text:line-break/> <text:s text:c="2"/>“Key” header. </text:span></text:p>
      <text:p text:style-name="P162"/>
      <text:p text:style-name="P162"><text:s text:c="3"/>“Mid” MUST contain a value which is a unique string across the <text:line-break/> <text:s text:c="2"/>entire installation. The protocol does not specify or recommend any <text:line-break/> <text:s text:c="2"/>technique to generate this unique sequence. It is left upto the <text:line-break/> <text:s text:c="2"/>choice of the implementer. </text:p>
      <text:p text:style-name="P162"/>
      <text:p text:style-name="P162"><text:s text:c="3"/>The Registering entity MAY optionally choose to include the <text:line-break/> <text:s text:c="2"/>“Target” Header if its scenario so requires </text:p>
      <text:p text:style-name="P162"/>
      <text:p text:style-name="P162"><text:s text:c="3"/>In response to this request, the gateway checks its credentials <text:line-break/> <text:s text:c="2"/>database to verify if the device is in its database. </text:p>
      <text:p text:style-name="P162"/>
      <text:p text:style-name="P201"><text:s text:c="3"/>Case 1 : Device not found in the credentials database</text:p>
      <text:p text:style-name="P163"><text:s text:c="3"/>If the credentials database does not contain any reference to this <text:line-break/> <text:s text:c="2"/>device, then the registrar sends back a 403 Forbidden message<text:line-break/> <text:s text:c="2"/>in exactly the same way as the response for the similar <text:line-break/> <text:s text:c="2"/>scenario described in Section 9.3.1 – <text:span text:style-name="T103">Case 2</text:span>. The syntax of the<text:line-break/> <text:s text:c="2"/>message for the response is exactly similar to Case2 of <text:line-break/> <text:s text:c="2"/>Section 9.3.1. </text:p>
      <text:p text:style-name="P162"><text:s text:c="3"/></text:p>
      <text:p text:style-name="Preformatted_20_Text">Raghu et. al. <text:s text:c="16"/>Internal Track <text:s text:c="18"/>[Page <text:page-number text:select-page="current">21</text:page-number>]</text:p>
      <text:p text:style-name="P1">IONMP: Input Output Nodes Messaging Protocol <text:s text:c="13"/>February 2020</text:p>
      <text:p text:style-name="P56"><text:s text:c="3"/>Case 2 : Device Found in the credentials database</text:p>
      <text:p text:style-name="P56"><text:s text:c="3"/>If the Registrar finds that the registering entity is present <text:line-break/> <text:s text:c="2"/>in its database, it then sends a response challenging the <text:line-break/> <text:s text:c="2"/>device to provide authentication. This is done by sending a <text:line-break/> <text:s text:c="2"/>message to the entity with certain headers. </text:p>
      <text:p text:style-name="P56"><text:s text:c="3"/>Case2 – Sequence 1 : </text:p>
      <text:p text:style-name="P56"/>
      <text:p text:style-name="P56"><text:s text:c="3"/>The Registrar MUST send back a response with the following headers:</text:p>
      <text:p text:style-name="P56"><text:s text:c="6"/>“Type” : 401</text:p>
      <text:p text:style-name="P56"><text:s text:c="6"/>“Mid” : Same ID sent by the request</text:p>
      <text:p text:style-name="P56"><text:s text:c="6"/>“Nid” : Same Device ID sent by request</text:p>
      <text:p text:style-name="P56"><text:s text:c="6"/>“Ver” : Version String – currently 0.<text:span text:style-name="T104">8</text:span></text:p>
      <text:p text:style-name="P56"><text:s text:c="6"/>“Time” : Registrar's current time </text:p>
      <text:p text:style-name="P56"><text:s text:c="6"/>“From” : Address of registrar </text:p>
      <text:p text:style-name="P56"><text:s text:c="6"/>“Nonce” : A cryptic string/number which is generated by the <text:line-break/> <text:s text:c="9"/>Registrar and will only be used for this transaction</text:p>
      <text:p text:style-name="P202"><text:s text:c="3"/>The Nonce MUST be a long string. This Nonce becomes <text:span text:style-name="T107">one part of <text:line-break/> <text:s/></text:span><text:s/><text:span text:style-name="T107">the </text:span>'Hasher' for the registring entity. The end-point will create <text:line-break/> <text:s text:c="2"/>a hash using a combination of its own device key, this Nonce <text:span text:style-name="T107">and <text:line-break/> <text:s text:c="2"/>the value of the “Time” header that it sends with the following <text:line-break/> <text:s text:c="2"/>response. </text:span>This mechanism makes the communication very secure . <text:line-break/> <text:s text:c="2"/><text:span text:style-name="T107">Even if a hacker gets hold of the Nonce or the computed hash, using<text:line-break/> <text:s text:c="2"/>a man in the middle attack, (s)he will not be able to construct<text:line-break/> <text:s text:c="2"/>the original key. Furthermore, each dialog will have a different <text:line-break/> <text:s text:c="2"/>value for the KEY header and thus (s)he will not even be able to <text:line-break/> <text:s text:c="2"/>impersonate further messages.</text:span></text:p>
      <text:p text:style-name="P164"/>
      <text:p text:style-name="P164"><text:s text:c="3"/>The Registrar SHOULD send back a Reason clause for the failure <text:line-break/> <text:s text:c="2"/>using the header key “RespClause”. The RespClause could be any <text:line-break/> <text:s text:c="2"/>String which the Registrar chooses but a common reason clause <text:s/><text:line-break/> <text:s text:c="2"/>for 401 is “<text:span text:style-name="T210">Authentication Failed</text:span>”. The Registrar MAY also use this <text:line-break/> <text:s text:c="2"/>header to send a Reason Clause which indicates the exact type <text:line-break/> <text:s text:c="2"/>of authorization mismatch. For example, for the current REGISTER </text:p>
      <text:p text:style-name="P164"><text:s text:c="3"/>message, it could send the reason clause as “Provide <text:span text:style-name="T211">Authentication</text:span>”</text:p>
      <text:p text:style-name="P164"><text:s text:c="3"/>The Registrar is free to ignore the “RespClause” header if it has <text:line-break/> <text:s text:c="2"/>a valid reason to do so . </text:p>
      <text:p text:style-name="P22"/>
      <text:p text:style-name="P208"><text:span text:style-name="T18"><text:s text:c="3"/>A sample reason class string would be </text:span><text:line-break/><text:span text:style-name="T18"> <text:s text:c="5"/>“RespClause” : “Provide </text:span><text:span text:style-name="T20">Authentication</text:span><text:span text:style-name="T18">” <text:line-break/></text:span><text:line-break/> <text:s text:c="2"/><text:span text:style-name="T21">Ca</text:span><text:span text:style-name="T18">se2 – Sequence 2 : </text:span><text:s/></text:p>
      <text:p text:style-name="P166"><text:s text:c="3"/>When the requesting entity receives the above response from the <text:line-break/> <text:s text:c="2"/>server, it MUST generate a md5sum hash using the following <text:line-break/> <text:s text:c="2"/>string:</text:p>
      <text:p text:style-name="P166"><text:s text:c="6"/>Device_Key|Nonce<text:span text:style-name="T107">|Time</text:span> </text:p>
      <text:p text:style-name="P166"><text:s text:c="6"/>Device_Key : Is the Registring unique key that in the </text:p>
      <text:p text:style-name="P166"><text:s text:c="9"/>Registrar's database </text:p>
      <text:p text:style-name="P166"><text:s text:c="6"/>| <text:s text:c="4"/>: The Pipe (vertical bar) keystroke<text:line-break/> <text:s text:c="5"/>Nonce : Is the string sent by the Registrar in the response <text:line-break/> <text:s text:c="5"/><text:span text:style-name="T108">Time : Is the value of the “Time” header which the registering<text:line-break/> <text:s text:c="12"/>entity sends back in its response. </text:span><text:s text:c="3"/></text:p>
      <text:p text:style-name="P165"><text:s text:c="6"/></text:p>
      <text:p text:style-name="Preformatted_20_Text">Raghu et. al. <text:s text:c="16"/>Internal Track <text:s text:c="18"/>[Page <text:page-number text:select-page="current">22</text:page-number>]</text:p>
      <text:p text:style-name="P1">IONMP: Input Output Nodes Messaging Protocol <text:s text:c="13"/>February 2020</text:p>
      <text:p text:style-name="Preformatted_20_Text"/>
      <text:p text:style-name="P57"><text:s text:c="3"/>The Registring entity MUST then send a followup REGISTER request with<text:line-break/> <text:s text:c="2"/>the following headers : <text:line-break/> <text:s text:c="5"/>“Type” : “REGISTER” </text:p>
      <text:p text:style-name="P57"><text:s text:c="6"/>“Ver” : “Version String” </text:p>
      <text:p text:style-name="P57"><text:s text:c="6"/>“From” : “Device_Address”,<text:line-break/> <text:s text:c="5"/>“Nid” : “DEVICE_ID”</text:p>
      <text:p text:style-name="P57"><text:s text:c="6"/>“Mid” : “The same message ID which was in the original request” <text:line-break/> <text:s text:c="5"/>“Time” : node's_time </text:p>
      <text:p text:style-name="P57"><text:s text:c="6"/>“Key” : “Hash generated in previous step” </text:p>
      <text:p text:style-name="P57"/>
      <text:p text:style-name="P167"><text:s text:c="3"/>If the initial message had any optional headers, the entity MUST <text:line-break/> <text:s text:c="2"/>include those he<text:span text:style-name="T203">a</text:span>ders with the same values as in the initial message</text:p>
      <text:p text:style-name="P167"/>
      <text:p text:style-name="P167"><text:s text:c="3"/>When the Registrar receives this message, it compares the hash value<text:line-break/> <text:s text:c="2"/>sent by the Registering entity and the message-id. If the message id<text:line-break/> <text:s text:c="2"/>of the request matches the initial REGISTER request and if the <text:line-break/> <text:s text:c="2"/>hash matches the value computed by the registrar, it sends out a <text:line-break/> <text:s text:c="2"/>200 OK. Otherwise it sends out a 401 <text:span text:style-name="T212">message</text:span>. <text:span text:style-name="T109">The detailed <text:line-break/> <text:s text:c="2"/>message flow is described in Scenario1 and Scenario2 below</text:span></text:p>
      <text:p text:style-name="P167"/>
      <text:p text:style-name="P168"><text:s text:c="3"/>Case2 Scenario<text:span text:style-name="T109">1</text:span> – when authenticated succesfully:</text:p>
      <text:p text:style-name="P168"/>
      <text:p text:style-name="P168"><text:s text:c="3"/>If the authentication is succesful, then the Registrar MUST <text:line-break/> <text:s text:c="2"/>send back a response with the following headers:</text:p>
      <text:p text:style-name="P168"/>
      <text:p text:style-name="P168"><text:s text:c="6"/>“Type” : 200 </text:p>
      <text:p text:style-name="P168"><text:s text:c="6"/>“Mid” : Same ID sent by the request</text:p>
      <text:p text:style-name="P168"><text:s text:c="6"/>“Nid” : Same Device ID sent by request</text:p>
      <text:p text:style-name="P168"><text:s text:c="6"/>“Ver” : Version String – currently 0.<text:span text:style-name="T110">8</text:span></text:p>
      <text:p text:style-name="P168"><text:s text:c="6"/>“Time” : Registrar's current time </text:p>
      <text:p text:style-name="P168"><text:s text:c="6"/>“From” : Address of registrar </text:p>
      <text:p text:style-name="P168"><text:s text:c="6"/>“Expires” : Time in seconds for which registration is valid </text:p>
      <text:p text:style-name="P168"><text:s text:c="5"/></text:p>
      <text:p text:style-name="P169"><text:s text:c="3"/>The Registrar MUST add an Expires key which gives the amount of </text:p>
      <text:p text:style-name="P169"><text:s text:c="3"/>seconds for which the registration is valid. If the end point <text:line-break/> <text:s text:c="2"/>wishes to still be a part of the arrangement even after this </text:p>
      <text:p text:style-name="P169"><text:s text:c="3"/>period, it must send back another REGISTER request before the <text:line-break/> <text:s text:c="2"/>expiry period. </text:p>
      <text:p text:style-name="P169"><text:s text:c="3"/>The Registrar <text:span text:style-name="T110">MAY</text:span> send back a Reason clause for the response <text:line-break/> <text:s text:c="2"/>using the header key “RespClause”. The RespClause could be any <text:line-break/> <text:s text:c="2"/>String which the Registrar chooses but a common reason clause <text:s/><text:line-break/> <text:s text:c="2"/>for 200 is “OK”. The Registrar is free to ignore this header <text:line-break/> <text:s text:c="2"/>if it has a valid reason to do so . A sample reason class string <text:line-break/> <text:s text:c="2"/>would be <text:line-break/> <text:s text:c="5"/>“RespClause” : “OK” <text:s text:c="2"/></text:p>
      <text:p text:style-name="P169"><text:s text:c="11"/></text:p>
      <text:p text:style-name="P169"><text:s text:c="3"/>The client which receives this response will have to start using<text:line-break/> <text:s text:c="2"/>these information for all future messaging till the registration <text:line-break/> <text:s text:c="2"/>'expires'. In every subsequent message, it MUST send the “Key” <text:line-break/> <text:s text:c="2"/>header with the same value as it did in the authenticated REGISTER </text:p>
      <text:p text:style-name="P169"><text:s text:c="3"/>request. <text:line-break/></text:p>
      <text:p text:style-name="P58">Raghu et. al. <text:s text:c="16"/>Internal Track <text:s text:c="18"/>[Page <text:page-number text:select-page="current">23</text:page-number>] <text:s text:c="2"/></text:p>
      <text:p text:style-name="P4">IONMP: Input Output Nodes Messaging Protocol <text:s text:c="13"/>February 2020</text:p>
      <text:p text:style-name="P129"><text:s text:c="3"/>Case2 Scenario2 – when authentication fails:</text:p>
      <text:p text:style-name="P129"><text:s text:c="3"/>When the client sends a REQUEST in response to the first 401 <text:line-break/> <text:s text:c="2"/>message, the Registrar compares the Key with its own computed hash.<text:line-break/> <text:s text:c="2"/>If it doesn't match, it means that the authentication <text:span text:style-name="T212">d</text:span>etails which<text:line-break/> <text:s text:c="2"/>the client has is wrong or that an unauthorized device is trying to<text:line-break/> <text:s text:c="2"/>register. </text:p>
      <text:p text:style-name="Preformatted_20_Text"><text:s text:c="3"/>The Registrar MUST send back a response with the following headers:</text:p>
      <text:p text:style-name="Preformatted_20_Text"><text:s text:c="6"/>“Type” : 401</text:p>
      <text:p text:style-name="Preformatted_20_Text"><text:s text:c="6"/>“Mid” : Same ID sent by the request</text:p>
      <text:p text:style-name="Preformatted_20_Text"><text:s text:c="6"/>“Nid” : Same Device ID sent by request</text:p>
      <text:p text:style-name="Preformatted_20_Text"><text:s text:c="6"/>“Ver” : Version String – currently 0.<text:span text:style-name="T111">8</text:span></text:p>
      <text:p text:style-name="Preformatted_20_Text"><text:s text:c="6"/>“Time” : Registrar's current time </text:p>
      <text:p text:style-name="Preformatted_20_Text"><text:s text:c="6"/>“From” : Address of registrar </text:p>
      <text:p text:style-name="P58"><text:s text:c="3"/>The Registrar SHOULD send back a Reason clause for the failure <text:line-break/> <text:s text:c="2"/>using the header key “RespClause”. The RespClause could be any <text:line-break/> <text:s text:c="2"/>String which the Registrar chooses but a common reason clause <text:line-break/> <text:s text:c="2"/>for 401 is “<text:span text:style-name="T213">Authentication failed</text:span>”. The Registrar MAY also use this <text:line-break/> <text:s text:c="2"/>header to send a Reason Clause which indicates the exact type <text:line-break/> <text:s text:c="2"/>of <text:span text:style-name="T213">authentication</text:span> mismatch. </text:p>
      <text:p text:style-name="P58"><text:s text:c="3"/>The Registrar is free to ignore this header if it has a valid <text:line-break/> <text:s text:c="2"/>reason to do so . <text:line-break/> <text:s text:c="2"/>A sample reason class string would be <text:line-break/> <text:s text:c="5"/>“RespClause” : “<text:span text:style-name="T204">Authentication</text:span> Failed” </text:p>
      <text:p text:style-name="P58"/>
      <text:p text:style-name="P58"><text:s text:c="3"/>When a client recieves this response it MUST NOT re-attempt <text:line-break/> <text:s text:c="2"/>registrations until it is sure that the issue has been resolved. </text:p>
      <text:p text:style-name="P59"/>
      <text:p text:style-name="P59">10 Advertisement</text:p>
      <text:p text:style-name="P59">10.1 Overview</text:p>
      <text:p text:style-name="P59"><text:s text:c="3"/>IONMP offers a way in which endpoints can advertize their<text:line-break/> <text:s text:c="2"/>capabilities to the infrastructure. This feature allows new <text:line-break/> <text:s text:c="2"/>devices to be added after deployment, existing devices to be<text:line-break/> <text:s text:c="2"/>reconfigured and devices to be moved around without having to <text:line-break/> <text:s text:c="2"/>modify the internal working code. </text:p>
      <text:p text:style-name="P59"/>
      <text:p text:style-name="P62"><text:s text:c="3"/>Only REGISTERED devices of a network will be allowed to Advertise <text:line-break/> <text:s text:c="2"/>their capabilities. <text:s/></text:p>
      <text:p text:style-name="Preformatted_20_Text"/>
      <text:p text:style-name="Preformatted_20_Text">10.<text:span text:style-name="T75">2</text:span> When to send Advertise Messages</text:p>
      <text:p text:style-name="P91"><text:s text:c="3"/>The End points MUST send an ADVERTISE message on these conditions <text:line-break/> <text:s text:c="5"/>a) Immediately afer getting a 200 OK for Registration <text:line-break/> <text:s text:c="5"/>b) After every succesful RE-REGISTER (after expires) Request <text:line-break/> <text:s text:c="5"/>c) If some capability of the node has changed</text:p>
      <text:p text:style-name="P91"/>
      <text:p text:style-name="P129">10.<text:span text:style-name="T76">3</text:span> Constructing an Advertisement Message</text:p>
      <text:p text:style-name="P129"><text:s text:c="3"/>The entity which wishes to ADVERTISE its capability with the <text:line-break/> <text:s text:c="2"/>gateway sends out an ADVERTISE request along along with its </text:p>
      <text:p text:style-name="P129"><text:s text:c="3"/>Device ID and the key that was computed during the Registration </text:p>
      <text:p text:style-name="P129"><text:s text:c="3"/>process. <text:span text:style-name="T112">The key may either be the actual key given to it by the <text:line-break/> <text:s text:c="2"/>administrator or a hashed value. This depends on whether the <text:line-break/> <text:s text:c="2"/>registration was done using the single step process or the two step</text:span></text:p>
      <text:p text:style-name="P129"/>
      <text:p text:style-name="P91">Raghu et. al. <text:s text:c="16"/>Internal Track <text:s text:c="18"/>[Page <text:page-number text:select-page="current">24</text:page-number>]</text:p>
      <text:p text:style-name="P91"/>
      <text:p text:style-name="P91"><text:soft-page-break/>IONMP: Input Output Nodes Messaging Protocol <text:s text:c="13"/>February 2020</text:p>
      <text:p text:style-name="P91"/>
      <text:p text:style-name="Preformatted_20_Text"><text:span text:style-name="T112"><text:s text:c="3"/>process. </text:span>If the Registration was done <text:span text:style-name="T182">using a single step process</text:span><text:line-break/> <text:s text:c="2"/>(Section 9.3.1), then the Key is nothing else but the device <text:line-break/> <text:s text:c="2"/>key issued by the <text:span text:style-name="T113">administrator</text:span>. If the Registration was done </text:p>
      <text:p text:style-name="Preformatted_20_Text"><text:s text:c="3"/>using a two step authentication method (Section 9.3.2), then </text:p>
      <text:p text:style-name="Preformatted_20_Text"><text:s text:c="3"/>the key must be set to the Hash value computed in the two step <text:line-break/> <text:s text:c="2"/>authentication process. </text:p>
      <text:p text:style-name="Preformatted_20_Text"/>
      <text:p text:style-name="Preformatted_20_Text"><text:s text:c="3"/>The entity which wishes to ADVERTISE its capability MUST send out <text:line-break/> <text:s text:c="2"/>a request message to the gateway with the following keys </text:p>
      <text:p text:style-name="Preformatted_20_Text"><text:s text:c="6"/>“Type” : “ADVERTISE” <text:s/></text:p>
      <text:p text:style-name="Preformatted_20_Text"><text:s text:c="6"/>“Ver” : “0.8” </text:p>
      <text:p text:style-name="Preformatted_20_Text"><text:s text:c="6"/>“From” : “Device_Address”</text:p>
      <text:p text:style-name="Preformatted_20_Text"><text:s text:c="6"/>“Nid” : “DEVICE_ID” </text:p>
      <text:p text:style-name="Preformatted_20_Text"><text:s text:c="6"/>“Mid” : “The same Mid of Register”</text:p>
      <text:p text:style-name="Preformatted_20_Text"><text:s text:c="6"/>“Time” : node's_time</text:p>
      <text:p text:style-name="P38"><text:s text:c="6"/>“Key” : “A Key depending on how the registration was done”<text:line-break/> <text:s text:c="5"/>“Data” : Explained below</text:p>
      <text:p text:style-name="P38"><text:tab/>“<text:span text:style-name="T55">ControlMethod” : “Poll|Deamon”</text:span></text:p>
      <text:p text:style-name="Preformatted_20_Text"/>
      <text:p text:style-name="Preformatted_20_Text"><text:s text:c="3"/>Data : In addition to the regular headers, the client MUST <text:line-break/> <text:s text:c="5"/>also send a Header whose key is “Data” and value is a JSON <text:line-break/> <text:s text:c="5"/><text:span text:style-name="T38">array</text:span> which explains the operations that this ION can do. <text:span text:style-name="T38">The<text:line-break/> <text:s text:c="5"/></text:span>Name <text:span text:style-name="T38">header for each item of this array MUST be unique</text:span>. <text:line-break/> <text:s text:c="5"/>The value will be a list of items that contains different headers<text:line-break/> <text:s text:c="5"/>as explained below<text:line-break/></text:p>
      <text:p text:style-name="P60"><text:s text:c="3"/>The JSON representation is : </text:p>
      <text:p text:style-name="P60"><text:s text:c="7"/><text:span text:style-name="T38">[</text:span> </text:p>
      <text:p text:style-name="P60"><text:s text:c="13"/>{ “Name” :“NodeName1” , </text:p>
      <text:p text:style-name="P60"><text:s text:c="15"/>“NodeType” : “Sensor|Output|Hybrid”, <text:line-break/><text:tab/><text:tab/> <text:s text:c="2"/>“Location” : “<text:span text:style-name="T113">Device’s location string”</text:span>,<text:line-break/> <text:s text:c="14"/>“Action” : Only for Output <text:span text:style-name="T215">or Hybrid </text:span>type nodes,</text:p>
      <text:p text:style-name="P60"><text:s text:c="15"/>“Capabilities” :[Array of capabilities], </text:p>
      <text:p text:style-name="P60"><text:s text:c="15"/>“Parameters” : JSON|Array, </text:p>
      <text:p text:style-name="P60"><text:s text:c="15"/>“Return” : [JSON]</text:p>
      <text:p text:style-name="P92"><text:s text:c="13"/>},<text:line-break/> <text:s text:c="12"/>{ “Name” : “NodeName2”, <text:s/>... },</text:p>
      <text:p text:style-name="P92"><text:s text:c="16"/>...</text:p>
      <text:p text:style-name="P92"><text:s text:c="12"/>{ “Name” : “NodeName()n”, <text:s/>... }</text:p>
      <text:p text:style-name="P92"><text:s text:c="8"/><text:span text:style-name="T38">]</text:span> <text:s text:c="3"/></text:p>
      <text:p text:style-name="P92"/>
      <text:p text:style-name="P92"/>
      <text:p text:style-name="P92"/>
      <text:p text:style-name="P92"/>
      <text:p text:style-name="P92"/>
      <text:p text:style-name="Preformatted_20_Text">Raghu et. al. <text:s text:c="16"/>Internal Track <text:s text:c="18"/>[Page <text:page-number text:select-page="current">25</text:page-number>]</text:p>
      <text:p text:style-name="P1">IONMP: Input Output Nodes Messaging Protocol <text:s text:c="13"/>February 2020</text:p>
      <text:p text:style-name="P62"><text:s text:c="12"/></text:p>
      <text:p text:style-name="Preformatted_20_Text"><text:s text:c="3"/>NodeType : <text:span text:style-name="T183">Mandatory. </text:span>A string which can either be Sensor, <text:line-break/> <text:s text:c="5"/>Output or Hybrid<text:line-break/> <text:s text:c="2"/>Location : <text:span text:style-name="T114">Mandatory. </text:span>String representing location <text:line-break/> <text:s text:c="2"/>Action : Mandatory for output nodes. Not there for sensor nodes. </text:p>
      <text:p text:style-name="Preformatted_20_Text"><text:s text:c="3"/>Capabilities : An array of String representing the capabilities<text:line-break/> <text:s text:c="5"/>which this device has. For eg – Temperature, Humidity, etc., </text:p>
      <text:p text:style-name="Preformatted_20_Text"><text:s text:c="3"/>Parameters : Either JSON or Array. <text:line-break/> <text:s text:c="5"/>If JSON, then key of each item is the name of the parameter <text:line-break/> <text:s text:c="5"/>while the value is a string denoting the type of the parameter<text:line-break/> <text:s text:c="4"/>(string, int,float, etc.,) <text:line-break/> <text:s text:c="4"/>If Array, then it is an array of strings which specifies the <text:line-break/> <text:s text:c="4"/>possible values that can be passed as the <text:span text:style-name="T216">only</text:span> parameter. </text:p>
      <text:p text:style-name="Preformatted_20_Text"><text:s text:c="3"/>Return : A JSON Object of return values. The key of each item is </text:p>
      <text:p text:style-name="Preformatted_20_Text"><text:s text:c="6"/>a label of what the return value signifies (eg., Temperature) </text:p>
      <text:p text:style-name="Preformatted_20_Text"><text:s text:c="6"/>while the value is the type of the value. </text:p>
      <text:p text:style-name="P39"><text:s text:c="3"/><text:span text:style-name="T56">ControlMethod : </text:span></text:p>
      <text:p text:style-name="P93"><text:s text:c="6"/>The endpoint <text:span text:style-name="T117">MAY</text:span> send the ControlMethod header. The value of <text:line-break/> <text:s text:c="5"/>this can either be Poll, Deamon <text:span text:style-name="T115">or Auto</text:span>. <text:line-break/> <text:s text:c="5"/>This parameter is only applicable for output device. It has no<text:line-break/> <text:s text:c="5"/>meaning for sensors / other input devices. <text:line-break/> <text:s text:c="5"/><text:span text:style-name="T118">If the endpoint is an output device, then it MUST send this <text:line-break/> <text:s text:c="5"/>header.</text:span><text:line-break/> <text:s text:c="5"/>If this value is D<text:span text:style-name="T116">EAMON</text:span>, it means that whenever this<text:line-break/> <text:s text:c="5"/>output device has to be controlled, the infrastructure sends out <text:line-break/> <text:s text:c="5"/>a CONTROL message to the device. <text:span text:style-name="T116">The endpoint SHALL listen for<text:line-break/> <text:s text:c="5"/>CONTROL messages on the default port</text:span><text:line-break/> <text:s text:c="5"/>If set to P<text:span text:style-name="T116">OLL</text:span>, then the infrastructure will only send the <text:line-break/> <text:s text:c="5"/>CONTROL message to the device, when the device itself sends <text:line-break/> <text:s text:c="5"/>out a POLLCONTROL message. </text:p>
      <text:p text:style-name="P93"><text:s text:c="6"/><text:span text:style-name="T116">If set to AUTO, the gateway is free to choose whichever method<text:line-break/> <text:s text:c="5"/>it finds appropriate. By setting this value to AUTO, the <text:line-break/> <text:s text:c="5"/>endpoint stipulates that it is capable of receiving both <text:line-break/> <text:s text:c="5"/>CONTROL <text:s/>messages and will also be periodically send POLLCONTROL</text:span></text:p>
      <text:p text:style-name="P93"><text:s text:c="6"/><text:span text:style-name="T116">messages. By setting it to AUTO, endpoints give the server <text:line-break/> <text:s text:c="5"/>a free hand to determine whether the server and the endpoint <text:line-break/> <text:s text:c="5"/>are within the same network or they are on different networks. </text:span></text:p>
      <text:p text:style-name="P39"/>
      <text:p text:style-name="Preformatted_20_Text"><text:s text:c="3"/>By advertising these values, <text:span text:style-name="T119">an output</text:span> node opens itself up to being </text:p>
      <text:p text:style-name="P94"><text:s text:c="3"/>controlled at run time. <text:span text:style-name="T119">Whenever an Event occurs either from a <text:line-break/> <text:s text:c="2"/>sensor node or from other extraneous changes in the server <text:s/><text:line-break/> <text:s text:c="2"/>parameters, this output node can be controlled. </text:span></text:p>
      <text:p text:style-name="P94"><text:s text:c="3"/>Likewise, if a sensor is continously streaming data, the gateway <text:line-break/> <text:s text:c="2"/>can analyze the data based on the <text:span text:style-name="T119">advertised</text:span> capabilities. The<text:line-break/> <text:s text:c="2"/>gateway does not have to know about the return values or format <text:line-break/> <text:s text:c="2"/>of each sensor before hand. <text:line-break/> <text:s text:c="2"/>In a conventional system, these values must have already been known<text:line-break/> <text:s text:c="2"/>to <text:span text:style-name="T119">other entities or to the gateway. In such systems, all nodes of<text:line-break/> <text:s text:c="2"/>the system are <text:s/>tightly coupled with each other. </text:span></text:p>
      <text:p text:style-name="Preformatted_20_Text"/>
      <text:p text:style-name="P95">Raghu et. al. <text:s text:c="16"/>Internal Track <text:s text:c="18"/>[Page <text:page-number text:select-page="current">26</text:page-number>]</text:p>
      <text:p text:style-name="P95"/>
      <text:p text:style-name="P95"/>
      <text:p text:style-name="P96"/>
      <text:p text:style-name="P1">IONMP: Input Output Nodes Messaging Protocol <text:s text:c="13"/>February 2020</text:p>
      <text:p text:style-name="P97"><text:s text:c="3"/>When the Server receives the Advertisement request from the <text:line-break/> <text:s text:c="2"/>entity it returns a 20<text:span text:style-name="T222">0</text:span> <text:span text:style-name="T222">OK </text:span>message. The Server MUST <text:line-break/> <text:s text:c="2"/>send back a response with the following headers:</text:p>
      <text:p text:style-name="P97"><text:s text:c="6"/>“Type” : 20<text:span text:style-name="T223">0</text:span></text:p>
      <text:p text:style-name="P97"><text:s text:c="6"/>“Mid” : Same ID sent by the request</text:p>
      <text:p text:style-name="P97"><text:s text:c="6"/>“Nid” : Same Device ID sent by request</text:p>
      <text:p text:style-name="P97"><text:s text:c="6"/>“Ver” : Version String – currently 0.<text:span text:style-name="T120">8</text:span></text:p>
      <text:p text:style-name="P97"><text:s text:c="6"/>“Time” : Registrar's current time </text:p>
      <text:p text:style-name="P97"><text:s text:c="6"/>“From” : Address of the server </text:p>
      <text:p text:style-name="Preformatted_20_Text"><text:s text:c="3"/>The Server <text:span text:style-name="T224">MAY </text:span>send back a Reason clause using the header key<text:line-break/> <text:s text:c="2"/>“RespClause”. The RespClause could be any String which the Server<text:line-break/> <text:s text:c="2"/>chooses but a common reason clause for 20<text:span text:style-name="T224">0</text:span> is “<text:span text:style-name="T224">OK</text:span>”. </text:p>
      <text:p text:style-name="Preformatted_20_Text"/>
      <text:p text:style-name="Preformatted_20_Text"><text:s text:c="3"/>The server remembers these advertised capabilities as long as the <text:line-break/> <text:s text:c="2"/>registration has not expired. The advertised capabilities<text:line-break/> <text:s text:c="2"/>automatically expire when the registration expires. </text:p>
      <text:p text:style-name="Preformatted_20_Text"><text:s/></text:p>
      <text:p text:style-name="Preformatted_20_Text">11 PUBLISH</text:p>
      <text:p text:style-name="Preformatted_20_Text">11.1 Overview</text:p>
      <text:p text:style-name="Preformatted_20_Text"><text:s text:c="3"/>The PUBLISH method in IONMP allows entities of the system to <text:line-break/> <text:s text:c="2"/>PUBLISH its data to the network. In most cases, the entities </text:p>
      <text:p text:style-name="Preformatted_20_Text"><text:s text:c="3"/>which use the PUBLISH method are Sensor Nodes. </text:p>
      <text:p text:style-name="Preformatted_20_Text"><text:s text:c="3"/>Only REGISTERED devices of a network will be allowed to PUBLISH <text:line-break/> <text:s text:c="2"/>data.</text:p>
      <text:p text:style-name="Preformatted_20_Text"/>
      <text:p text:style-name="Preformatted_20_Text">11.2 When to PUBLISH data</text:p>
      <text:p text:style-name="Preformatted_20_Text"><text:s text:c="3"/>The Protocol does not specify the interval at which entities </text:p>
      <text:p text:style-name="Preformatted_20_Text"><text:s text:c="3"/>publish their data. Each end-point can decide for itself how<text:line-break/> <text:s text:c="2"/>frequently it wants to PUBLISH information. </text:p>
      <text:p text:style-name="Preformatted_20_Text"/>
      <text:p text:style-name="Preformatted_20_Text">11.3 Constructing a PUBLISH Message</text:p>
      <text:p text:style-name="P36"><text:s text:c="3"/>The entity which wishes to PUBLISH its capability with the <text:line-break/> <text:s text:c="2"/>gateway sends out a PUBLISH request along with its </text:p>
      <text:p text:style-name="P36"><text:s text:c="3"/>Device ID and the key that was computed during the Registration <text:line-break/> <text:s text:c="2"/>process. If the Registration was done without hash authentication </text:p>
      <text:p text:style-name="P36"><text:s text:c="3"/>(Section 9.3.1), then the Key is nothing else but the device <text:line-break/> <text:s text:c="2"/>key issued by the infrastructure. If the Registration was done </text:p>
      <text:p text:style-name="Preformatted_20_Text"><text:s text:c="3"/>using a two step authentication method (Section 9.3.2), then </text:p>
      <text:p text:style-name="Preformatted_20_Text"><text:s text:c="3"/>the key must be set to the hash value computed in the two step <text:line-break/> <text:s text:c="2"/>authentication process. </text:p>
      <text:p text:style-name="Preformatted_20_Text"><text:s text:c="3"/>The entity which wishes to PUBLISH its data MUST send out <text:line-break/> <text:s text:c="2"/>a request message to the gateway with the following keys </text:p>
      <text:p text:style-name="Preformatted_20_Text"><text:s text:c="6"/>“Type” : “PUBLISH” <text:s/></text:p>
      <text:p text:style-name="Preformatted_20_Text"><text:s text:c="6"/>“Ver” : “0.8” </text:p>
      <text:p text:style-name="Preformatted_20_Text"><text:s text:c="6"/>“From” : “Device_Address”</text:p>
      <text:p text:style-name="Preformatted_20_Text"><text:s text:c="6"/>“Nid” : “DEVICE_ID” </text:p>
      <text:p text:style-name="Preformatted_20_Text"><text:s text:c="6"/>“Mid” : “A unique ID for each set of data being transmitted”</text:p>
      <text:p text:style-name="Preformatted_20_Text"><text:s text:c="6"/>“Time” : node's_time</text:p>
      <text:p text:style-name="Preformatted_20_Text"><text:s text:c="6"/>“Key” : “A Key depending on how the registration was done”<text:line-break/> <text:s text:c="5"/>“Data” : JSON <text:span text:style-name="T39">Array</text:span> as described below </text:p>
      <text:p text:style-name="Preformatted_20_Text"/>
      <text:p text:style-name="Preformatted_20_Text"/>
      <text:p text:style-name="P61">Raghu et. al. <text:s text:c="16"/>Internal Track <text:s text:c="18"/>[Page <text:page-number text:select-page="current">27</text:page-number>] <text:s text:c="2"/></text:p>
      <text:p text:style-name="Preformatted_20_Text"/>
      <text:p text:style-name="P5">IONMP: Input Output Nodes Messaging Protocol <text:s text:c="13"/>February 2020</text:p>
      <text:p text:style-name="P61"/>
      <text:p text:style-name="Preformatted_20_Text"><text:s text:c="3"/>“Data” : Array <text:span text:style-name="T39">of one or more JSON objects </text:span>with the following<text:line-break/> <text:s text:c="5"/>syntax : </text:p>
      <text:p text:style-name="Preformatted_20_Text"><text:s text:c="6"/>{ <text:s/>“Name” : The name which this ION had advertised itself as<text:line-break/> <text:s text:c="11"/>(Eg. “NodeName1”, “NodeName2”, etc., <text:line-break/> <text:s text:c="8"/><text:span text:style-name="T39">One or more return value key-pair</text:span></text:p>
      <text:p text:style-name="P32"><text:s text:c="9"/>“<text:span text:style-name="T39">&lt;name of return value&gt;</text:span>” : <text:span text:style-name="T39">value <text:s/>,</text:span></text:p>
      <text:p text:style-name="P33"><text:s text:c="9"/>“&lt;name of return value&gt;” : value <text:s/>,</text:p>
      <text:p text:style-name="P33"><text:tab/> <text:s text:c="2"/>(one or more such return values) <text:line-break/><text:line-break/> <text:s text:c="8"/>For example, if the DHT sensor is trying to send its <text:line-break/> <text:s text:c="8"/>temperature and humidity, then it sends back:</text:p>
      <text:p text:style-name="P197"><text:s text:c="12"/>"Data" : [{ "Name" : "TemperatureSensor", </text:p>
      <text:p text:style-name="P198"><text:s text:c="12"/>"Temperature" : 29.4, "Humidity" : 60.5 }]</text:p>
      <text:p text:style-name="P32"/>
      <text:p text:style-name="Preformatted_20_Text"><text:s text:c="3"/>In most the cases, for each device, we would only have one NodeName<text:line-break/> <text:s text:c="2"/>and for the “Return” key, there will be only JSON Object. This could<text:line-break/> <text:s text:c="2"/>also be an array of JSON Objects with the same schema as above. <text:s/><text:line-break/> <text:s text:c="2"/>The protocol has provision for multiple NodeName objects to allow<text:line-break/> <text:s text:c="2"/>the case where we have one microcontroller connected to multiple<text:line-break/> <text:s text:c="2"/>sensors. <text:span text:style-name="T121">An alternate</text:span> way to collect data from all the sensors is <text:line-break/> <text:s text:c="2"/>for each one of these sensors to be treated as a seperate entity <text:line-break/> <text:s text:c="2"/>with its unique device ID / Key. Each of these will publish the data<text:line-break/> <text:s text:c="2"/>as though it were a device by itself. By taking this approach we<text:line-break/> <text:s text:c="2"/>would be adding to the network traffic significantly. </text:p>
      <text:p text:style-name="Preformatted_20_Text"><text:s text:c="3"/><text:span text:style-name="T122">Instead, the protocol has provision for </text:span>multiple Return values <text:line-break/> <text:s text:c="2"/><text:span text:style-name="T122">to faciliate </text:span>sensors which read multiple values. A classic example <text:line-break/> <text:s text:c="2"/>of this is the DHT11 sensor. It can sense the ambient temperature <text:line-break/> <text:s text:c="2"/>and the ambient temperature. </text:p>
      <text:p text:style-name="P62"/>
      <text:p text:style-name="P37"><text:s text:c="3"/>After the gateway successfully receives a SUBSCRIBE message, it<text:line-break/> <text:s text:c="2"/>MUST return a 202 Accepted Message with the following headers</text:p>
      <text:p text:style-name="Preformatted_20_Text"><text:s text:c="6"/>“Type” : 202 </text:p>
      <text:p text:style-name="Preformatted_20_Text"><text:s text:c="6"/>“Mid” : Same ID sent by the request</text:p>
      <text:p text:style-name="Preformatted_20_Text"><text:s text:c="6"/>“Nid” : Same Device ID sent by request</text:p>
      <text:p text:style-name="Preformatted_20_Text"><text:s text:c="6"/>“Ver” : Version String – currently 0.<text:span text:style-name="T123">8</text:span></text:p>
      <text:p text:style-name="Preformatted_20_Text"><text:s text:c="6"/>“Time” : Registrar's current time </text:p>
      <text:p text:style-name="Preformatted_20_Text"><text:s text:c="6"/>“From” : Address of Gateway </text:p>
      <text:p text:style-name="Preformatted_20_Text"><text:s text:c="3"/></text:p>
      <text:p text:style-name="Preformatted_20_Text"><text:s text:c="3"/>The Server SHOULD send back a Reason clause using the header key<text:line-break/> <text:s text:c="2"/>“RespClause”. The RespClause could be any String which the Server<text:line-break/> <text:s text:c="2"/>chooses but a common reason clause for 202 is “Accepted”. <text:s/></text:p>
      <text:p text:style-name="Preformatted_20_Text"/>
      <text:p text:style-name="Preformatted_20_Text"><text:s text:c="3"/>When a client receives a 202 Message, it MUST NOT send back the same <text:line-break/> <text:s text:c="2"/>data again. Like wise if the Server ever receives multiple <text:line-break/> <text:s text:c="2"/>PUBLISH messages with the same Mid, it MUST only consider the <text:line-break/> <text:s text:c="2"/>first request it receives. All other messages with same Mid should be<text:line-break/> <text:s text:c="2"/>ignored. </text:p>
      <text:p text:style-name="Preformatted_20_Text"/>
      <text:p text:style-name="Preformatted_20_Text"><text:s text:c="3"/>The Data used in the ADVERTISE and PUBLISH messages can be best </text:p>
      <text:p text:style-name="P62"><text:s text:c="3"/>understood with a simple example.</text:p>
      <text:p text:style-name="P62"/>
      <text:p text:style-name="P62">Raghu et. al. <text:s text:c="16"/>Internal Track <text:s text:c="18"/>[Page <text:page-number text:select-page="current">28</text:page-number>]</text:p>
      <text:p text:style-name="P62"><text:soft-page-break/>IONMP: Input Output Nodes Messaging Protocol <text:s text:c="13"/>February 2020</text:p>
      <text:p text:style-name="P62"/>
      <text:p text:style-name="Preformatted_20_Text"><text:s text:c="3"/>Let's say a DHT11 wants to Advertise its capabilities and then <text:line-break/> <text:s text:c="2"/>continously publish the temperature and humidity values to the <text:line-break/> <text:s text:c="2"/>gateway. For brevity sake, consider that the registration has <text:line-break/> <text:s text:c="2"/>been completed using a simple single step Registration as explained</text:p>
      <text:p text:style-name="Preformatted_20_Text"><text:s text:c="3"/>in Section 9.3.1 </text:p>
      <text:p text:style-name="Preformatted_20_Text"><text:s text:c="3"/>Payload of the Advertisement request would be : <text:s/></text:p>
      <text:p text:style-name="Preformatted_20_Text"><text:s text:c="6"/>{ <text:s/>“Type” : “ADVERTISE” , “Ver” : “0.8”, <text:line-break/> <text:s text:c="8"/>“From” : “Device_Address”, “Nid” : “DEVICE_ID”, <text:line-break/> <text:s text:c="8"/>“Mid” : “The same Mid of Register”, “Time” : node's_time, <text:line-break/> <text:s text:c="8"/>“Key” : “Device_key”, <text:line-break/> <text:s text:c="8"/>“Data” : { “Name”: “DHTSensor1”, “NodeType” : “Sensor”, <text:line-break/> <text:s text:c="11"/>“Location” : “Kitchen”, </text:p>
      <text:p text:style-name="Preformatted_20_Text"><text:s text:c="12"/>“Capabilities” :[“Read Temperature”, “Read Humidity”]</text:p>
      <text:p text:style-name="Preformatted_20_Text"><text:s text:c="12"/>“Return” : {“Temperature” : “Float”, </text:p>
      <text:p text:style-name="Preformatted_20_Text"><text:s text:c="15"/>“Humidity” : “Float” }</text:p>
      <text:p text:style-name="Preformatted_20_Text"><text:s text:c="16"/>} </text:p>
      <text:p text:style-name="Preformatted_20_Text"><text:s text:c="13"/>}</text:p>
      <text:p text:style-name="Preformatted_20_Text"><text:s text:c="7"/>} </text:p>
      <text:p text:style-name="Preformatted_20_Text"/>
      <text:p text:style-name="P15"><text:s text:c="3"/>Subsequently when the sensor wants to send its reading to the <text:line-break/> <text:s text:c="2"/>Gateway, it would send out the PUBLISH request by sending its <text:line-break/> <text:s text:c="2"/>payload as below:</text:p>
      <text:p text:style-name="P15"><text:s text:c="6"/>{ <text:s/>“Type” : “PUBLISH” , “Ver” : “0.8”, “From” : “Device_Address”,<text:line-break/> <text:s text:c="8"/>“Nid” : “DEVICE_ID”, “Mid” : “A_Unique_ID”,</text:p>
      <text:p text:style-name="Preformatted_20_Text"><text:s text:c="9"/>“Time” : node's_time, “Key” : “Device_key”, <text:line-break/> <text:s text:c="8"/>“Data” : <text:span text:style-name="T40">[</text:span>{ <text:line-break/> <text:s text:c="11"/>“Name” : “DHTSensor” , <text:line-break/> <text:s text:c="11"/>“Values : {“Temperature” : 28.5, “Humidity” : 60.5 }</text:p>
      <text:p text:style-name="Preformatted_20_Text"><text:s text:c="9"/>}<text:span text:style-name="T40">]</text:span> </text:p>
      <text:p text:style-name="P15"><text:s text:c="6"/>}</text:p>
      <text:p text:style-name="Preformatted_20_Text"/>
      <text:p text:style-name="Preformatted_20_Text">12 CONTROL-ing Output devices </text:p>
      <text:p text:style-name="Preformatted_20_Text"/>
      <text:p text:style-name="Preformatted_20_Text">12.1 Overview</text:p>
      <text:p text:style-name="Preformatted_20_Text"/>
      <text:p text:style-name="Preformatted_20_Text"><text:s text:c="3"/>The CONTROL method in IONMP is used to control IONs which are <text:line-break/> <text:s text:c="2"/>output devices. Typically these requests originate from the gateway.<text:line-break/> <text:s text:c="2"/>In most cases, the entities which receive the CONTROL method are<text:line-break/> <text:s text:c="2"/>Output Nodes. </text:p>
      <text:p text:style-name="Preformatted_20_Text"/>
      <text:p text:style-name="Preformatted_20_Text"><text:s text:c="3"/>Only REGISTERED devices of a network will be allowed to receive<text:line-break/> <text:s text:c="2"/>CONTROL messages.</text:p>
      <text:p text:style-name="Preformatted_20_Text"/>
      <text:p text:style-name="Preformatted_20_Text">12.2 CONTROL messages to sensors</text:p>
      <text:p text:style-name="Preformatted_20_Text"/>
      <text:p text:style-name="Preformatted_20_Text"><text:s text:c="3"/>Although the <text:s/>CONTROL message is meant for output devices, it </text:p>
      <text:p text:style-name="Preformatted_20_Text"><text:s text:c="3"/>can also be used to send messages to Sensor nodes. Although <text:line-break/> <text:s text:c="2"/>rare, this is usually done when <text:span text:style-name="T246">it is possible to send certain <text:s text:c="3"/><text:line-break/> <text:s text:c="2"/></text:span>parameters <text:span text:style-name="T246">to the sensor. For eg., if the sensor can accept a <text:line-break/> <text:s text:c="2"/>message using which the units of measurement can be configured. </text:span></text:p>
      <text:p text:style-name="P62"/>
      <text:p text:style-name="P62"/>
      <text:p text:style-name="P62">Raghu et. al. <text:s text:c="16"/>Internal Track <text:s text:c="18"/>[Page <text:page-number text:select-page="current">29</text:page-number>]</text:p>
      <text:p text:style-name="P62"><text:soft-page-break/>IONMP: Input Output Nodes Messaging Protocol <text:s text:c="13"/>February 2020</text:p>
      <text:p text:style-name="Preformatted_20_Text"/>
      <text:p text:style-name="Preformatted_20_Text">12.3 Constructing a CONTROL Message</text:p>
      <text:p text:style-name="Preformatted_20_Text"/>
      <text:p text:style-name="Preformatted_20_Text"><text:span text:style-name="T1"><text:s text:c="3"/>When </text:span><text:span text:style-name="T4">an entity (typically the infrastructure) wishes to control <text:line-break/> <text:s text:c="2"/>another </text:span><text:span text:style-name="T1">entity, the sender sends out a CONTROL request along with <text:line-break/> <text:s text:c="2"/>its </text:span>Device ID and the key that was computed during the Registration<text:line-break/> <text:s text:c="2"/>process. <text:span text:style-name="T184">The CONTROL method can only be sent to those devices which <text:line-break/> <text:s text:c="2"/>had advertised its ControlMethod as Deamon. The value of the “KEY”<text:line-break/> <text:s text:c="2"/>header depends on whether the registration was done using a single<text:line-break/> <text:s text:c="2"/>step process or a two step hash process. </text:span><text:span text:style-name="T1">The entity which wishes to<text:line-break/> <text:s text:c="2"/>CONTROL a</text:span><text:span text:style-name="T5">n</text:span><text:span text:style-name="T1"> ION MUST send out a request message to the ION with the<text:line-break/> <text:s text:c="2"/>following keys </text:span></text:p>
      <text:p text:style-name="Preformatted_20_Text"><text:s text:c="3"/></text:p>
      <text:p text:style-name="Preformatted_20_Text"><text:s text:c="6"/>“Type” : “CONTROL” <text:s/></text:p>
      <text:p text:style-name="Preformatted_20_Text"><text:s text:c="6"/>“Ver” : “0.8” </text:p>
      <text:p text:style-name="Preformatted_20_Text"><text:s text:c="6"/>“From” : “Device_Address”</text:p>
      <text:p text:style-name="Preformatted_20_Text"><text:s text:c="6"/>“Nid” : “DEVICE_ID” </text:p>
      <text:p text:style-name="Preformatted_20_Text"><text:s text:c="6"/>“Mid” : “A unique ID for the control message ”</text:p>
      <text:p text:style-name="Preformatted_20_Text"><text:s text:c="6"/>“Time” : node's_time</text:p>
      <text:p text:style-name="Preformatted_20_Text"><text:s text:c="6"/>“Key” : “A Key depending on how the registration was done”<text:line-break/> <text:s text:c="5"/>“Data” : JSON Object as described below </text:p>
      <text:p text:style-name="Preformatted_20_Text"/>
      <text:p text:style-name="Preformatted_20_Text"><text:s text:c="3"/>“Data” : One or more JSON arrays. Each JSON object has the <text:line-break/> <text:s text:c="5"/>following key: value syntax: <text:line-break/> <text:s text:c="5"/>“Name” : Name advertised previously (eg. NodeName1, NodeName2, <text:line-break/> <text:s text:c="5"/>... etc.) as described in Section 10.3. <text:line-break/> <text:s text:c="5"/>“Action” : A string representing the control command being sent. <text:line-break/> <text:s text:c="5"/>“Parameters” : Either null, a String or a JSON Name-value object <text:line-break/> <text:s text:c="8"/>The JSON object for parameters will be as under: <text:s text:c="6"/></text:p>
      <text:p text:style-name="Preformatted_20_Text"><text:s text:c="9"/>“Param1Label” : param1Value, “Param2Label” , param2Value etc., </text:p>
      <text:p text:style-name="Preformatted_20_Text"><text:s text:c="9"/>Where “param1”: The name of the 'named' parameter <text:line-break/> <text:s text:c="8"/>param1Value : The actual value for parameter param1 and so on.<text:line-break/> <text:s text:c="5"/><text:line-break/> <text:s text:c="5"/>The label and values correspond to the value part of the<text:line-break/> <text:s text:c="5"/>“Parameters” key which the node had sent when it Advertised <text:line-break/> <text:s text:c="5"/>its capabilities as described in Section 10.3.</text:p>
      <text:p text:style-name="Preformatted_20_Text"/>
      <text:p text:style-name="Preformatted_20_Text"><text:s text:c="6"/>Note that the Location is not required to be sent to the device.<text:line-break/> <text:s text:c="5"/>Location is something that other entities need to know about. <text:line-break/> <text:s text:c="5"/>However as far as device itself is concerned, the name is enough. </text:p>
      <text:p text:style-name="Preformatted_20_Text"><text:s text:c="8"/></text:p>
      <text:p text:style-name="Preformatted_20_Text"><text:s text:c="3"/>In most cases, for each device, we would only have one NodeName.<text:line-break/> <text:s text:c="2"/>The protocol has provision for multiple NodeName objects to allow<text:line-break/> <text:s text:c="2"/>the case where we have one microcontroller connected to multiple<text:line-break/> <text:s text:c="2"/>output devices. <text:span text:style-name="T124">An alternate</text:span> way to CONTROL all devices is by<text:line-break/> <text:s text:c="2"/>treating each device as a seperate entity with its own unique device<text:line-break/> <text:s text:c="2"/>ID/Key. We could then send individual CONTROL message to each of<text:line-break/> <text:s text:c="2"/>these. By taking this approach we would be adding to the network<text:line-break/> <text:s text:c="2"/>traffic. </text:p>
      <text:p text:style-name="P98"/>
      <text:p text:style-name="P98"/>
      <text:p text:style-name="P63"/>
      <text:p text:style-name="P63">Raghu et. al. <text:s text:c="16"/>Internal Track <text:s text:c="18"/>[Page <text:page-number text:select-page="current">30</text:page-number>]</text:p>
      <text:p text:style-name="P6">IONMP: Input Output Nodes Messaging Protocol <text:s text:c="13"/>February 2020</text:p>
      <text:p text:style-name="P63"/>
      <text:p text:style-name="Preformatted_20_Text"><text:s text:c="3"/>When a<text:span text:style-name="T202">n</text:span> ION receives the CONTROL message and understands it, it <text:line-break/> <text:s text:c="2"/>MUST send a 202 Accepted message. The Header keys for this 202 <text:line-break/> <text:s text:c="2"/>are : </text:p>
      <text:p text:style-name="Preformatted_20_Text"><text:s text:c="6"/>“Type” : 202 </text:p>
      <text:p text:style-name="Preformatted_20_Text"><text:s text:c="6"/>“Mid” : Same ID sent by the request</text:p>
      <text:p text:style-name="Preformatted_20_Text"><text:s text:c="6"/>“Nid” : Same Device ID sent by request</text:p>
      <text:p text:style-name="Preformatted_20_Text"><text:s text:c="6"/>“Ver” : Version String – currently 0.<text:span text:style-name="T125">8</text:span></text:p>
      <text:p text:style-name="Preformatted_20_Text"><text:s text:c="6"/>“Time” : ION's current time </text:p>
      <text:p text:style-name="Preformatted_20_Text"><text:s text:c="6"/>“From” : Address of ION</text:p>
      <text:p text:style-name="Preformatted_20_Text"><text:s text:c="6"/>“Return” : JSON object denoting the return value </text:p>
      <text:p text:style-name="Preformatted_20_Text"/>
      <text:p text:style-name="P134"><text:s text:c="3"/><text:span text:style-name="T190">The “Return” parameter is only valid if the Actuator returns a <text:line-break/> <text:s text:c="2"/>value when the CONTROL method is called. In most of the cases, the<text:line-break/> <text:s text:c="2"/>actuator will not return anything and in such cases this header key<text:line-break/> <text:s text:c="2"/>is not required. </text:span></text:p>
      <text:p text:style-name="P134"/>
      <text:p text:style-name="P134"><text:s text:c="3"/>The ION SHOULD send back a Reason clause using the header key<text:line-break/> <text:s text:c="2"/>“RespClause”. The RespClause could be any String which the Server<text:line-break/> <text:s text:c="2"/>chooses but a common reason clause for 202 is “Accepted”. <text:s/></text:p>
      <text:p text:style-name="Preformatted_20_Text"/>
      <text:p text:style-name="Preformatted_20_Text"><text:s text:c="3"/>The value for the “Return” key is a JSON object which works in </text:p>
      <text:p text:style-name="Preformatted_20_Text"><text:s text:c="3"/>the same way as was described in Section 11.3 The only difference <text:line-break/> <text:s text:c="2"/>is that for PUBLISH message, the sensor node voluntarily sends <text:line-break/> <text:s text:c="2"/>out the request and the return value is part of the request message; <text:line-break/> <text:s text:c="2"/>However in case of a CONTROL request, the receiving entity </text:p>
      <text:p text:style-name="Preformatted_20_Text"><text:s text:c="3"/>processes the CONTROL message and sends back the resulting return <text:line-break/> <text:s text:c="2"/>values in the 202 Accepted message </text:p>
      <text:p text:style-name="Preformatted_20_Text"><text:s/></text:p>
      <text:p text:style-name="Preformatted_20_Text"><text:s text:c="3"/>When a gateway receives a 202 Message, it MUST NOT send back <text:line-break/> <text:s text:c="2"/>CONTROL messages for the same commands again. Like wise if the <text:line-break/> <text:s text:c="2"/>ION receives multiple CONTROL messages with the same “Mid”, it</text:p>
      <text:p text:style-name="Preformatted_20_Text"><text:s text:c="3"/>MUST ignore duplicate messages. </text:p>
      <text:p text:style-name="Preformatted_20_Text"/>
      <text:p text:style-name="Preformatted_20_Text"><text:s text:c="3"/><text:span text:style-name="T186">Case where the entity support the recieved parameters:</text:span></text:p>
      <text:p text:style-name="P131"><text:s text:c="3"/>When a<text:span text:style-name="T202">n</text:span> ION receives the CONTROL message, <text:span text:style-name="T186">but does not support<text:line-break/> <text:s text:c="2"/>the attributes sent in the Data parameter, then the device must <text:line-break/> <text:s text:c="2"/>send back a 405 Not Implemented response. </text:span></text:p>
      <text:p text:style-name="P184"><text:line-break/> <text:s text:c="5"/>“Type” : 405</text:p>
      <text:p text:style-name="P131"><text:s text:c="6"/>“Mid” : Same ID sent by the request</text:p>
      <text:p text:style-name="P131"><text:s text:c="6"/>“Nid” : Same Device ID sent by request</text:p>
      <text:p text:style-name="P131"><text:s text:c="6"/>“Ver” : Version String – currently 0.<text:span text:style-name="T125">8</text:span></text:p>
      <text:p text:style-name="P131"><text:s text:c="6"/>“Time” : ION's current time </text:p>
      <text:p text:style-name="P131"><text:s text:c="6"/>“From” : <text:span text:style-name="T247">Device_Address</text:span></text:p>
      <text:p text:style-name="P131"><text:s text:c="6"/>“<text:span text:style-name="T186">RespClause</text:span>” : <text:span text:style-name="T186">(Optional) Textual representation of the failure.<text:line-break/> <text:s text:c="13"/>Typical clause is “Not Implemented”</text:span></text:p>
      <text:p text:style-name="Preformatted_20_Text"/>
      <text:p text:style-name="Preformatted_20_Text"><text:s text:c="3"/>The Data used in the ADVERTISE and CONTROL messages can be best </text:p>
      <text:p text:style-name="P135"><text:s text:c="3"/>understood with simple example<text:span text:style-name="T187">s</text:span>.</text:p>
      <text:p text:style-name="P132"><text:s text:c="3"/>Let's say a controller attached to a Relay wants to Advertise its<text:line-break/> <text:s text:c="2"/>capabilities. </text:p>
      <text:p text:style-name="P132"/>
      <text:p text:style-name="P140"><text:span text:style-name="T1">Raghu et. al. <text:s text:c="16"/>Internal Track <text:s text:c="18"/>[Page </text:span><text:span text:style-name="T1"><text:page-number text:select-page="current">31</text:page-number></text:span><text:span text:style-name="T1">]</text:span><text:line-break/><text:soft-page-break/>IONMP: Input Output Nodes Messaging Protocol <text:s text:c="13"/>February 2020</text:p>
      <text:p text:style-name="P136"/>
      <text:p text:style-name="P136"><text:s text:c="3"/>Subsequently a gateway wants to control this Relay. <text:line-break/> <text:s text:c="2"/>For brevity sake, consider that the registration has <text:line-break/> <text:s text:c="2"/>been completed using a simple single step Registration as explained</text:p>
      <text:p text:style-name="Preformatted_20_Text"><text:s text:c="3"/>in Section 9.3.1 </text:p>
      <text:p text:style-name="Preformatted_20_Text"/>
      <text:p text:style-name="Preformatted_20_Text"><text:s text:c="3"/>Payload of the Advertisement request would be : <text:s text:c="2"/></text:p>
      <text:p text:style-name="Preformatted_20_Text"><text:s text:c="6"/>{ <text:s/>“Type” : “ADVERTISE” , “Ver” : “0.8”, <text:line-break/> <text:s text:c="8"/>“From” : “Device_Address”,“Nid” : “DEVICE_ID”, <text:line-break/> <text:s text:c="8"/>“Mid” : “The same Mid of Register”,</text:p>
      <text:p text:style-name="Preformatted_20_Text"><text:s text:c="9"/>“Time” : node's_time, “Key” : “Device_key”, <text:line-break/> <text:s text:c="8"/>“Data” : <text:span text:style-name="T41">[</text:span>{ “Name” : “Light”, <text:s/>“NodeType” : “Output”, <text:line-break/> <text:s text:c="11"/>“Location” : “Room”, “Action” : “Switch” </text:p>
      <text:p text:style-name="Preformatted_20_Text"><text:s text:c="12"/>“Capabilities” :[“Control Light”], </text:p>
      <text:p text:style-name="Preformatted_20_Text"><text:s text:c="12"/>“Parameters” : <text:span text:style-name="T187">{</text:span>“<text:span text:style-name="T187">State</text:span>”, “<text:span text:style-name="T187">Boolean</text:span>”<text:span text:style-name="T188">}</text:span></text:p>
      <text:p text:style-name="Preformatted_20_Text"><text:s text:c="10"/>}<text:span text:style-name="T41">]</text:span></text:p>
      <text:p text:style-name="Preformatted_20_Text"><text:s text:c="7"/>}</text:p>
      <text:p text:style-name="Preformatted_20_Text"/>
      <text:p text:style-name="P133"><text:s text:c="3"/>Case 1: When the gateway sends the correct CONTROL message to the<text:line-break/> <text:s text:c="5"/>endpoint:</text:p>
      <text:p text:style-name="P132"/>
      <text:p text:style-name="P15"><text:s text:c="3"/><text:span text:style-name="T187">W</text:span>hen the gateway wants to switch ON the light <text:line-break/> <text:s text:c="2"/>connected to the ION, it would send out the CONTROL request by<text:line-break/> <text:s text:c="2"/>sending its payload as below:</text:p>
      <text:p text:style-name="P15"><text:s text:c="6"/>{ <text:s/>“Type” : “CONTROL” , “Ver” : “0.8”, “From” : “<text:span text:style-name="T248">server address</text:span>”,<text:line-break/> <text:s text:c="8"/>“Nid” : “DEVICE_ID”, “Mid” : “A_Unique_ID”,</text:p>
      <text:p text:style-name="Preformatted_20_Text"><text:s text:c="9"/>“Time” : node's_time, “Key” : “Device_key”, <text:line-break/> <text:s text:c="8"/>“Data” : { “Name” : “RoomLight”, “Action” : “Switch”, <text:line-break/> <text:s text:c="11"/>“Parameters” : <text:span text:style-name="T189">{“State” : true}</text:span>}</text:p>
      <text:p text:style-name="P15"><text:s text:c="6"/>}</text:p>
      <text:p text:style-name="P15"/>
      <text:p text:style-name="Preformatted_20_Text"><text:s text:c="3"/><text:span text:style-name="T191">Since all values in the DATA header are as per the advertisement, <text:line-break/> <text:s text:c="2"/>the device understands that this message is meant for it. <text:line-break/> <text:s text:c="2"/>It thus </text:span>sends back a message to the gateway with the 202 Response.<text:line-break/> <text:s text:c="2"/>Payload for this is : <text:s text:c="3"/></text:p>
      <text:p text:style-name="Preformatted_20_Text"><text:s text:c="6"/>{ “Type” : 202 , “Mid” : “Same ID sent by the request”, </text:p>
      <text:p text:style-name="Preformatted_20_Text"><text:s text:c="9"/>“Nid” : “Same Device ID sent by request”, “Ver” : “0.8”, <text:line-break/> <text:s text:c="8"/>“Time” : ION's current time, “From” : “<text:span text:style-name="T248">Device_Address”</text:span>, </text:p>
      <text:p text:style-name="Preformatted_20_Text"><text:s text:c="9"/>“RespClause” : “Accepted”</text:p>
      <text:p text:style-name="Preformatted_20_Text"><text:s text:c="6"/>}</text:p>
      <text:p text:style-name="Preformatted_20_Text"><text:s/></text:p>
      <text:p text:style-name="P133"><text:s text:c="3"/>Case 2: When the gateway sends a CONTROL message with wrong <text:line-break/> <text:s text:c="5"/>paramters <text:span text:style-name="T194">to the </text:span>endpoint:</text:p>
      <text:p text:style-name="P16"><text:s text:c="3"/><text:span text:style-name="T187">T</text:span>he gateway wants to switch ON the light connected to the ION, <text:line-break/> <text:s text:c="2"/><text:span text:style-name="T187">However it sends an incorrect CONTROL Message : </text:span><text:line-break/> <text:s text:c="2"/>sending its payload as below:</text:p>
      <text:p text:style-name="P16"><text:s text:c="6"/>{ <text:s/>“Type” : “CONTROL” , “Ver” : “0.8”, “From” : “Device_Address”,<text:line-break/> <text:s text:c="8"/>“Nid” : “DEVICE_ID”, “Mid” : “A_Unique_ID”,</text:p>
      <text:p text:style-name="P132"><text:s text:c="9"/>“Time” : node's_time, “Key” : “Device_key”, <text:line-break/> <text:s text:c="8"/>“Data” : { “Name” : “RoomLight”, “Action” : “Switch”, <text:line-break/> <text:s text:c="11"/>“Parameters” : <text:span text:style-name="T192">{“State” : </text:span>“<text:span text:style-name="T187">TRUE</text:span>” } <text:span text:style-name="T192">}</text:span></text:p>
      <text:p text:style-name="P16"><text:s text:c="6"/>}</text:p>
      <text:p text:style-name="P16"/>
      <text:p text:style-name="P18">Raghu et. al. <text:s text:c="16"/>Internal Track <text:s text:c="18"/>[Page <text:page-number text:select-page="current">32</text:page-number>]</text:p>
      <text:p text:style-name="P10">IONMP: Input Output Nodes Messaging Protocol <text:s text:c="13"/>February 2020</text:p>
      <text:p text:style-name="P18"/>
      <text:p text:style-name="P16"><text:s text:c="4"/><text:span text:style-name="T187">Observe that in this case, the gateway sends the value of “TRUE”<text:line-break/> <text:s text:c="3"/>as a String instead of sending out a boolean value. In this case, <text:line-break/> <text:s text:c="3"/>the Actuator does not recognize this command and hence sends back </text:span></text:p>
      <text:p text:style-name="P16"><text:s text:c="4"/><text:span text:style-name="T193">a 405 Not Implemented response.</text:span></text:p>
      <text:p text:style-name="P16"/>
      <text:p text:style-name="P204"><text:span text:style-name="T25"><text:s text:c="5"/>{ <text:s text:c="2"/>“Type” : </text:span><text:span text:style-name="T26">405</text:span><text:span text:style-name="T25">, “Mid” : “Same ID sent by the request”, </text:span></text:p>
      <text:p text:style-name="P23"><text:s text:c="9"/>“Nid” : :Same Device ID sent by request”, “Ver” : “0.8”, <text:line-break/> <text:s text:c="8"/>“Time” : ION's current time, “From” : “<text:span text:style-name="T248">Device_Address”</text:span>, </text:p>
      <text:p text:style-name="P23"><text:s text:c="9"/>“RespClause” : “<text:span text:style-name="T193">Not Implemented</text:span>”</text:p>
      <text:p text:style-name="P17"><text:s text:c="6"/>}</text:p>
      <text:p text:style-name="Preformatted_20_Text"/>
      <text:p text:style-name="Preformatted_20_Text">1<text:span text:style-name="T170">3</text:span> SUBSCRIBE</text:p>
      <text:p text:style-name="Preformatted_20_Text"/>
      <text:p text:style-name="Preformatted_20_Text">1<text:span text:style-name="T170">3</text:span>.1 Overview</text:p>
      <text:p text:style-name="Preformatted_20_Text"/>
      <text:p text:style-name="Preformatted_20_Text"><text:s text:c="3"/>The SUBSCRIBE method in IONMP allows entity to subscribe to the <text:line-break/> <text:s text:c="2"/>specific events. This method is intended for communication between<text:line-break/> <text:s text:c="2"/>the server components. However any entity MAY use the specification<text:line-break/> <text:s text:c="2"/>if it is suitable for it. </text:p>
      <text:p text:style-name="Preformatted_20_Text"/>
      <text:p text:style-name="Preformatted_20_Text">1<text:span text:style-name="T170">3</text:span>.2 Construction of a SUBSCRIBE method: </text:p>
      <text:p text:style-name="Preformatted_20_Text"/>
      <text:p text:style-name="P15"><text:s text:c="3"/>When any entity in the system is interested in keeping track of</text:p>
      <text:p text:style-name="P15"><text:s text:c="3"/>an event, it MAY SUBSCRIBE to the events generated or proxied by <text:line-break/> <text:s text:c="2"/>another entity. The entity that wishes to keep track of events <text:line-break/> <text:s text:c="2"/>SUBSCRIBEs with the <text:span text:style-name="T195">other </text:span>entity that is aware of these events.<text:line-break/> <text:s text:c="2"/>Whenever these events are generated, the latter NOTIFIES the<text:line-break/> <text:s text:c="2"/>subscriber. </text:p>
      <text:p text:style-name="Preformatted_20_Text"/>
      <text:p text:style-name="P15"><text:s text:c="3"/>The entity which wishes to SUBSCRIBE <text:s/>MUST send out a request <text:line-break/> <text:s text:c="2"/>message to the NOTIFYing entity with the following keys </text:p>
      <text:p text:style-name="Preformatted_20_Text"><text:s text:c="3"/></text:p>
      <text:p text:style-name="Preformatted_20_Text"><text:s text:c="6"/>“Type” : “SUBSCRIBE” <text:s/></text:p>
      <text:p text:style-name="Preformatted_20_Text"><text:s text:c="6"/>“Ver” : “0.8” </text:p>
      <text:p text:style-name="Preformatted_20_Text"><text:s text:c="6"/>“From” : “<text:span text:style-name="T248">Server</text:span>_Address”</text:p>
      <text:p text:style-name="Preformatted_20_Text"><text:s text:c="6"/>“Nid” : “The Subscriber's ID” </text:p>
      <text:p text:style-name="Preformatted_20_Text"><text:s text:c="6"/>“Mid” : “A unique ID for the subscribe message ”</text:p>
      <text:p text:style-name="Preformatted_20_Text"><text:s text:c="6"/>“Time” : node's_time</text:p>
      <text:p text:style-name="P99"><text:s text:c="6"/>“Key” : “Subscriber's Key”</text:p>
      <text:p text:style-name="P64"/>
      <text:p text:style-name="P64"><text:s text:c="3"/><text:span text:style-name="T248">Note : Just like endpoints, each component of the server will be <text:line-break/> <text:s text:c="5"/>assigned a unique ID. For example, the server may have one <text:line-break/> <text:s text:c="5"/>sub-component to handle Registrations, while it has one <text:line-break/> <text:s text:c="5"/>sub-component to handle Subscriptions, and so on. Each <text:line-break/> <text:s text:c="5"/>sub-component will have its own unique ID. Further, it is </text:span></text:p>
      <text:p text:style-name="P171"><text:s text:c="6"/><text:span text:style-name="T248">possible to have each sub-component running on a different <text:line-break/> <text:s text:c="5"/>machine. In such a case, even the address will be different <text:line-break/> <text:s text:c="5"/>for each subcomponent. </text:span></text:p>
      <text:p text:style-name="P171"/>
      <text:p text:style-name="P171"><text:s text:c="4"/>In addition to the regular headers, there are two additional <text:line-break/> <text:s text:c="3"/>headers in the SUBSCRIBE message. They are :</text:p>
      <text:p text:style-name="P171"/>
      <text:p text:style-name="P64">Raghu et. al. <text:s text:c="16"/>Internal Track <text:s text:c="18"/>[Page <text:page-number text:select-page="current">33</text:page-number>]</text:p>
      <text:p text:style-name="P7">IONMP: Input Output Nodes Messaging Protocol <text:s text:c="13"/>February 2020</text:p>
      <text:p text:style-name="P64"/>
      <text:p text:style-name="Preformatted_20_Text"><text:s text:c="7"/>Expires : This is the amount of time in seconds for which<text:line-break/> <text:s text:c="9"/>the subscription is valid. <text:span text:style-name="T126">The subscriber will only receive<text:line-break/> <text:s text:c="9"/>notifications till this time. </text:span>After the end of this period<text:line-break/> <text:s text:c="9"/>it is the job of the subscriber to refresh its subscription <text:s text:c="8"/></text:p>
      <text:p text:style-name="P100"><text:s text:c="7"/>Events : This is a JSON Object. <text:line-break/> <text:s text:c="9"/><text:span text:style-name="T127">The format of the JSON Object is as follows:</text:span></text:p>
      <text:p text:style-name="P100"><text:s text:c="10"/>“<text:span text:style-name="T127">Events” : { </text:span></text:p>
      <text:p text:style-name="P185"><text:s text:c="13"/>“Name” : “&lt;Name of device&gt;”, <text:line-break/> <text:s text:c="12"/>“Location” : “&lt;device location&gt;”, </text:p>
      <text:p text:style-name="P185"><text:s text:c="13"/>“Parameter” : “&lt;desired parameter&gt;”,</text:p>
      <text:p text:style-name="P185"><text:s text:c="13"/>“Condition” : “&lt;” | ”&gt;” | “&lt;=” | “&gt;=” | “==” | “!=” </text:p>
      <text:p text:style-name="P186"><text:s text:c="13"/>“CondValue” : &lt;condition value&gt;</text:p>
      <text:p text:style-name="P187"><text:s text:c="11"/>Note : <text:s/>In Lieu of the Location and Name Parameter, an <text:line-break/> <text:s text:c="13"/>an implementation may also choose to send only the <text:line-break/> <text:s text:c="13"/>Nid Key. Nid will be unique across all endpoints of the <text:line-break/> <text:s text:c="13"/>installation. Likewise, the combination of Name and <text:line-break/> <text:s text:c="13"/>location will be unique across the entire system. <text:line-break/> <text:s text:c="10"/><text:line-break/> <text:s text:c="10"/>&lt;Name of the device&gt; is the name which the device advertises<text:line-break/> <text:s text:c="10"/>&lt;device location&gt; is the device’s location. <text:line-break/> <text:s text:c="14"/>Note that the combination of the Device name and <text:line-break/> <text:s text:c="14"/>location will be unique for the entire installation.</text:p>
      <text:p text:style-name="P101"><text:s text:c="11"/><text:span text:style-name="T128">&lt;desired parameter&gt; is the parameter which this entity <text:line-break/> <text:s text:c="13"/>wishes to subscribe to – eg., temperature, distance, etc.,<text:line-break/> <text:s text:c="10"/>condition : The comparison being done. A match of this <text:line-break/> <text:s text:c="13"/>check will trigger the notification. Can be one out of<text:line-break/> <text:s text:c="13"/>&lt;,&gt;, &gt;=, &lt;=, ==, !=. These are self explanatory.</text:span></text:p>
      <text:p text:style-name="P188"><text:tab/><text:tab/>&lt;condition value&gt; : The value with which the parameter is<text:line-break/> <text:s text:c="13"/>being checked. For example, if specified as <text:line-break/> <text:s text:c="16"/>“Parameter” : “Temperature”, “Condition”: “&gt;”, <text:line-break/> <text:s text:c="16"/>“CondValue” : 29</text:p>
      <text:p text:style-name="P188"><text:s text:c="14"/>The subscriber will get a notification whenever the <text:line-break/> <text:s text:c="13"/>temperature is higher than 29. </text:p>
      <text:p text:style-name="Preformatted_20_Text"/>
      <text:p text:style-name="Preformatted_20_Text"><text:s text:c="3"/>When the subscription is successful, the SUBSCRIBE server MUST <text:s/><text:line-break/> <text:s text:c="2"/>send a 202 Accepted message. The Header keys for this 202 are:</text:p>
      <text:p text:style-name="Preformatted_20_Text"><text:s text:c="6"/>“Type” : 202 </text:p>
      <text:p text:style-name="Preformatted_20_Text"><text:s text:c="6"/>“Mid” : Same ID sent by the request</text:p>
      <text:p text:style-name="Preformatted_20_Text"><text:s text:c="6"/>“Nid” : Same Device ID sent by request</text:p>
      <text:p text:style-name="Preformatted_20_Text"><text:s text:c="6"/>“Ver” : Version String – currently 0.<text:span text:style-name="T77">8</text:span></text:p>
      <text:p text:style-name="Preformatted_20_Text"><text:s text:c="6"/>“Time” : Server's current time </text:p>
      <text:p text:style-name="Preformatted_20_Text"><text:s text:c="6"/>“From” : Address of the server <text:s text:c="3"/></text:p>
      <text:p text:style-name="Preformatted_20_Text"><text:s/></text:p>
      <text:p text:style-name="Preformatted_20_Text">1<text:span text:style-name="T170">4</text:span> NOTIFY </text:p>
      <text:p text:style-name="Preformatted_20_Text"/>
      <text:p text:style-name="Preformatted_20_Text">1<text:span text:style-name="T170">4</text:span>.1 Overview</text:p>
      <text:p text:style-name="Preformatted_20_Text"/>
      <text:p text:style-name="Preformatted_20_Text"><text:s text:c="3"/>The NOTIFY method in IONMP allows all subscribed entities to receive<text:line-break/> <text:s text:c="2"/>notifications when events are triggered. This method is intended <text:line-break/> <text:s text:c="2"/>for communication between the server components. However any <text:line-break/> <text:s text:c="2"/>entity MAY use these specification if it is suitable for it. </text:p>
      <text:p text:style-name="P64"/>
      <text:p text:style-name="P64">Raghu et. al. <text:s text:c="16"/>Internal Track <text:s text:c="18"/>[Page <text:page-number text:select-page="current">34</text:page-number>]</text:p>
      <text:p text:style-name="P7">IONMP: Input Output Nodes Messaging Protocol <text:s text:c="13"/>February 2020</text:p>
      <text:p text:style-name="Preformatted_20_Text">1<text:span text:style-name="T170">4</text:span>.2 Construct of a NOTIFY method: </text:p>
      <text:p text:style-name="Preformatted_20_Text"/>
      <text:p text:style-name="Preformatted_20_Text"><text:s text:c="3"/>The NOTIFY message is sent to Subscribers whenever certain events <text:line-break/> <text:s text:c="2"/>occur. When the Notifier wants to send out a NOTIFY message, it </text:p>
      <text:p text:style-name="P15"><text:s text:c="3"/>MUST send out a request to the subscriber with the following keys<text:line-break/> <text:s text:c="5"/>“Type” : “NOTIFY” </text:p>
      <text:p text:style-name="Preformatted_20_Text"><text:s text:c="6"/>“Mid” <text:s/>: <text:span text:style-name="T283">Unique Message Id </text:span></text:p>
      <text:p text:style-name="Preformatted_20_Text"><text:s text:c="6"/>“Nid” <text:s/>: <text:span text:style-name="T283">Unique </text:span>ID <text:span text:style-name="T283">of the Notify Server</text:span></text:p>
      <text:p text:style-name="Preformatted_20_Text"><text:s text:c="6"/>“Ver” <text:s/>: Version String – currently 0.<text:span text:style-name="T129">8</text:span></text:p>
      <text:p text:style-name="Preformatted_20_Text"><text:s text:c="6"/>“Time” : Time when the data was published. If data was published <text:line-break/> <text:s text:c="9"/>by a<text:span text:style-name="T202">n</text:span> ION, this time should be sent to the published ION time</text:p>
      <text:p text:style-name="Preformatted_20_Text"><text:s text:c="6"/>“From” : Address of the Notif<text:span text:style-name="T249">y server</text:span></text:p>
      <text:p text:style-name="Preformatted_20_Text"><text:s text:c="6"/>“<text:span text:style-name="T254">Data</text:span>” : JSON object denoting the return value <text:span text:style-name="T283">as described below</text:span></text:p>
      <text:p text:style-name="P233"><text:s text:c="3"/>The value for the “<text:span text:style-name="T255">Data</text:span>” key is a JSON object <text:span text:style-name="T255">which has details <text:line-break/> <text:s text:c="2"/>about the publishing entity. The format is : </text:span></text:p>
      <text:p text:style-name="P234"><text:span text:style-name="T255"><text:s text:c="6"/>“Parameter” : “ParamValue” , </text:span></text:p>
      <text:p text:style-name="P234"><text:span text:style-name="T255"><text:s text:c="6"/>“SubscribeId” : “MID of the original SUBSCRIPTION message which <text:line-break/> <text:s text:c="8"/>triggered this NOTIFY message”</text:span> <text:s text:c="6"/></text:p>
      <text:p text:style-name="P233"><text:s text:c="6"/><text:span text:style-name="T279">In lieu of the “Nid” parameter nested within the “Data” key, <text:line-break/> <text:s text:c="5"/>a combination of the Device Name and Location can be used. </text:span></text:p>
      <text:p text:style-name="Preformatted_20_Text"/>
      <text:p text:style-name="Preformatted_20_Text"><text:s text:c="3"/>When the NOTIFICATION message is received by the subscriber, it <text:line-break/> <text:s text:c="2"/>MUST send a 202 Accepted message. The Header keys for this 202 are:</text:p>
      <text:p text:style-name="Preformatted_20_Text"><text:s text:c="6"/>“Type” : 202 </text:p>
      <text:p text:style-name="Preformatted_20_Text"><text:s text:c="6"/>“Mid” : Same ID sent by the request</text:p>
      <text:p text:style-name="Preformatted_20_Text"><text:s text:c="6"/>“Nid” : Same Device ID sent by request</text:p>
      <text:p text:style-name="Preformatted_20_Text"><text:s text:c="6"/>“Ver” : Version String – currently 0.8</text:p>
      <text:p text:style-name="Preformatted_20_Text"><text:s text:c="6"/>“Time” : Subscriber's current time </text:p>
      <text:p text:style-name="Preformatted_20_Text"><text:s text:c="6"/>“From” : Address of the subscriber</text:p>
      <text:p text:style-name="Preformatted_20_Text"/>
      <text:p text:style-name="Preformatted_20_Text">1<text:span text:style-name="T170">5</text:span> QUERY</text:p>
      <text:p text:style-name="Preformatted_20_Text">1<text:span text:style-name="T170">5</text:span>.1 Overview</text:p>
      <text:p text:style-name="Preformatted_20_Text"><text:s text:c="3"/>The QUERY method in IONMP is used to discover the identity, address<text:line-break/> <text:s text:c="2"/>and capabilities of one or more entities. This message is always <text:line-break/> <text:s text:c="2"/>sent TO an infrastructure entity. In most of the cases, it is also<text:line-break/> <text:s text:c="2"/>sent BY and infrastructure entity.</text:p>
      <text:p text:style-name="Preformatted_20_Text"/>
      <text:p text:style-name="Preformatted_20_Text">1<text:span text:style-name="T170">5</text:span>.2 Construct of a QUERY method:</text:p>
      <text:p text:style-name="Preformatted_20_Text"><text:s text:c="3"/>The QUERY message is sent to the location server to discover about</text:p>
      <text:p text:style-name="Preformatted_20_Text"><text:s text:c="3"/>the capabilities of one or more end points. When an entity wants</text:p>
      <text:p text:style-name="Preformatted_20_Text"><text:s text:c="3"/>to discover the capability of an end point, then it MUST send out</text:p>
      <text:p text:style-name="Preformatted_20_Text"><text:s text:c="3"/>a request to the infrastructure with the following keys</text:p>
      <text:p text:style-name="Preformatted_20_Text"><text:s text:c="6"/>“Type” : “QUERY” ,</text:p>
      <text:p text:style-name="Preformatted_20_Text"><text:s text:c="6"/>“Ver” : “0.8”</text:p>
      <text:p text:style-name="Preformatted_20_Text"><text:s text:c="6"/>“From” : “<text:span text:style-name="T256">Sender</text:span>_Address”,</text:p>
      <text:p text:style-name="Preformatted_20_Text"><text:s text:c="6"/>“<text:span text:style-name="T129">Name” : “The entity’s name as advertised”,</text:span></text:p>
      <text:p text:style-name="Preformatted_20_Text"><text:s text:c="6"/>“<text:span text:style-name="T129">Location” : “The location of the entity”, </text:span></text:p>
      <text:p text:style-name="Preformatted_20_Text"><text:s text:c="6"/>“Target” : “DEVICE_ID” - The Device ID of the entity</text:p>
      <text:p text:style-name="Preformatted_20_Text"><text:s text:c="9"/>for which we want to find out the capabilities</text:p>
      <text:p text:style-name="Preformatted_20_Text"><text:s text:c="6"/>“Mid” : “A_UNIQUE_VALUE”,</text:p>
      <text:p text:style-name="Preformatted_20_Text"><text:s text:c="6"/>“Time” : node's_time</text:p>
      <text:p text:style-name="Preformatted_20_Text"/>
      <text:p text:style-name="P64">Raghu et. al. <text:s text:c="16"/>Internal Track <text:s text:c="18"/>[Page <text:page-number text:select-page="current">35</text:page-number>]</text:p>
      <text:p text:style-name="P7">IONMP: Input Output Nodes Messaging Protocol <text:s text:c="13"/>February 2020</text:p>
      <text:p text:style-name="P176"/>
      <text:p text:style-name="P176"><text:span text:style-name="T127"><text:s text:c="3"/>Note : <text:s/>In Lieu of the Location and Name Parameter, an <text:line-break/> <text:s text:c="10"/>an implementation may also choose to send only the <text:line-break/> <text:s text:c="10"/>Key. Nid will be unique across all endpoints of the <text:line-break/> <text:s text:c="10"/>installation. Likewise, the combination of Name and <text:line-break/> <text:s text:c="10"/>location will be unique across the entire system. </text:span><text:line-break/></text:p>
      <text:p text:style-name="Preformatted_20_Text"><text:s text:c="3"/>In Addition, the requestor MAY send out a “Key” header in which it</text:p>
      <text:p text:style-name="Preformatted_20_Text"><text:s text:c="3"/>sends out the 'key' or 'hashed key' value based on whether the </text:p>
      <text:p text:style-name="Preformatted_20_Text"><text:s text:c="3"/>initial registration was made using 9.3.1 or using</text:p>
      <text:p text:style-name="Preformatted_20_Text"><text:s text:c="3"/>section 9.3.<text:span text:style-name="T167">2</text:span> This header is required when the server imposes <text:s/></text:p>
      <text:p text:style-name="Preformatted_20_Text"><text:s text:c="3"/>security restrictions on requesting entities.</text:p>
      <text:p text:style-name="Preformatted_20_Text"/>
      <text:p text:style-name="Preformatted_20_Text">1<text:span text:style-name="T170">5</text:span>.3 Response to a QUERY Method</text:p>
      <text:p text:style-name="Preformatted_20_Text"><text:s text:c="3"/>The infrastructure responds to a QUERY method in one of the</text:p>
      <text:p text:style-name="Preformatted_20_Text"><text:s text:c="3"/>following ways.</text:p>
      <text:p text:style-name="Preformatted_20_Text"/>
      <text:p text:style-name="Preformatted_20_Text"><text:s text:c="3"/>14.3.1 When there is no active registraton for the specified TargetI<text:span text:style-name="T32">d</text:span><text:line-break/> <text:s text:c="2"/>If there is no active registration for any entity with the</text:p>
      <text:p text:style-name="Preformatted_20_Text"><text:s text:c="3"/>device id of “DEVICE_ID” , then the server sends back a</text:p>
      <text:p text:style-name="Preformatted_20_Text"><text:s text:c="3"/>404 Not Found. <text:s/></text:p>
      <text:p text:style-name="P31"><text:s text:c="3"/><text:span text:style-name="T32">{ <text:s/></text:span>“Type” : “404”, “Ver” : “0.8”, “From” : “Address of server”, <text:line-break/> <text:s text:c="5"/>“Mid” : MID Sent in original request, “Time” : server's_time <text:span text:style-name="T32">} </text:span></text:p>
      <text:p text:style-name="P31"/>
      <text:p text:style-name="P177">1<text:span text:style-name="T170">5</text:span>.3.2 </text:p>
      <text:p text:style-name="P177"><text:s text:c="6"/>When there is an active registration for the specified<text:line-break/> <text:s text:c="5"/>TargetId</text:p>
      <text:p text:style-name="P31"/>
      <text:p text:style-name="P31"><text:s text:c="6"/>In this case the server sends back a 200 OK.<text:line-break/></text:p>
      <text:p text:style-name="Preformatted_20_Text"><text:s text:c="6"/><text:span text:style-name="T32">{ </text:span>“Type” : “200”, <text:s/>“Ver” : “0.8”, <text:s/>“From” : “Address of server”,<text:line-break/> <text:s text:c="7"/>“Mid” : MID Sent in original request, “Time” : server's_time,<text:line-break/> <text:s text:c="7"/>“Data” : An Array of JSON Object as specified below<text:span text:style-name="T32">}</text:span></text:p>
      <text:p text:style-name="P25"/>
      <text:p text:style-name="P25"><text:s text:c="6"/>In addition the server SHOULD send back a Reason clause using the<text:line-break/> <text:s text:c="5"/>header key “RespClause”. The RespClause could be any String which <text:line-break/> <text:s text:c="5"/>the Server chooses but a common reason clause for 200 is “OK”.</text:p>
      <text:p text:style-name="P25"/>
      <text:p text:style-name="P25"><text:s text:c="6"/>The server MUST also send a “Data” header to represent the</text:p>
      <text:p text:style-name="P25"><text:s text:c="6"/>capabilities of the 'queried' end point. The value for the Data</text:p>
      <text:p text:style-name="P25"><text:s text:c="6"/>is an array of JSON Objects. If a single device is being queried,</text:p>
      <text:p text:style-name="P25"><text:s text:c="6"/>the array has only one element. If TargetId was specified as *</text:p>
      <text:p text:style-name="P25"><text:s text:c="6"/>the array could have multiple JSON Objects. JSON object's <text:line-break/> <text:s text:c="5"/>schema is:</text:p>
      <text:p text:style-name="P26"><text:s text:c="9"/>“Nid” : Node ID of the device being queried</text:p>
      <text:p text:style-name="P26"><text:s text:c="9"/>“Contact” : Address of the device being queried</text:p>
      <text:p text:style-name="P26"><text:s text:c="9"/>“Expires” : Amount of time left in the expiration</text:p>
      <text:p text:style-name="P26"><text:s text:c="12"/>+ All other items from the advertisement.</text:p>
      <text:p text:style-name="P25"/>
      <text:p text:style-name="P26"><text:s text:c="6"/>Note that the <text:span text:style-name="T257">Data </text:span>array can be of zero or more length,</text:p>
      <text:p text:style-name="P26"><text:s text:c="6"/>although the typical length of the array would be 1.</text:p>
      <text:p text:style-name="P31"/>
      <text:p text:style-name="P64">Raghu et. al. <text:s text:c="16"/>Internal Track <text:s text:c="18"/>[Page <text:page-number text:select-page="current">36</text:page-number>]</text:p>
      <text:p text:style-name="P7">IONMP: Input Output Nodes Messaging Protocol <text:s text:c="13"/>February 2020</text:p>
      <text:p text:style-name="P210"/>
      <text:p text:style-name="P29"><text:s text:c="6"/>Example of “Data” header :</text:p>
      <text:p text:style-name="P29"><text:s text:c="9"/>“Data” : <text:span text:style-name="T32">[</text:span>{ “Nid” : “Odev1”, “Contact” : “10.1.1.201”,</text:p>
      <text:p text:style-name="P29"><text:s text:c="9"/>“Expires”: 1253, “Name” : “Light”, “NodeType” : “Output”,</text:p>
      <text:p text:style-name="P26"><text:s text:c="9"/>“Action” : “Switch”,</text:p>
      <text:p text:style-name="P26"><text:s text:c="9"/>“Parameters” :[“<text:span text:style-name="T42">State” : </text:span>“<text:span text:style-name="T42">True</text:span>”],</text:p>
      <text:p text:style-name="P26"><text:s text:c="9"/>“Return” : {“State” : “Boolean”}</text:p>
      <text:p text:style-name="P26"><text:s text:c="9"/>}<text:span text:style-name="T32">]</text:span></text:p>
      <text:p text:style-name="P26"/>
      <text:p text:style-name="P25"><text:s text:c="3"/>1<text:span text:style-name="T170">5</text:span>.3.3 When a QUERY is made with TargetId of “*”</text:p>
      <text:p text:style-name="P25"><text:s text:c="3"/>If the “TargetId” of the QUERY message has a value of “*”, then</text:p>
      <text:p text:style-name="P25"><text:s text:c="3"/>the infrastructure responds with the capabilities of ALL entities</text:p>
      <text:p text:style-name="P25"><text:s text:c="3"/>whose registration is active.</text:p>
      <text:p text:style-name="P25"/>
      <text:p text:style-name="P27"><text:s text:c="3"/>In this case the response from the server is exactly similar to</text:p>
      <text:p text:style-name="P25"><text:s text:c="3"/>the response in 14.3.2 except for the “Data” header. The “Data”</text:p>
      <text:p text:style-name="P25"><text:s text:c="3"/>header in this case is an arr<text:span text:style-name="T52">a</text:span>y of JSON Objects. Each item of the</text:p>
      <text:p text:style-name="P25"><text:s text:c="3"/>array has the same schema as in 14.3.2</text:p>
      <text:p text:style-name="P25"/>
      <text:p text:style-name="P25"><text:s text:c="3"/><text:span text:style-name="T130">Server’s that implement the wild card(*) QUERY method should be <text:line-break/> <text:s text:c="2"/>extremely cautious. It allows the querying entity to get information <text:line-break/> <text:s text:c="2"/>about all entities of the system. A recommended technique is for<text:line-break/> <text:s text:c="2"/>servers to allow this method ONLY from it’s own host or from a host<text:line-break/> <text:s text:c="2"/>which is co-hosting some features – say for load balancing or <text:line-break/> <text:s text:c="2"/>high availability. </text:span></text:p>
      <text:p text:style-name="P25"/>
      <text:p text:style-name="P34">1<text:span text:style-name="T170">6</text:span> <text:span text:style-name="T43">POLL for </text:span>CONTROL <text:span text:style-name="T43">messages</text:span></text:p>
      <text:p text:style-name="P34"/>
      <text:p text:style-name="P34">1<text:span text:style-name="T170">6</text:span>.1 Overview</text:p>
      <text:p text:style-name="P34"/>
      <text:p text:style-name="P34"><text:s text:c="3"/><text:span text:style-name="T43">The POLLCONTROL method is sent by output devices to query whether<text:line-break/> <text:s text:c="2"/>there are any CONTROL messages pending for that output device. <text:line-break/> <text:s text:c="2"/>This method is used by those end points which either don’t want to <text:line-break/> <text:s text:c="2"/>implement a deamon to listen for messages or in case where the end<text:line-break/> <text:s text:c="2"/>point is behind a NAT and cannot be reached by the infrastructure.<text:line-break/> <text:s text:c="2"/>The latter is the more common reason for using the POLLCONTROL<text:line-break/> <text:s text:c="2"/>message</text:span></text:p>
      <text:p text:style-name="P34"/>
      <text:p text:style-name="P34"><text:s text:c="3"/>Only REGISTERED devices of a network <text:span text:style-name="T44">can send POLLCONTROL </text:span>messages. <text:line-break/> <text:s text:c="2"/><text:span text:style-name="T45">The message is only sent from an endpoint to the infrastructure</text:span></text:p>
      <text:p text:style-name="P34"/>
      <text:p text:style-name="P34">1<text:span text:style-name="T170">6</text:span>.2 <text:span text:style-name="T45">Frequency of POLLCONTROL messages</text:span></text:p>
      <text:p text:style-name="P34"/>
      <text:p text:style-name="P34"><text:s text:c="3"/><text:span text:style-name="T45">The IONMP protocol does not specify how frequently the end point<text:line-break/> <text:s text:c="2"/>needs to POLL the infrastructure. It is left to each implementation <text:line-break/> <text:s text:c="2"/>about how often it has to send these messages. However implementors<text:line-break/> <text:s text:c="2"/>must keep in mind that the POLLCONTROL message is used to actually<text:line-break/> <text:s text:c="2"/>control output devices. If the endpoint is too slow in POLLING for <text:line-break/> <text:s text:c="2"/>these events, users might experience a lot of sluggishness. On the <text:line-break/> <text:s text:c="2"/>other hand, if the endpoints poll for messages too often, then <text:line-break/> <text:s text:c="2"/>it may hog too much network bandwidth.</text:span></text:p>
      <text:p text:style-name="P102"/>
      <text:p text:style-name="P102"/>
      <text:p text:style-name="P102">Raghu et. al. <text:s text:c="16"/>Internal Track <text:s text:c="18"/>[Page <text:page-number text:select-page="current">37</text:page-number>]</text:p>
      <text:p text:style-name="P8">IONMP: Input Output Nodes Messaging Protocol <text:s text:c="13"/>February 2020</text:p>
      <text:p text:style-name="P102"/>
      <text:p text:style-name="P34">1<text:span text:style-name="T170">6</text:span>.3 Construct <text:span text:style-name="T54">of</text:span> a <text:span text:style-name="T46">POLL</text:span>CONTROL Message</text:p>
      <text:p text:style-name="P34"/>
      <text:list xml:id="list2646027190" text:style-name="L2">
        <text:list-header>
          <text:p text:style-name="P225"><text:span text:style-name="T1"><text:s text:c="3"/>When a </text:span><text:span text:style-name="T2">POLL</text:span><text:span text:style-name="T1">CONTROL message is sent to </text:span><text:span text:style-name="T3">the infrastructure</text:span><text:span text:style-name="T1">, th</text:span><text:span text:style-name="T3">e<text:line-break/> <text:s text:c="2"/>sender </text:span><text:span text:style-name="T1">sends out a </text:span><text:span text:style-name="T3">POLL</text:span><text:span text:style-name="T1">CONTROL request along along with its<text:line-break/> <text:s text:c="2"/></text:span>Device ID and <text:span text:style-name="T47">t</text:span>he key that was computed during the Registration<text:line-break/> <text:s text:c="2"/>process. If the Registration was done without hash<text:line-break/> <text:s text:c="2"/>authentication (Section 9.3.1), then the Key is nothing else<text:line-break/> <text:s text:c="2"/>but the device key issued by the infrastructure. If the<text:line-break/> <text:s text:c="2"/>Registration was done using a two step authentication method<text:line-break/> <text:s text:c="2"/>(Section 9.3.2), then the key must be set to the hash value<text:line-break/> <text:s text:c="2"/>computed in the two step authentication process. </text:p>
        </text:list-header>
      </text:list>
      <text:p text:style-name="P212"/>
      <text:p text:style-name="P199"><text:s text:c="3"/>The entity which wishes to <text:span text:style-name="T46">POLL for </text:span>CONTROL MUST send out a request <text:line-break/> <text:s text:c="2"/>message to the <text:span text:style-name="T46">infrastructure </text:span>with the following keys </text:p>
      <text:p text:style-name="P102"><text:s text:c="3"/></text:p>
      <text:p text:style-name="P102"><text:s text:c="6"/>“Type” : “<text:span text:style-name="T46">POLL</text:span>CONTROL” <text:s/></text:p>
      <text:p text:style-name="P102"><text:s text:c="6"/>“Ver” : “0.8” </text:p>
      <text:p text:style-name="P102"><text:s text:c="6"/>“From” : “Device_Address”</text:p>
      <text:p text:style-name="P102"><text:s text:c="6"/>“Nid” : “DEVICE_ID” </text:p>
      <text:p text:style-name="P102"><text:s text:c="6"/>“Mid” : “A unique ID for the control message ”</text:p>
      <text:p text:style-name="P102"><text:s text:c="6"/>“Time” : node's_time</text:p>
      <text:p text:style-name="P102"><text:s text:c="6"/>“Key” : “A Key depending on how the registration was done”</text:p>
      <text:p text:style-name="P102"/>
      <text:p text:style-name="P102">1<text:span text:style-name="T170">6</text:span>.<text:span text:style-name="T47">4</text:span> Response to a <text:span text:style-name="T47">POLLCONTROL </text:span>Method</text:p>
      <text:p text:style-name="P102"/>
      <text:p text:style-name="P102"><text:s text:c="3"/>The infrastructure responds to a <text:span text:style-name="T47">POLLCONTROL </text:span>method in one of the</text:p>
      <text:p text:style-name="P102"><text:s text:c="3"/>following ways.</text:p>
      <text:p text:style-name="P102"/>
      <text:p text:style-name="P102"><text:s text:c="3"/><text:span text:style-name="T47">1. In case there is a CONTROL message pending for that entity. <text:line-break/></text:span></text:p>
      <text:p text:style-name="P103"><text:s text:c="6"/>This typically happens either when an output device has to be<text:line-break/> <text:s text:c="5"/>controlled due to an event trigger <text:line-break/> <text:s text:c="5"/>or<text:line-break/> <text:s text:c="5"/>If an external entity, say a user, wants to control the <text:line-break/> <text:s text:c="5"/>output device using a mobile app</text:p>
      <text:p text:style-name="P102"/>
      <text:p text:style-name="P102"><text:s text:c="6"/><text:span text:style-name="T48">In this case, the infrastructure responds with a CONTROL <text:line-break/> <text:s text:c="5"/>message which is in the same format as a regular CONTROL </text:span></text:p>
      <text:p text:style-name="P102"><text:s text:c="6"/><text:span text:style-name="T48">which is explained in section 12 - CONTROL-ing Output devices.<text:line-break/> <text:s text:c="5"/>The endpoint responds to this message in the same way as it <text:line-break/> <text:s text:c="5"/>would have done, had it received the control message from <text:line-break/> <text:s text:c="5"/>this infrastructure. </text:span></text:p>
      <text:p text:style-name="P102"/>
      <text:p text:style-name="P102"><text:s text:c="3"/><text:span text:style-name="T49">2. In case there is no CONTROL message pending for that entity. <text:line-break/></text:span></text:p>
      <text:p text:style-name="P103"><text:s text:c="6"/>If there are no CONTROL messages for the entity, the<text:line-break/> <text:s text:c="5"/>infrastructure responds with a 404 Not Found message </text:p>
      <text:p text:style-name="P102"/>
      <text:p text:style-name="P102"><text:s text:c="6"/><text:span text:style-name="T32">{ <text:s/></text:span>“Type” : “404”, “Ver” : “0.8”, “From” : “Address of server”,<text:line-break/> <text:s text:c="8"/>“Mid” : MID Sent in original request, <text:line-break/> <text:s text:c="8"/>“<text:span text:style-name="T258">Nid” : NID sent in original request, </text:span>“Time” : server's_time <text:span text:style-name="T32">}</text:span></text:p>
      <text:p text:style-name="P102"/>
      <text:p text:style-name="P102"><text:span text:style-name="T32">Raghu et. al. <text:s text:c="16"/>Internal Track <text:s text:c="18"/>[Page </text:span><text:span text:style-name="T32"><text:page-number text:select-page="current">38</text:page-number></text:span><text:span text:style-name="T32">]</text:span></text:p>
      <text:p text:style-name="P11">IONMP: Input Output Nodes Messaging Protocol <text:s text:c="13"/>February 2020</text:p>
      <text:p text:style-name="P28"/>
      <text:p text:style-name="P141">1<text:span text:style-name="T225">7</text:span> <text:span text:style-name="T226">CTLRESPONSE</text:span> <text:span text:style-name="T43">messages</text:span></text:p>
      <text:p text:style-name="P141"/>
      <text:p text:style-name="P141">1<text:span text:style-name="T227">7</text:span>.1 Overview</text:p>
      <text:p text:style-name="P141"/>
      <text:p text:style-name="P142"><text:s text:c="3"/><text:span text:style-name="T227">When an output node sends out a POLLCONTROL method and receives a <text:line-break/> <text:s text:c="2"/>CONTROL message in response, the Request-Response dialog is<text:line-break/> <text:s text:c="2"/>completed. The output node cannot communicate the status of the </text:span></text:p>
      <text:p text:style-name="P189"><text:s text:c="3"/>control operation back to the server as part of the dialog. This is<text:line-break/> <text:s text:c="2"/>due to the fact that IONMP chooses a Request-Response model. </text:p>
      <text:p text:style-name="P190"><text:s text:c="3"/>For every Request, there can be ONE and ONLY ONE Response. The <text:line-break/> <text:s text:c="2"/>CTLRESPONSE method is used by the output node to communicate <text:line-break/> <text:s text:c="2"/>the status of the previous CONTROL message.</text:p>
      <text:p text:style-name="P144"/>
      <text:p text:style-name="P190"><text:s text:c="3"/>A CTLRESPONSE message MUST be sent only after an output node<text:line-break/> <text:s text:c="2"/>receives a CONTROL message in response to its previous <text:line-break/> <text:s text:c="2"/>POLLCONTROL message. It SHALL NOT be sent in any other <text:line-break/> <text:s text:c="2"/>circumstances</text:p>
      <text:p text:style-name="P190"><text:line-break/>17.2 Construct of a CTLRESPONSE Message</text:p>
      <text:p text:style-name="P143"/>
      <text:list xml:id="list409463413757" text:continue-numbering="true" text:style-name="L2">
        <text:list-header>
          <text:p text:style-name="P226"><text:span text:style-name="T1"><text:s text:c="3"/></text:span><text:span text:style-name="T6">A CTLRESPONSE IONMP message is a message whose Type header is <text:line-break/> <text:s text:c="2"/>set to “CTLRESPONSE”. The message also includes the common <text:line-break/> <text:s text:c="2"/>header fields like Ver, From, Nid, Time and Key. These are </text:span></text:p>
          <text:p text:style-name="P224"><text:s text:c="3"/>constructed in the same way as any other IONMP message. </text:p>
        </text:list-header>
      </text:list>
      <text:p text:style-name="P220"/>
      <text:p text:style-name="P220"><text:s text:c="3"/>There are two significant differences in a CTLRESPONSE message <text:line-break/> <text:s text:c="2"/>when compared to other messages:</text:p>
      <text:p text:style-name="P220"/>
      <text:p text:style-name="P220"><text:s text:c="6"/>The MID field of this message MUST be set to the same MID</text:p>
      <text:p text:style-name="P220"><text:s text:c="6"/>as the previous CONTROL message for which this CTLRESPONSE</text:p>
      <text:p text:style-name="P220"><text:s text:c="6"/>is being sent. </text:p>
      <text:p text:style-name="P211"><text:span text:style-name="T6"><text:s text:c="6"/>The message has an additional Header called “Status”. The <text:line-break/> <text:s text:c="5"/>value for this field </text:span><text:span text:style-name="T7">indicates the status of the previous <text:line-break/> <text:s text:c="5"/>CONTROL message. </text:span><text:span text:style-name="T8">The Status can either be 200, 202 or 405. <text:line-break/> <text:s text:c="5"/>200 means that the previous control message was received <text:line-break/> <text:s text:c="9"/>and executed</text:span></text:p>
      <text:p text:style-name="P221"><text:s text:c="6"/>202 means that the previous control message was received <text:line-break/> <text:s text:c="9"/>and forwarded to the actuating component. But we don’t <text:line-break/> <text:s text:c="9"/>know if the actuation completed or not</text:p>
      <text:p text:style-name="P221"><text:s text:c="6"/>405 means that the previous control message was an invalid<text:line-break/> <text:s text:c="9"/>message and the actuator cannot handle it. </text:p>
      <text:p text:style-name="P205"><text:span text:style-name="T24"><text:s text:c="3"/></text:span><text:span text:style-name="T27">A CTLRESPONSE message looks as follows:</text:span> <text:s text:c="2"/></text:p>
      <text:p text:style-name="P143"><text:s text:c="6"/>“Type” : “<text:span text:style-name="T228">CTLRESPONSE</text:span>” <text:s/></text:p>
      <text:p text:style-name="P143"><text:s text:c="6"/>“Ver” : “0.8” </text:p>
      <text:p text:style-name="P143"><text:s text:c="6"/>“From” : “Device_Address”</text:p>
      <text:p text:style-name="P143"><text:s text:c="6"/>“Nid” : “DEVICE_ID” </text:p>
      <text:p text:style-name="P143"><text:s text:c="6"/>“Mid” : “A unique ID for the control message ”</text:p>
      <text:p text:style-name="P143"><text:s text:c="6"/>“Time” : node's_time</text:p>
      <text:p text:style-name="P143"><text:s text:c="6"/>“Key” : “A Key depending on how the registration was done”<text:line-break/> <text:s text:c="5"/>“<text:span text:style-name="T228">Status” : “200|202|405”</text:span></text:p>
      <text:p text:style-name="P143"/>
      <text:p text:style-name="P145">Raghu et. al. <text:s text:c="16"/>Internal Track <text:s text:c="18"/>[Page <text:page-number text:select-page="current">39</text:page-number>]</text:p>
      <text:p text:style-name="P12">IONMP: Input Output Nodes Messaging Protocol <text:s text:c="13"/>February 2020</text:p>
      <text:p text:style-name="P146"/>
      <text:p text:style-name="P143">1<text:span text:style-name="T230">7</text:span>.<text:span text:style-name="T230">3</text:span> Response to a <text:span text:style-name="T229">CTLRESPONSE </text:span>Method</text:p>
      <text:p text:style-name="P143"/>
      <text:p text:style-name="P147"><text:s text:c="3"/>The infrastructure responds to a <text:span text:style-name="T231">well formed CTLRESPONSE </text:span>method <text:span text:style-name="T230">by<text:line-break/> <text:s text:c="2"/>sending a 202 Accepted message. Well formed means that <text:line-break/> <text:s text:c="5"/>a) the message has a proper JSON syntax <text:line-break/> <text:s text:c="5"/>b) Message’s MID matches the MID of a previous CONTROL message<text:line-break/> <text:s text:c="5"/>c) The value of the Key header equals the authenticated <text:line-break/> <text:s text:c="8"/>key for this device. This value depends on whether the <text:line-break/> <text:s text:c="8"/>initial registration was done using a single step <text:line-break/> <text:s text:c="8"/>authentication or a two step authentication.</text:span></text:p>
      <text:p text:style-name="P147"/>
      <text:p text:style-name="P191"><text:s text:c="3"/>The 202 response has the following keys:</text:p>
      <text:p text:style-name="P206"><text:s text:c="12"/><text:span text:style-name="T19">“Type” : 202 </text:span></text:p>
      <text:p text:style-name="P147"><text:s text:c="6"/>“Mid” <text:s/>: Same ID sent by the request</text:p>
      <text:p text:style-name="P147"><text:s text:c="6"/>“Nid” <text:s/>: Same Device ID sent by request</text:p>
      <text:p text:style-name="P147"><text:s text:c="6"/>“Ver” <text:s/>: Version String – currently 0.<text:span text:style-name="T77">8</text:span></text:p>
      <text:p text:style-name="P147"><text:s text:c="6"/>“Time” : Server's current time </text:p>
      <text:p text:style-name="P191"><text:s text:c="6"/>“From” : Address of the server <text:line-break/></text:p>
      <text:p text:style-name="P178"><text:s text:c="3"/><text:span text:style-name="T259">The Response to a CTLRESPONSE request can also be a failure response<text:line-break/> <text:s text:c="2"/>The possible failure rsponses are :</text:span></text:p>
      <text:p text:style-name="P178"/>
      <text:p text:style-name="P178"><text:s text:c="3"/><text:span text:style-name="T259">1. If the JSON message is not well formed – As in all such <text:line-break/> <text:s text:c="5"/>responses, the response will be a 400 Bad Request </text:span></text:p>
      <text:p text:style-name="P178"/>
      <text:p text:style-name="P178"><text:s text:c="3"/><text:span text:style-name="T260">2. If the previous CONTROL message did not have proper <text:line-break/> <text:s text:c="5"/>authentication details, then a 401 Authentication Failed <text:line-break/> <text:s text:c="5"/>response is sent back </text:span></text:p>
      <text:p text:style-name="P141"/>
      <text:p text:style-name="P141"/>
      <text:p text:style-name="P141"/>
      <text:p text:style-name="P141"/>
      <text:p text:style-name="P64"/>
      <text:p text:style-name="P64"/>
      <text:p text:style-name="P148">Raghu et. al. <text:s text:c="16"/>Internal Track <text:s text:c="18"/>[Page <text:page-number text:select-page="current">40</text:page-number>]</text:p>
      <text:p text:style-name="P7">IONMP: Input Output Nodes Messaging Protocol <text:s text:c="13"/>February 2020</text:p>
      <text:p text:style-name="P35"/>
      <text:p text:style-name="Preformatted_20_Text">1<text:span text:style-name="T234">8</text:span> Summary of REQUESTS and RESPONSES </text:p>
      <text:p text:style-name="Preformatted_20_Text"/>
      <text:p text:style-name="Preformatted_20_Text">1<text:span text:style-name="T234">8</text:span>.<text:span text:style-name="T77">1</text:span> REQUESTS </text:p>
      <text:p text:style-name="Preformatted_20_Text"><text:s text:c="3"/>REGISTER <text:s text:c="4"/>: Registration with Infrastructure </text:p>
      <text:p text:style-name="Preformatted_20_Text"/>
      <text:p text:style-name="Preformatted_20_Text"><text:s text:c="3"/>ADVERTISE <text:s text:c="3"/>: Advertising capabilities</text:p>
      <text:p text:style-name="Preformatted_20_Text"/>
      <text:p text:style-name="Preformatted_20_Text"><text:s text:c="3"/>PUBLISH <text:s text:c="5"/>: Publish devices readings to infrastructure </text:p>
      <text:p text:style-name="Preformatted_20_Text"/>
      <text:p text:style-name="Preformatted_20_Text"><text:s text:c="3"/>CONTROL <text:s text:c="5"/>: To send contr<text:span text:style-name="T218">o</text:span>l messages to a node</text:p>
      <text:p text:style-name="Preformatted_20_Text"/>
      <text:p text:style-name="Preformatted_20_Text"><text:s text:c="3"/>SUBSCRIBE <text:s text:c="3"/>: Subscribing to events of interest <text:s/></text:p>
      <text:p text:style-name="Preformatted_20_Text"/>
      <text:p text:style-name="Preformatted_20_Text"><text:s text:c="3"/>NOTIFY <text:s text:c="6"/>: Notify subscribers when an event of interest <text:line-break/> <text:s text:c="17"/>occurs</text:p>
      <text:p text:style-name="Preformatted_20_Text"/>
      <text:p text:style-name="P150"><text:s text:c="3"/><text:span text:style-name="T31">QUERY <text:s text:c="7"/>: Discover the capabilities of entities</text:span></text:p>
      <text:p text:style-name="P30"><text:line-break/> <text:s text:c="2"/>POLLCONTROL <text:s/>: Check with the infrastructure if there are any <text:line-break/> <text:s text:c="17"/>control messages for the entity</text:p>
      <text:p text:style-name="P150"/>
      <text:p text:style-name="Preformatted_20_Text"><text:s text:c="3"/><text:span text:style-name="T197">CTLRESPONSE <text:s/>: After an entity receives a CONTROL message in <text:line-break/> <text:s text:c="17"/>response to a POLLCONTROL message, the entity <text:line-break/> <text:s text:c="17"/>may either process this message succesfully <text:line-break/> <text:s text:c="17"/>successfully or fail to do so. This status is <text:line-break/> <text:s text:c="17"/>communicated using the CTLRESPONSE Method. </text:span></text:p>
      <text:p text:style-name="P64"/>
      <text:p text:style-name="P104">1<text:span text:style-name="T234">8</text:span>.<text:span text:style-name="T77">2</text:span> RESPONSES</text:p>
      <text:p text:style-name="P104"><text:s text:c="3"/>200 OK <text:s text:c="13"/>: On Successful Registration <text:span text:style-name="T217">and Advertisement</text:span> </text:p>
      <text:p text:style-name="P104"/>
      <text:p text:style-name="P104"><text:s text:c="3"/>202 Accepted <text:s text:c="7"/>: Publish, Control, Subscribe <text:span text:style-name="T217">and </text:span>Notify <text:line-break/> <text:s text:c="24"/>are successful</text:p>
      <text:p text:style-name="P104"/>
      <text:p text:style-name="P104"><text:s text:c="3"/><text:span text:style-name="T232">400 Bad Request <text:s text:c="4"/>: This response is sent for any Request if the <text:line-break/> <text:s text:c="24"/>JSON payload is malformed </text:span></text:p>
      <text:p text:style-name="P104"/>
      <text:p text:style-name="P150"><text:s text:c="3"/>401 <text:span text:style-name="T205">Authentication </text:span>: When Authentication fails <text:span text:style-name="T233">for any message<text:line-break/> <text:s text:c="6"/>failed</text:span></text:p>
      <text:p text:style-name="P139"/>
      <text:p text:style-name="P150"><text:s text:c="3"/>403 Forbidden <text:s text:c="6"/>: When entity is not in infrastructure's <text:span text:style-name="T219">database</text:span></text:p>
      <text:p text:style-name="P150"><text:line-break/> <text:s text:c="2"/><text:span text:style-name="T50">404 Not Found <text:s text:c="6"/>: Either when there are no matching entries<text:line-break/> <text:s text:c="24"/>for a QUERY request or when there are no <text:line-break/> <text:s text:c="24"/>control messages for a POLLCONTROL message</text:span></text:p>
      <text:p text:style-name="P150"/>
      <text:p text:style-name="P104"><text:s text:c="3"/><text:span text:style-name="T196">405 Not Implemented : Response to a CONTROL message which has <text:line-break/> <text:s text:c="24"/>invalid data or parameters that <text:line-break/> <text:s text:c="24"/>that the endpoint doesn’t understand</text:span></text:p>
      <text:p text:style-name="P104"/>
      <text:p text:style-name="P104"/>
      <text:p text:style-name="P149">Raghu et. al. <text:s text:c="16"/>Internal Track <text:s text:c="18"/>[Page <text:page-number text:select-page="current">41</text:page-number>]</text:p>
      <text:p text:style-name="P13">IONMP: Input Output Nodes Messaging Protocol <text:s text:c="13"/>February 2020</text:p>
      <text:p text:style-name="P207"/>
      <text:p text:style-name="P149">1<text:span text:style-name="T235">9</text:span> Changes from Previous Version </text:p>
      <text:p text:style-name="P149"/>
      <text:p text:style-name="P149"><text:s text:c="2"/>NA – This is the first <text:span text:style-name="T77">release</text:span> version </text:p>
      <text:p text:style-name="P149"/>
      <text:p text:style-name="P149"><text:span text:style-name="T235">20</text:span> <text:s/>References </text:p>
      <text:p text:style-name="P149"/>
      <text:p text:style-name="P149"><text:s text:c="3"/><text:span text:style-name="T133">1. SIP Protocol Specification – RFC3261<text:line-break/> <text:s text:c="8"/></text:span><text:a xlink:type="simple" xlink:href="https://tools.ietf.org/html/rfc3261#page-9" text:style-name="Internet_20_link" text:visited-style-name="Visited_20_Internet_20_Link">https://tools.ietf.org/html/rfc3261#page-9</text:a></text:p>
      <text:p text:style-name="P149"/>
      <text:p text:style-name="P149"><text:s text:c="3"/><text:span text:style-name="T133">2. HTTP Protocol – RFC 7231<text:line-break/><text:tab/> <text:s text:c="2"/></text:span><text:a xlink:type="simple" xlink:href="https://tools.ietf.org/html/rfc7231" text:style-name="Internet_20_link" text:visited-style-name="Visited_20_Internet_20_Link">https://tools.ietf.org/html/rfc7231</text:a></text:p>
      <text:p text:style-name="P149"/>
      <text:p text:style-name="P149"><text:s text:c="3"/><text:span text:style-name="T134">3. JSON Specification – RFC 7159<text:line-break/> <text:s text:c="8"/></text:span><text:a xlink:type="simple" xlink:href="https://tools.ietf.org/html/rfc7159" text:style-name="Internet_20_link" text:visited-style-name="Visited_20_Internet_20_Link">https://tools.ietf.org/html/rfc7159</text:a></text:p>
      <text:p text:style-name="P149"/>
      <text:p text:style-name="P149"><text:s text:c="3"/><text:span text:style-name="T135">4. Request-Response Model<text:line-break/> <text:s text:c="8"/></text:span><text:a xlink:type="simple" xlink:href="https://en.wikipedia.org/wiki/Request–response" text:style-name="Internet_20_link" text:visited-style-name="Visited_20_Internet_20_Link">https://en.wikipedia.org/wiki/Request%E2%80%93response</text:a></text:p>
      <text:p text:style-name="P149"/>
      <text:p text:style-name="P106"><text:s text:c="3"/><text:span text:style-name="T135">5. NAT Traversal Overview<text:line-break/> <text:s text:c="8"/></text:span><text:a xlink:type="simple" xlink:href="https://notes.shichao.io/tcpv1/ch7/" text:style-name="Internet_20_link" text:visited-style-name="Visited_20_Internet_20_Link">https://notes.shichao.io/tcpv1/ch7/</text:a></text:p>
      <text:p text:style-name="P137"/>
      <text:p text:style-name="P137"><text:s text:c="3"/><text:span text:style-name="T185">6. NAT Traversal<text:line-break/> <text:s text:c="8"/></text:span><text:a xlink:type="simple" xlink:href="https://en.wikipedia.org/wiki/NAT_traversal" text:style-name="Internet_20_link" text:visited-style-name="Visited_20_Internet_20_Link">https://en.wikipedia.org/wiki/NAT_traversal</text:a></text:p>
      <text:p text:style-name="P130"><text:s/></text:p>
      <text:p text:style-name="P130"><text:s text:c="3"/><text:span text:style-name="T185">7. Protocol for NAT Traversal<text:line-break/> <text:s text:c="8"/></text:span><text:a xlink:type="simple" xlink:href="https://tools.ietf.org/html/rfc4787" text:style-name="Internet_20_link" text:visited-style-name="Visited_20_Internet_20_Link">https://tools.ietf.org/html/rfc4787</text:a></text:p>
      <text:p text:style-name="P130"><text:s text:c="2"/></text:p>
      <text:p text:style-name="P108"><text:s text:c="3"/><text:span text:style-name="T185">8. RFC Keywords<text:line-break/> <text:s text:c="8"/></text:span><text:a xlink:type="simple" xlink:href="https://www.ietf.org/rfc/rfc2119.txt" text:style-name="Internet_20_link" text:visited-style-name="Visited_20_Internet_20_Link">https://www.ietf.org/rfc/rfc2119.txt</text:a></text:p>
      <text:p text:style-name="P108"/>
      <text:p text:style-name="P108"><text:s text:c="3"/><text:span text:style-name="T185">9. MD5 Hashing<text:line-break/> <text:s text:c="8"/></text:span><text:a xlink:type="simple" xlink:href="https://en.wikipedia.org/wiki/MD5" text:style-name="Internet_20_link" text:visited-style-name="Visited_20_Internet_20_Link">https://en.wikipedia.org/wiki/MD5</text:a></text:p>
      <text:p text:style-name="P108"/>
      <text:p text:style-name="P105"><text:span text:style-name="T170">21</text:span>. Acknowledgements</text:p>
      <text:p text:style-name="P105"/>
      <text:p text:style-name="P107"><text:s text:c="2"/><text:span text:style-name="T131">Tejaswi Chunduri – Embedded Developer and Alumni of BITS Pilani.<text:line-break/> <text:s text:c="20"/>For her invaluable review of the protocol and <text:line-break/> <text:s text:c="20"/>support in implementing parts of the protocol<text:line-break/> <text:s text:c="20"/>in the ThingsPing server implementation<text:line-break/></text:span></text:p>
      <text:p text:style-name="P192"><text:s text:c="2"/>Project mentors <text:s/>- For supporting our capstone project and providing<text:line-break/> <text:s/>at BITS Pilani <text:s text:c="4"/>valuable guidance. This protocol was partially<text:line-break/> <text:s text:c="20"/>implemented in our capstone project at BITS.</text:p>
      <text:p text:style-name="P105"/>
      <text:p text:style-name="P107"><text:s text:c="2"/><text:span text:style-name="T132">Associates at <text:s text:c="3"/>- Current and ex staff of Qantom <text:line-break/> <text:s/>Qantom Software <text:s/><text:line-break/></text:span></text:p>
      <text:p text:style-name="P193"><text:s text:c="2"/>Ex Associates at - <text:s/>Ex colleagues of Pingtel, who have been a<text:line-break/> <text:s/>Pingtel Corp., <text:s text:c="5"/>never dying source of inspiration. The guidance <text:line-break/> <text:s text:c="21"/>provided by a pioneer of the SIP protocol has<text:line-break/> <text:s text:c="21"/>helped shaped many parts of this protocol.</text:p>
      <text:p text:style-name="P64"/>
      <text:p text:style-name="P64">Raghu et. al. <text:s text:c="16"/>Internal Track <text:s text:c="18"/>[Page <text:page-number text:select-page="current">42</text:page-number>]</text:p>
      <text:p text:style-name="P7">IONMP: Input Output Nodes Messaging Protocol <text:s text:c="13"/>February 2020</text:p>
      <text:p text:style-name="Preformatted_20_Text"/>
      <text:p text:style-name="P66"><text:span text:style-name="T81">22</text:span>. Full Copyright Statement</text:p>
      <text:p text:style-name="P66"/>
      <text:p text:style-name="P66"><text:s text:c="3"/>Copyright (C) Qantom Software Pvt. Ltd. (2019-<text:span text:style-name="T81">2020</text:span>). <text:s/><text:line-break/> <text:s text:c="2"/>All Rights Reserved. <text:span text:style-name="T51">RELEASED TO THE PUBLIC DOMAIN AS AN OPEN<text:line-break/> <text:s text:c="2"/>STANDARD with the following conditions</text:span></text:p>
      <text:p text:style-name="P66"/>
      <text:p text:style-name="P66"><text:s text:c="3"/>This document and translations of it may be copied and furnished to</text:p>
      <text:p text:style-name="P66"><text:s text:c="3"/>others, and derivative works that comment on or otherwise explain it</text:p>
      <text:p text:style-name="P66"><text:s text:c="3"/>or assist in its implementation may be prepared, copied, published</text:p>
      <text:p text:style-name="P66"><text:s text:c="3"/>and distributed, in whole or in part, provided that <text:line-break/> <text:s text:c="5"/><text:span text:style-name="T52">a) T</text:span>he above copyright notice and this paragraph are included on<text:line-break/> <text:s text:c="8"/>all such copies and derivative works. <text:s/>However, this document<text:line-break/> <text:s text:c="8"/>itself may not be modified in any way, such as by removing the<text:line-break/> <text:s text:c="8"/>copyright notice or references to Qantom Software Pvt. Ltd<text:line-break/> <text:s text:c="8"/>or other organizations, involved in this exercise. </text:p>
      <text:p text:style-name="P109"><text:line-break/> <text:s text:c="5"/><text:span text:style-name="T52">b) Any modifications made to the protocol specification must be <text:line-break/> <text:s text:c="8"/>submitted back to Qantom software so that it might be<text:line-break/> <text:s text:c="8"/>incorporated by Qantom back to the protocol, if appropriate.<text:line-break/> <text:s text:c="8"/>The reason why Qantom has made this protocol as an open<text:line-break/> <text:s text:c="8"/>protocol is to ensure that IOT devices are more interoperable<text:line-break/> <text:s text:c="8"/>and to follow a standard open protocol. We expect a reciprocal<text:line-break/> <text:s text:c="8"/>from all entities who use this protocol and wish to modify /<text:line-break/> <text:s text:c="8"/>adapt this protocol to suit their needs. </text:span></text:p>
      <text:p text:style-name="P66"/>
      <text:p text:style-name="P66"><text:s text:c="3"/>The limited permissions granted above are perpetual and will not be</text:p>
      <text:p text:style-name="P66"><text:s text:c="3"/>revoked by Qantom Software or its successors or assigns.</text:p>
      <text:p text:style-name="P68"/>
      <text:p text:style-name="P66"><text:s text:c="3"/>This document and the information contained herein is provided on an</text:p>
      <text:p text:style-name="P66"><text:s text:c="3"/>"AS IS" basis and Qantom Software Private Limited DISCLAIMS ALL<text:line-break/> <text:s text:c="2"/>WARRANTIES, EXPRESS OR IMPLIED, INCLUDING BUT NOT LIMITED TO ANY <text:line-break/> <text:s text:c="2"/>WARRANTY THAT THE USE OF THE INFORMATION HEREIN WILL NOT INFRINGE <text:line-break/> <text:s text:c="2"/>ANY RIGHTS OR ANY IMPLIED WARRANTIES OF MERCHANTABILITY OR FITNESS<text:line-break/> <text:s text:c="2"/>FOR A PARTICULAR PURPOSE.</text:p>
      <text:p text:style-name="Preformatted_20_Text"/>
      <text:p text:style-name="Preformatted_20_Text"><text:span text:style-name="T78">23</text:span>. <text:span text:style-name="T80">License</text:span></text:p>
      <text:p text:style-name="Preformatted_20_Text"><text:s text:c="3"/><text:span text:style-name="T80">The protocol has been written to facilitate free and open <text:line-break/> <text:s text:c="2"/>interoperability and is thus release under a minimal restriction <text:line-break/> <text:s text:c="2"/>free license. This protocol may be freely used in accordance with<text:line-break/> <text:s text:c="2"/>the copyright section. </text:span></text:p>
      <text:p text:style-name="Preformatted_20_Text"/>
      <text:p text:style-name="P67"><text:s text:c="3"/><text:span text:style-name="T82">Put in simple terms, the terms of using this protocol standards <text:line-break/> <text:s text:c="2"/>are: </text:span></text:p>
      <text:p text:style-name="P67"><text:s text:c="6"/><text:span text:style-name="T82">You may use this protocol for any reason – commercial or <text:line-break/> <text:s text:c="5"/>non-commercial. You are allowed to modify the protocol to <text:line-break/> <text:s text:c="5"/>suit the needs of your implementation. In case you choose to <text:line-break/> <text:s text:c="5"/>modify the protocol, you MUST submit the changes back to <text:line-break/> <text:s text:c="5"/>us so that we can incorporate these changes back to the <text:line-break/> <text:s text:c="5"/>protocol. After all, we wrote this protocol to ensure that <text:line-break/> <text:s text:c="5"/>IOT devices interoperate from any vendor can interoperate <text:line-break/> <text:s text:c="5"/>with devices from other vendors!</text:span></text:p>
      <text:p text:style-name="Preformatted_20_Text"><text:s text:c="4"/></text:p>
      <text:p text:style-name="Preformatted_20_Text">Raghu et. al. <text:s text:c="16"/>Internal Track <text:s text:c="18"/>[Page <text:page-number text:select-page="current">43</text:page-number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5.588cm" fo:margin-left="2cm" fo:margin-right="3.5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style:repeat="no-repeat" draw:fill-image-ref-point="center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4T00:04:07.740409006</dc:date>
    <meta:editing-duration>P5DT7H54M44S</meta:editing-duration>
    <meta:editing-cycles>1779</meta:editing-cycles>
    <meta:document-statistic meta:table-count="0" meta:image-count="0" meta:object-count="0" meta:page-count="43" meta:paragraph-count="1056" meta:word-count="15532" meta:character-count="99827" meta:non-whitespace-character-count="72771"/>
  </office:meta>
</office:document-meta>
</file>